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number-columns-repeated="3"/>
          <table:table-cell office:value-type="string" calcext:value-type="string">
            <text:p>Sample A</text:p>
          </table:table-cell>
          <table:table-cell table:number-columns-repeated="3"/>
          <table:table-cell office:value-type="string" calcext:value-type="string">
            <text:p>Sample B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48157" calcext:value-type="float">
            <text:p>6648157</text:p>
          </table:table-cell>
          <table:table-cell table:formula="of:=ROUND([.B2]/[.A2])" office:value-type="float" office:value="34446" calcext:value-type="float">
            <text:p>3444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8551561" calcext:value-type="float">
            <text:p>8551561</text:p>
          </table:table-cell>
          <table:table-cell table:formula="of:=ROUND([.F2]/[.E2])" office:value-type="float" office:value="44309" calcext:value-type="float">
            <text:p>4430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0539915" calcext:value-type="float">
            <text:p>10539915</text:p>
          </table:table-cell>
          <table:table-cell table:formula="of:=ROUND([.J2]/[.I2])" office:value-type="float" office:value="54611" calcext:value-type="float">
            <text:p>546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38508" calcext:value-type="float">
            <text:p>5538508</text:p>
          </table:table-cell>
          <table:table-cell table:formula="of:=ROUND([.B3]/[.A3])" office:value-type="float" office:value="24725" calcext:value-type="float">
            <text:p>2472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936783" calcext:value-type="float">
            <text:p>6936783</text:p>
          </table:table-cell>
          <table:table-cell table:formula="of:=ROUND([.F3]/[.E3])" office:value-type="float" office:value="30968" calcext:value-type="float">
            <text:p>3096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372857" calcext:value-type="float">
            <text:p>7372857</text:p>
          </table:table-cell>
          <table:table-cell table:formula="of:=ROUND([.J3]/[.I3])" office:value-type="float" office:value="32915" calcext:value-type="float">
            <text:p>32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2695" calcext:value-type="float">
            <text:p>572695</text:p>
          </table:table-cell>
          <table:table-cell table:formula="of:=ROUND([.B4]/[.A4])" office:value-type="float" office:value="63633" calcext:value-type="float">
            <text:p>636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66926" calcext:value-type="float">
            <text:p>666926</text:p>
          </table:table-cell>
          <table:table-cell table:formula="of:=ROUND([.F4]/[.E4])" office:value-type="float" office:value="74103" calcext:value-type="float">
            <text:p>741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3553" calcext:value-type="float">
            <text:p>643553</text:p>
          </table:table-cell>
          <table:table-cell table:formula="of:=ROUND([.J4]/[.I4])" office:value-type="float" office:value="71506" calcext:value-type="float">
            <text:p>71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4603" calcext:value-type="float">
            <text:p>834603</text:p>
          </table:table-cell>
          <table:table-cell table:formula="of:=ROUND([.B5]/[.A5])" office:value-type="float" office:value="64200" calcext:value-type="float">
            <text:p>642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66272" calcext:value-type="float">
            <text:p>1066272</text:p>
          </table:table-cell>
          <table:table-cell table:formula="of:=ROUND([.F5]/[.E5])" office:value-type="float" office:value="82021" calcext:value-type="float">
            <text:p>820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49797" calcext:value-type="float">
            <text:p>1049797</text:p>
          </table:table-cell>
          <table:table-cell table:formula="of:=ROUND([.J5]/[.I5])" office:value-type="float" office:value="80754" calcext:value-type="float">
            <text:p>807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7361" calcext:value-type="float">
            <text:p>1057361</text:p>
          </table:table-cell>
          <table:table-cell table:formula="of:=ROUND([.B6]/[.A6])" office:value-type="float" office:value="48062" calcext:value-type="float">
            <text:p>480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48610" calcext:value-type="float">
            <text:p>1148610</text:p>
          </table:table-cell>
          <table:table-cell table:formula="of:=ROUND([.F6]/[.E6])" office:value-type="float" office:value="52210" calcext:value-type="float">
            <text:p>522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80935" calcext:value-type="float">
            <text:p>1180935</text:p>
          </table:table-cell>
          <table:table-cell table:formula="of:=ROUND([.J6]/[.I6])" office:value-type="float" office:value="53679" calcext:value-type="float">
            <text:p>536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21380" calcext:value-type="float">
            <text:p>1421380</text:p>
          </table:table-cell>
          <table:table-cell table:formula="of:=ROUND([.B7]/[.A7])" office:value-type="float" office:value="59224" calcext:value-type="float">
            <text:p>592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04141" calcext:value-type="float">
            <text:p>1404141</text:p>
          </table:table-cell>
          <table:table-cell table:formula="of:=ROUND([.F7]/[.E7])" office:value-type="float" office:value="58506" calcext:value-type="float">
            <text:p>585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77232" calcext:value-type="float">
            <text:p>1477232</text:p>
          </table:table-cell>
          <table:table-cell table:formula="of:=ROUND([.J7]/[.I7])" office:value-type="float" office:value="61551" calcext:value-type="float">
            <text:p>615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8517" calcext:value-type="float">
            <text:p>1148517</text:p>
          </table:table-cell>
          <table:table-cell table:formula="of:=ROUND([.B8]/[.A8])" office:value-type="float" office:value="41018" calcext:value-type="float">
            <text:p>410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97053" calcext:value-type="float">
            <text:p>1697053</text:p>
          </table:table-cell>
          <table:table-cell table:formula="of:=ROUND([.F8]/[.E8])" office:value-type="float" office:value="60609" calcext:value-type="float">
            <text:p>606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89641" calcext:value-type="float">
            <text:p>1589641</text:p>
          </table:table-cell>
          <table:table-cell table:formula="of:=ROUND([.J8]/[.I8])" office:value-type="float" office:value="56773" calcext:value-type="float">
            <text:p>567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9195" calcext:value-type="float">
            <text:p>1079195</text:p>
          </table:table-cell>
          <table:table-cell table:formula="of:=ROUND([.B9]/[.A9])" office:value-type="float" office:value="39970" calcext:value-type="float">
            <text:p>3997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08199" calcext:value-type="float">
            <text:p>1708199</text:p>
          </table:table-cell>
          <table:table-cell table:formula="of:=ROUND([.F9]/[.E9])" office:value-type="float" office:value="63267" calcext:value-type="float">
            <text:p>632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55279" calcext:value-type="float">
            <text:p>1455279</text:p>
          </table:table-cell>
          <table:table-cell table:formula="of:=ROUND([.J9]/[.I9])" office:value-type="float" office:value="53899" calcext:value-type="float">
            <text:p>53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6309" calcext:value-type="float">
            <text:p>1136309</text:p>
          </table:table-cell>
          <table:table-cell table:formula="of:=ROUND([.B10]/[.A10])" office:value-type="float" office:value="56815" calcext:value-type="float">
            <text:p>568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15375" calcext:value-type="float">
            <text:p>1115375</text:p>
          </table:table-cell>
          <table:table-cell table:formula="of:=ROUND([.F10]/[.E10])" office:value-type="float" office:value="55769" calcext:value-type="float">
            <text:p>557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9906" calcext:value-type="float">
            <text:p>1259906</text:p>
          </table:table-cell>
          <table:table-cell table:formula="of:=ROUND([.J10]/[.I10])" office:value-type="float" office:value="62995" calcext:value-type="float">
            <text:p>629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59273" calcext:value-type="float">
            <text:p>1359273</text:p>
          </table:table-cell>
          <table:table-cell table:formula="of:=ROUND([.B11]/[.A11])" office:value-type="float" office:value="59099" calcext:value-type="float">
            <text:p>590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08116" calcext:value-type="float">
            <text:p>1508116</text:p>
          </table:table-cell>
          <table:table-cell table:formula="of:=ROUND([.F11]/[.E11])" office:value-type="float" office:value="65570" calcext:value-type="float">
            <text:p>6557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80924" calcext:value-type="float">
            <text:p>1580924</text:p>
          </table:table-cell>
          <table:table-cell table:formula="of:=ROUND([.J11]/[.I11])" office:value-type="float" office:value="68736" calcext:value-type="float">
            <text:p>68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8303" calcext:value-type="float">
            <text:p>1308303</text:p>
          </table:table-cell>
          <table:table-cell table:formula="of:=ROUND([.B12]/[.A12])" office:value-type="float" office:value="56883" calcext:value-type="float">
            <text:p>5688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12376" calcext:value-type="float">
            <text:p>1312376</text:p>
          </table:table-cell>
          <table:table-cell table:formula="of:=ROUND([.F12]/[.E12])" office:value-type="float" office:value="57060" calcext:value-type="float">
            <text:p>5706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27717" calcext:value-type="float">
            <text:p>1827717</text:p>
          </table:table-cell>
          <table:table-cell table:formula="of:=ROUND([.J12]/[.I12])" office:value-type="float" office:value="79466" calcext:value-type="float">
            <text:p>79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5161" calcext:value-type="float">
            <text:p>1185161</text:p>
          </table:table-cell>
          <table:table-cell table:formula="of:=ROUND([.B13]/[.A13])" office:value-type="float" office:value="51529" calcext:value-type="float">
            <text:p>515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81477" calcext:value-type="float">
            <text:p>1581477</text:p>
          </table:table-cell>
          <table:table-cell table:formula="of:=ROUND([.F13]/[.E13])" office:value-type="float" office:value="68760" calcext:value-type="float">
            <text:p>6876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97288" calcext:value-type="float">
            <text:p>1697288</text:p>
          </table:table-cell>
          <table:table-cell table:formula="of:=ROUND([.J13]/[.I13])" office:value-type="float" office:value="73795" calcext:value-type="float">
            <text:p>737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437165" calcext:value-type="float">
            <text:p>7437165</text:p>
          </table:table-cell>
          <table:table-cell table:formula="of:=ROUND([.B14]/[.A14])" office:value-type="float" office:value="31118" calcext:value-type="float">
            <text:p>3111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8837710" calcext:value-type="float">
            <text:p>8837710</text:p>
          </table:table-cell>
          <table:table-cell table:formula="of:=ROUND([.F14]/[.E14])" office:value-type="float" office:value="36978" calcext:value-type="float">
            <text:p>3697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0899643" calcext:value-type="float">
            <text:p>10899643</text:p>
          </table:table-cell>
          <table:table-cell table:formula="of:=ROUND([.J14]/[.I14])" office:value-type="float" office:value="45605" calcext:value-type="float">
            <text:p>456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44521" calcext:value-type="float">
            <text:p>5244521</text:p>
          </table:table-cell>
          <table:table-cell table:formula="of:=ROUND([.B15]/[.A15])" office:value-type="float" office:value="23206" calcext:value-type="float">
            <text:p>2320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2308518" calcext:value-type="float">
            <text:p>12308518</text:p>
          </table:table-cell>
          <table:table-cell table:formula="of:=ROUND([.F15]/[.E15])" office:value-type="float" office:value="54462" calcext:value-type="float">
            <text:p>5446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040914" calcext:value-type="float">
            <text:p>8040914</text:p>
          </table:table-cell>
          <table:table-cell table:formula="of:=ROUND([.J15]/[.I15])" office:value-type="float" office:value="35579" calcext:value-type="float">
            <text:p>355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56921" calcext:value-type="float">
            <text:p>2056921</text:p>
          </table:table-cell>
          <table:table-cell table:formula="of:=ROUND([.B16]/[.A16])" office:value-type="float" office:value="93496" calcext:value-type="float">
            <text:p>934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60680" calcext:value-type="float">
            <text:p>2260680</text:p>
          </table:table-cell>
          <table:table-cell table:formula="of:=ROUND([.F16]/[.E16])" office:value-type="float" office:value="102758" calcext:value-type="float">
            <text:p>1027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81156" calcext:value-type="float">
            <text:p>2481156</text:p>
          </table:table-cell>
          <table:table-cell table:formula="of:=ROUND([.J16]/[.I16])" office:value-type="float" office:value="112780" calcext:value-type="float">
            <text:p>1127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9650" calcext:value-type="float">
            <text:p>1799650</text:p>
          </table:table-cell>
          <table:table-cell table:formula="of:=ROUND([.B17]/[.A17])" office:value-type="float" office:value="78246" calcext:value-type="float">
            <text:p>782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77050" calcext:value-type="float">
            <text:p>1977050</text:p>
          </table:table-cell>
          <table:table-cell table:formula="of:=ROUND([.F17]/[.E17])" office:value-type="float" office:value="85959" calcext:value-type="float">
            <text:p>859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27590" calcext:value-type="float">
            <text:p>2127590</text:p>
          </table:table-cell>
          <table:table-cell table:formula="of:=ROUND([.J17]/[.I17])" office:value-type="float" office:value="92504" calcext:value-type="float">
            <text:p>92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7972" calcext:value-type="float">
            <text:p>1337972</text:p>
          </table:table-cell>
          <table:table-cell table:formula="of:=ROUND([.B18]/[.A18])" office:value-type="float" office:value="63713" calcext:value-type="float">
            <text:p>637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85458" calcext:value-type="float">
            <text:p>1085458</text:p>
          </table:table-cell>
          <table:table-cell table:formula="of:=ROUND([.F18]/[.E18])" office:value-type="float" office:value="51688" calcext:value-type="float">
            <text:p>516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2543" calcext:value-type="float">
            <text:p>942543</text:p>
          </table:table-cell>
          <table:table-cell table:formula="of:=ROUND([.J18]/[.I18])" office:value-type="float" office:value="44883" calcext:value-type="float">
            <text:p>44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3254" calcext:value-type="float">
            <text:p>773254</text:p>
          </table:table-cell>
          <table:table-cell table:formula="of:=ROUND([.B19]/[.A19])" office:value-type="float" office:value="386627" calcext:value-type="float">
            <text:p>3866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079" calcext:value-type="float">
            <text:p>402079</text:p>
          </table:table-cell>
          <table:table-cell table:formula="of:=ROUND([.F19]/[.E19])" office:value-type="float" office:value="201040" calcext:value-type="float">
            <text:p>201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452" calcext:value-type="float">
            <text:p>403452</text:p>
          </table:table-cell>
          <table:table-cell table:formula="of:=ROUND([.J19]/[.I19])" office:value-type="float" office:value="201726" calcext:value-type="float">
            <text:p>201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9412" calcext:value-type="float">
            <text:p>1149412</text:p>
          </table:table-cell>
          <table:table-cell table:formula="of:=ROUND([.B20]/[.A20])" office:value-type="float" office:value="71838" calcext:value-type="float">
            <text:p>71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5741" calcext:value-type="float">
            <text:p>925741</text:p>
          </table:table-cell>
          <table:table-cell table:formula="of:=ROUND([.F20]/[.E20])" office:value-type="float" office:value="57859" calcext:value-type="float">
            <text:p>578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0652" calcext:value-type="float">
            <text:p>870652</text:p>
          </table:table-cell>
          <table:table-cell table:formula="of:=ROUND([.J20]/[.I20])" office:value-type="float" office:value="54416" calcext:value-type="float">
            <text:p>54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4250" calcext:value-type="float">
            <text:p>854250</text:p>
          </table:table-cell>
          <table:table-cell table:formula="of:=ROUND([.B21]/[.A21])" office:value-type="float" office:value="94917" calcext:value-type="float">
            <text:p>949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2190" calcext:value-type="float">
            <text:p>642190</text:p>
          </table:table-cell>
          <table:table-cell table:formula="of:=ROUND([.F21]/[.E21])" office:value-type="float" office:value="71354" calcext:value-type="float">
            <text:p>713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32986" calcext:value-type="float">
            <text:p>632986</text:p>
          </table:table-cell>
          <table:table-cell table:formula="of:=ROUND([.J21]/[.I21])" office:value-type="float" office:value="70332" calcext:value-type="float">
            <text:p>70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3133" calcext:value-type="float">
            <text:p>2133133</text:p>
          </table:table-cell>
          <table:table-cell table:formula="of:=ROUND([.B22]/[.A22])" office:value-type="float" office:value="193921" calcext:value-type="float">
            <text:p>1939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94022" calcext:value-type="float">
            <text:p>894022</text:p>
          </table:table-cell>
          <table:table-cell table:formula="of:=ROUND([.F22]/[.E22])" office:value-type="float" office:value="81275" calcext:value-type="float">
            <text:p>812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32560" calcext:value-type="float">
            <text:p>832560</text:p>
          </table:table-cell>
          <table:table-cell table:formula="of:=ROUND([.J22]/[.I22])" office:value-type="float" office:value="75687" calcext:value-type="float">
            <text:p>756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31794" calcext:value-type="float">
            <text:p>2331794</text:p>
          </table:table-cell>
          <table:table-cell table:formula="of:=ROUND([.B23]/[.A23])" office:value-type="float" office:value="64772" calcext:value-type="float">
            <text:p>647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12183" calcext:value-type="float">
            <text:p>1812183</text:p>
          </table:table-cell>
          <table:table-cell table:formula="of:=ROUND([.F23]/[.E23])" office:value-type="float" office:value="50338" calcext:value-type="float">
            <text:p>503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94563" calcext:value-type="float">
            <text:p>1594563</text:p>
          </table:table-cell>
          <table:table-cell table:formula="of:=ROUND([.J23]/[.I23])" office:value-type="float" office:value="44293" calcext:value-type="float">
            <text:p>442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2413" calcext:value-type="float">
            <text:p>1342413</text:p>
          </table:table-cell>
          <table:table-cell table:formula="of:=ROUND([.B24]/[.A24])" office:value-type="float" office:value="38355" calcext:value-type="float">
            <text:p>38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51950" calcext:value-type="float">
            <text:p>1851950</text:p>
          </table:table-cell>
          <table:table-cell table:formula="of:=ROUND([.F24]/[.E24])" office:value-type="float" office:value="52913" calcext:value-type="float">
            <text:p>529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73967" calcext:value-type="float">
            <text:p>1373967</text:p>
          </table:table-cell>
          <table:table-cell table:formula="of:=ROUND([.J24]/[.I24])" office:value-type="float" office:value="39256" calcext:value-type="float">
            <text:p>392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0965" calcext:value-type="float">
            <text:p>1990965</text:p>
          </table:table-cell>
          <table:table-cell table:formula="of:=ROUND([.B25]/[.A25])" office:value-type="float" office:value="58558" calcext:value-type="float">
            <text:p>585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692962" calcext:value-type="float">
            <text:p>2692962</text:p>
          </table:table-cell>
          <table:table-cell table:formula="of:=ROUND([.F25]/[.E25])" office:value-type="float" office:value="79205" calcext:value-type="float">
            <text:p>7920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84682" calcext:value-type="float">
            <text:p>2384682</text:p>
          </table:table-cell>
          <table:table-cell table:formula="of:=ROUND([.J25]/[.I25])" office:value-type="float" office:value="70138" calcext:value-type="float">
            <text:p>701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56147" calcext:value-type="float">
            <text:p>4956147</text:p>
          </table:table-cell>
          <table:table-cell table:formula="of:=ROUND([.B26]/[.A26])" office:value-type="float" office:value="32393" calcext:value-type="float">
            <text:p>3239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331292" calcext:value-type="float">
            <text:p>4331292</text:p>
          </table:table-cell>
          <table:table-cell table:formula="of:=ROUND([.F26]/[.E26])" office:value-type="float" office:value="28309" calcext:value-type="float">
            <text:p>2830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763720" calcext:value-type="float">
            <text:p>4763720</text:p>
          </table:table-cell>
          <table:table-cell table:formula="of:=ROUND([.J26]/[.I26])" office:value-type="float" office:value="31135" calcext:value-type="float">
            <text:p>311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357265" calcext:value-type="float">
            <text:p>15357265</text:p>
          </table:table-cell>
          <table:table-cell table:formula="of:=ROUND([.B27]/[.A27])" office:value-type="float" office:value="30410" calcext:value-type="float">
            <text:p>3041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7490644" calcext:value-type="float">
            <text:p>17490644</text:p>
          </table:table-cell>
          <table:table-cell table:formula="of:=ROUND([.F27]/[.E27])" office:value-type="float" office:value="34635" calcext:value-type="float">
            <text:p>3463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5155592" calcext:value-type="float">
            <text:p>15155592</text:p>
          </table:table-cell>
          <table:table-cell table:formula="of:=ROUND([.J27]/[.I27])" office:value-type="float" office:value="30011" calcext:value-type="float">
            <text:p>3001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0306452" calcext:value-type="float">
            <text:p>40306452</text:p>
          </table:table-cell>
          <table:table-cell table:formula="of:=ROUND([.B28]/[.A28])" office:value-type="float" office:value="31838" calcext:value-type="float">
            <text:p>31838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39455309" calcext:value-type="float">
            <text:p>39455309</text:p>
          </table:table-cell>
          <table:table-cell table:formula="of:=ROUND([.F28]/[.E28])" office:value-type="float" office:value="31165" calcext:value-type="float">
            <text:p>3116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52045835" calcext:value-type="float">
            <text:p>52045835</text:p>
          </table:table-cell>
          <table:table-cell table:formula="of:=ROUND([.J28]/[.I28])" office:value-type="float" office:value="41110" calcext:value-type="float">
            <text:p>4111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6221364" calcext:value-type="float">
            <text:p>86221364</text:p>
          </table:table-cell>
          <table:table-cell table:formula="of:=ROUND([.B29]/[.A29])" office:value-type="float" office:value="50216" calcext:value-type="float">
            <text:p>50216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177200635" calcext:value-type="float">
            <text:p>177200635</text:p>
          </table:table-cell>
          <table:table-cell table:formula="of:=ROUND([.F29]/[.E29])" office:value-type="float" office:value="103204" calcext:value-type="float">
            <text:p>103204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51213978" calcext:value-type="float">
            <text:p>51213978</text:p>
          </table:table-cell>
          <table:table-cell table:formula="of:=ROUND([.J29]/[.I29])" office:value-type="float" office:value="29828" calcext:value-type="float">
            <text:p>298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5399" calcext:value-type="float">
            <text:p>2395399</text:p>
          </table:table-cell>
          <table:table-cell table:formula="of:=ROUND([.B30]/[.A30])" office:value-type="float" office:value="99808" calcext:value-type="float">
            <text:p>998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30350" calcext:value-type="float">
            <text:p>2130350</text:p>
          </table:table-cell>
          <table:table-cell table:formula="of:=ROUND([.F30]/[.E30])" office:value-type="float" office:value="88765" calcext:value-type="float">
            <text:p>887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08072" calcext:value-type="float">
            <text:p>2408072</text:p>
          </table:table-cell>
          <table:table-cell table:formula="of:=ROUND([.J30]/[.I30])" office:value-type="float" office:value="100336" calcext:value-type="float">
            <text:p>100336</text:p>
          </table:table-cell>
        </table:table-row>
        <table:table-row table:style-name="ro1">
          <table:table-cell office:value-type="float" office:value="13437" calcext:value-type="float">
            <text:p>13437</text:p>
          </table:table-cell>
          <table:table-cell office:value-type="float" office:value="364040859" calcext:value-type="float">
            <text:p>364040859</text:p>
          </table:table-cell>
          <table:table-cell table:formula="of:=ROUND([.B31]/[.A31])" office:value-type="float" office:value="27092" calcext:value-type="float">
            <text:p>27092</text:p>
          </table:table-cell>
          <table:table-cell/>
          <table:table-cell office:value-type="float" office:value="13437" calcext:value-type="float">
            <text:p>13437</text:p>
          </table:table-cell>
          <table:table-cell office:value-type="float" office:value="416866052" calcext:value-type="float">
            <text:p>416866052</text:p>
          </table:table-cell>
          <table:table-cell table:formula="of:=ROUND([.F31]/[.E31])" office:value-type="float" office:value="31024" calcext:value-type="float">
            <text:p>31024</text:p>
          </table:table-cell>
          <table:table-cell/>
          <table:table-cell office:value-type="float" office:value="13437" calcext:value-type="float">
            <text:p>13437</text:p>
          </table:table-cell>
          <table:table-cell office:value-type="float" office:value="423454066" calcext:value-type="float">
            <text:p>423454066</text:p>
          </table:table-cell>
          <table:table-cell table:formula="of:=ROUND([.J31]/[.I31])" office:value-type="float" office:value="31514" calcext:value-type="float">
            <text:p>31514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115596644" calcext:value-type="float">
            <text:p>115596644</text:p>
          </table:table-cell>
          <table:table-cell table:formula="of:=ROUND([.B32]/[.A32])" office:value-type="float" office:value="25837" calcext:value-type="float">
            <text:p>25837</text:p>
          </table:table-cell>
          <table:table-cell/>
          <table:table-cell office:value-type="float" office:value="4474" calcext:value-type="float">
            <text:p>4474</text:p>
          </table:table-cell>
          <table:table-cell office:value-type="float" office:value="129517969" calcext:value-type="float">
            <text:p>129517969</text:p>
          </table:table-cell>
          <table:table-cell table:formula="of:=ROUND([.F32]/[.E32])" office:value-type="float" office:value="28949" calcext:value-type="float">
            <text:p>28949</text:p>
          </table:table-cell>
          <table:table-cell/>
          <table:table-cell office:value-type="float" office:value="4474" calcext:value-type="float">
            <text:p>4474</text:p>
          </table:table-cell>
          <table:table-cell office:value-type="float" office:value="136823499" calcext:value-type="float">
            <text:p>136823499</text:p>
          </table:table-cell>
          <table:table-cell table:formula="of:=ROUND([.J32]/[.I32])" office:value-type="float" office:value="30582" calcext:value-type="float">
            <text:p>30582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44286295" calcext:value-type="float">
            <text:p>144286295</text:p>
          </table:table-cell>
          <table:table-cell table:formula="of:=ROUND([.B33]/[.A33])" office:value-type="float" office:value="28771" calcext:value-type="float">
            <text:p>28771</text:p>
          </table:table-cell>
          <table:table-cell/>
          <table:table-cell office:value-type="float" office:value="5015" calcext:value-type="float">
            <text:p>5015</text:p>
          </table:table-cell>
          <table:table-cell office:value-type="float" office:value="145869404" calcext:value-type="float">
            <text:p>145869404</text:p>
          </table:table-cell>
          <table:table-cell table:formula="of:=ROUND([.F33]/[.E33])" office:value-type="float" office:value="29087" calcext:value-type="float">
            <text:p>29087</text:p>
          </table:table-cell>
          <table:table-cell/>
          <table:table-cell office:value-type="float" office:value="5015" calcext:value-type="float">
            <text:p>5015</text:p>
          </table:table-cell>
          <table:table-cell office:value-type="float" office:value="151587075" calcext:value-type="float">
            <text:p>151587075</text:p>
          </table:table-cell>
          <table:table-cell table:formula="of:=ROUND([.J33]/[.I33])" office:value-type="float" office:value="30227" calcext:value-type="float">
            <text:p>30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43758" calcext:value-type="float">
            <text:p>1143758</text:p>
          </table:table-cell>
          <table:table-cell table:formula="of:=ROUND([.B34]/[.A34])" office:value-type="float" office:value="103978" calcext:value-type="float">
            <text:p>1039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52522" calcext:value-type="float">
            <text:p>752522</text:p>
          </table:table-cell>
          <table:table-cell table:formula="of:=ROUND([.F34]/[.E34])" office:value-type="float" office:value="68411" calcext:value-type="float">
            <text:p>684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3232" calcext:value-type="float">
            <text:p>623232</text:p>
          </table:table-cell>
          <table:table-cell table:formula="of:=ROUND([.J34]/[.I34])" office:value-type="float" office:value="56657" calcext:value-type="float">
            <text:p>566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27739" calcext:value-type="float">
            <text:p>6527739</text:p>
          </table:table-cell>
          <table:table-cell table:formula="of:=ROUND([.B35]/[.A35])" office:value-type="float" office:value="62767" calcext:value-type="float">
            <text:p>6276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750775" calcext:value-type="float">
            <text:p>6750775</text:p>
          </table:table-cell>
          <table:table-cell table:formula="of:=ROUND([.F35]/[.E35])" office:value-type="float" office:value="64911" calcext:value-type="float">
            <text:p>6491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87524" calcext:value-type="float">
            <text:p>5687524</text:p>
          </table:table-cell>
          <table:table-cell table:formula="of:=ROUND([.J35]/[.I35])" office:value-type="float" office:value="54688" calcext:value-type="float">
            <text:p>546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129065" calcext:value-type="float">
            <text:p>12129065</text:p>
          </table:table-cell>
          <table:table-cell table:formula="of:=ROUND([.B36]/[.A36])" office:value-type="float" office:value="35465" calcext:value-type="float">
            <text:p>3546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5163521" calcext:value-type="float">
            <text:p>15163521</text:p>
          </table:table-cell>
          <table:table-cell table:formula="of:=ROUND([.F36]/[.E36])" office:value-type="float" office:value="44338" calcext:value-type="float">
            <text:p>4433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2211295" calcext:value-type="float">
            <text:p>12211295</text:p>
          </table:table-cell>
          <table:table-cell table:formula="of:=ROUND([.J36]/[.I36])" office:value-type="float" office:value="35706" calcext:value-type="float">
            <text:p>357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93009" calcext:value-type="float">
            <text:p>3693009</text:p>
          </table:table-cell>
          <table:table-cell table:formula="of:=ROUND([.B37]/[.A37])" office:value-type="float" office:value="33270" calcext:value-type="float">
            <text:p>3327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51340" calcext:value-type="float">
            <text:p>7151340</text:p>
          </table:table-cell>
          <table:table-cell table:formula="of:=ROUND([.F37]/[.E37])" office:value-type="float" office:value="64426" calcext:value-type="float">
            <text:p>6442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195084" calcext:value-type="float">
            <text:p>6195084</text:p>
          </table:table-cell>
          <table:table-cell table:formula="of:=ROUND([.J37]/[.I37])" office:value-type="float" office:value="55812" calcext:value-type="float">
            <text:p>558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15444" calcext:value-type="float">
            <text:p>2315444</text:p>
          </table:table-cell>
          <table:table-cell table:formula="of:=ROUND([.B38]/[.A38])" office:value-type="float" office:value="37958" calcext:value-type="float">
            <text:p>379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260501" calcext:value-type="float">
            <text:p>3260501</text:p>
          </table:table-cell>
          <table:table-cell table:formula="of:=ROUND([.F38]/[.E38])" office:value-type="float" office:value="53451" calcext:value-type="float">
            <text:p>534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016561" calcext:value-type="float">
            <text:p>3016561</text:p>
          </table:table-cell>
          <table:table-cell table:formula="of:=ROUND([.J38]/[.I38])" office:value-type="float" office:value="49452" calcext:value-type="float">
            <text:p>49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0820" calcext:value-type="float">
            <text:p>1520820</text:p>
          </table:table-cell>
          <table:table-cell table:formula="of:=ROUND([.B39]/[.A39])" office:value-type="float" office:value="76041" calcext:value-type="float">
            <text:p>760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44231" calcext:value-type="float">
            <text:p>1644231</text:p>
          </table:table-cell>
          <table:table-cell table:formula="of:=ROUND([.F39]/[.E39])" office:value-type="float" office:value="82212" calcext:value-type="float">
            <text:p>822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00115" calcext:value-type="float">
            <text:p>2200115</text:p>
          </table:table-cell>
          <table:table-cell table:formula="of:=ROUND([.J39]/[.I39])" office:value-type="float" office:value="110006" calcext:value-type="float">
            <text:p>110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1663" calcext:value-type="float">
            <text:p>1671663</text:p>
          </table:table-cell>
          <table:table-cell table:formula="of:=ROUND([.B40]/[.A40])" office:value-type="float" office:value="75985" calcext:value-type="float">
            <text:p>759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16674" calcext:value-type="float">
            <text:p>1716674</text:p>
          </table:table-cell>
          <table:table-cell table:formula="of:=ROUND([.F40]/[.E40])" office:value-type="float" office:value="78031" calcext:value-type="float">
            <text:p>7803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34706" calcext:value-type="float">
            <text:p>1634706</text:p>
          </table:table-cell>
          <table:table-cell table:formula="of:=ROUND([.J40]/[.I40])" office:value-type="float" office:value="74305" calcext:value-type="float">
            <text:p>743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4346" calcext:value-type="float">
            <text:p>1294346</text:p>
          </table:table-cell>
          <table:table-cell table:formula="of:=ROUND([.B41]/[.A41])" office:value-type="float" office:value="49783" calcext:value-type="float">
            <text:p>497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86362" calcext:value-type="float">
            <text:p>1886362</text:p>
          </table:table-cell>
          <table:table-cell table:formula="of:=ROUND([.F41]/[.E41])" office:value-type="float" office:value="72552" calcext:value-type="float">
            <text:p>725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15136" calcext:value-type="float">
            <text:p>1815136</text:p>
          </table:table-cell>
          <table:table-cell table:formula="of:=ROUND([.J41]/[.I41])" office:value-type="float" office:value="69813" calcext:value-type="float">
            <text:p>698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9340" calcext:value-type="float">
            <text:p>1269340</text:p>
          </table:table-cell>
          <table:table-cell table:formula="of:=ROUND([.B42]/[.A42])" office:value-type="float" office:value="66807" calcext:value-type="float">
            <text:p>668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16994" calcext:value-type="float">
            <text:p>1616994</text:p>
          </table:table-cell>
          <table:table-cell table:formula="of:=ROUND([.F42]/[.E42])" office:value-type="float" office:value="85105" calcext:value-type="float">
            <text:p>851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42279" calcext:value-type="float">
            <text:p>1542279</text:p>
          </table:table-cell>
          <table:table-cell table:formula="of:=ROUND([.J42]/[.I42])" office:value-type="float" office:value="81173" calcext:value-type="float">
            <text:p>81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76080" calcext:value-type="float">
            <text:p>1576080</text:p>
          </table:table-cell>
          <table:table-cell table:formula="of:=ROUND([.B43]/[.A43])" office:value-type="float" office:value="63043" calcext:value-type="float">
            <text:p>630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94676" calcext:value-type="float">
            <text:p>2194676</text:p>
          </table:table-cell>
          <table:table-cell table:formula="of:=ROUND([.F43]/[.E43])" office:value-type="float" office:value="87787" calcext:value-type="float">
            <text:p>877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26303" calcext:value-type="float">
            <text:p>2326303</text:p>
          </table:table-cell>
          <table:table-cell table:formula="of:=ROUND([.J43]/[.I43])" office:value-type="float" office:value="93052" calcext:value-type="float">
            <text:p>930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8529" calcext:value-type="float">
            <text:p>2528529</text:p>
          </table:table-cell>
          <table:table-cell table:formula="of:=ROUND([.B44]/[.A44])" office:value-type="float" office:value="33270" calcext:value-type="float">
            <text:p>3327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608315" calcext:value-type="float">
            <text:p>4608315</text:p>
          </table:table-cell>
          <table:table-cell table:formula="of:=ROUND([.F44]/[.E44])" office:value-type="float" office:value="60636" calcext:value-type="float">
            <text:p>606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725427" calcext:value-type="float">
            <text:p>3725427</text:p>
          </table:table-cell>
          <table:table-cell table:formula="of:=ROUND([.J44]/[.I44])" office:value-type="float" office:value="49019" calcext:value-type="float">
            <text:p>490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61206" calcext:value-type="float">
            <text:p>3061206</text:p>
          </table:table-cell>
          <table:table-cell table:formula="of:=ROUND([.B45]/[.A45])" office:value-type="float" office:value="36014" calcext:value-type="float">
            <text:p>36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209426" calcext:value-type="float">
            <text:p>4209426</text:p>
          </table:table-cell>
          <table:table-cell table:formula="of:=ROUND([.F45]/[.E45])" office:value-type="float" office:value="49523" calcext:value-type="float">
            <text:p>495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755137" calcext:value-type="float">
            <text:p>3755137</text:p>
          </table:table-cell>
          <table:table-cell table:formula="of:=ROUND([.J45]/[.I45])" office:value-type="float" office:value="44178" calcext:value-type="float">
            <text:p>441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75517" calcext:value-type="float">
            <text:p>20175517</text:p>
          </table:table-cell>
          <table:table-cell table:formula="of:=ROUND([.B46]/[.A46])" office:value-type="float" office:value="44051" calcext:value-type="float">
            <text:p>4405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5892011" calcext:value-type="float">
            <text:p>15892011</text:p>
          </table:table-cell>
          <table:table-cell table:formula="of:=ROUND([.F46]/[.E46])" office:value-type="float" office:value="34699" calcext:value-type="float">
            <text:p>34699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8913369" calcext:value-type="float">
            <text:p>18913369</text:p>
          </table:table-cell>
          <table:table-cell table:formula="of:=ROUND([.J46]/[.I46])"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033736" calcext:value-type="float">
            <text:p>36033736</text:p>
          </table:table-cell>
          <table:table-cell table:formula="of:=ROUND([.B47]/[.A47])" office:value-type="float" office:value="78676" calcext:value-type="float">
            <text:p>78676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5328874" calcext:value-type="float">
            <text:p>15328874</text:p>
          </table:table-cell>
          <table:table-cell table:formula="of:=ROUND([.F47]/[.E47])" office:value-type="float" office:value="33469" calcext:value-type="float">
            <text:p>33469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3899731" calcext:value-type="float">
            <text:p>13899731</text:p>
          </table:table-cell>
          <table:table-cell table:formula="of:=ROUND([.J47]/[.I47])" office:value-type="float" office:value="30349" calcext:value-type="float">
            <text:p>303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46623" calcext:value-type="float">
            <text:p>3346623</text:p>
          </table:table-cell>
          <table:table-cell table:formula="of:=ROUND([.B48]/[.A48])" office:value-type="float" office:value="35228" calcext:value-type="float">
            <text:p>352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208314" calcext:value-type="float">
            <text:p>5208314</text:p>
          </table:table-cell>
          <table:table-cell table:formula="of:=ROUND([.F48]/[.E48])" office:value-type="float" office:value="54824" calcext:value-type="float">
            <text:p>548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512869" calcext:value-type="float">
            <text:p>5512869</text:p>
          </table:table-cell>
          <table:table-cell table:formula="of:=ROUND([.J48]/[.I48])" office:value-type="float" office:value="58030" calcext:value-type="float">
            <text:p>580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16861" calcext:value-type="float">
            <text:p>5416861</text:p>
          </table:table-cell>
          <table:table-cell table:formula="of:=ROUND([.B49]/[.A49])" office:value-type="float" office:value="54169" calcext:value-type="float">
            <text:p>541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15080" calcext:value-type="float">
            <text:p>7315080</text:p>
          </table:table-cell>
          <table:table-cell table:formula="of:=ROUND([.F49]/[.E49])" office:value-type="float" office:value="73151" calcext:value-type="float">
            <text:p>73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36187" calcext:value-type="float">
            <text:p>4836187</text:p>
          </table:table-cell>
          <table:table-cell table:formula="of:=ROUND([.J49]/[.I49])" office:value-type="float" office:value="48362" calcext:value-type="float">
            <text:p>483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237569" calcext:value-type="float">
            <text:p>7237569</text:p>
          </table:table-cell>
          <table:table-cell table:formula="of:=ROUND([.B50]/[.A50])" office:value-type="float" office:value="43339" calcext:value-type="float">
            <text:p>4333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845946" calcext:value-type="float">
            <text:p>6845946</text:p>
          </table:table-cell>
          <table:table-cell table:formula="of:=ROUND([.F50]/[.E50])" office:value-type="float" office:value="40994" calcext:value-type="float">
            <text:p>4099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043477" calcext:value-type="float">
            <text:p>6043477</text:p>
          </table:table-cell>
          <table:table-cell table:formula="of:=ROUND([.J50]/[.I50])" office:value-type="float" office:value="36188" calcext:value-type="float">
            <text:p>361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02646" calcext:value-type="float">
            <text:p>4102646</text:p>
          </table:table-cell>
          <table:table-cell table:formula="of:=ROUND([.B51]/[.A51])" office:value-type="float" office:value="69536" calcext:value-type="float">
            <text:p>6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94658" calcext:value-type="float">
            <text:p>2694658</text:p>
          </table:table-cell>
          <table:table-cell table:formula="of:=ROUND([.F51]/[.E51])" office:value-type="float" office:value="45672" calcext:value-type="float">
            <text:p>456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111384" calcext:value-type="float">
            <text:p>3111384</text:p>
          </table:table-cell>
          <table:table-cell table:formula="of:=ROUND([.J51]/[.I51])" office:value-type="float" office:value="52735" calcext:value-type="float">
            <text:p>527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16232" calcext:value-type="float">
            <text:p>3416232</text:p>
          </table:table-cell>
          <table:table-cell table:formula="of:=ROUND([.B52]/[.A52])" office:value-type="float" office:value="44950" calcext:value-type="float">
            <text:p>4495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073038" calcext:value-type="float">
            <text:p>4073038</text:p>
          </table:table-cell>
          <table:table-cell table:formula="of:=ROUND([.F52]/[.E52])" office:value-type="float" office:value="53593" calcext:value-type="float">
            <text:p>5359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028390" calcext:value-type="float">
            <text:p>4028390</text:p>
          </table:table-cell>
          <table:table-cell table:formula="of:=ROUND([.J52]/[.I52])" office:value-type="float" office:value="53005" calcext:value-type="float">
            <text:p>530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08889" calcext:value-type="float">
            <text:p>4808889</text:p>
          </table:table-cell>
          <table:table-cell table:formula="of:=ROUND([.B53]/[.A53])" office:value-type="float" office:value="46239" calcext:value-type="float">
            <text:p>4623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80186" calcext:value-type="float">
            <text:p>4180186</text:p>
          </table:table-cell>
          <table:table-cell table:formula="of:=ROUND([.F53]/[.E53])" office:value-type="float" office:value="40194" calcext:value-type="float">
            <text:p>4019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882383" calcext:value-type="float">
            <text:p>4882383</text:p>
          </table:table-cell>
          <table:table-cell table:formula="of:=ROUND([.J53]/[.I53])" office:value-type="float" office:value="46946" calcext:value-type="float">
            <text:p>469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22509" calcext:value-type="float">
            <text:p>4122509</text:p>
          </table:table-cell>
          <table:table-cell table:formula="of:=ROUND([.B54]/[.A54])" office:value-type="float" office:value="39640" calcext:value-type="float">
            <text:p>3964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077162" calcext:value-type="float">
            <text:p>6077162</text:p>
          </table:table-cell>
          <table:table-cell table:formula="of:=ROUND([.F54]/[.E54])" office:value-type="float" office:value="58434" calcext:value-type="float">
            <text:p>5843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747564" calcext:value-type="float">
            <text:p>4747564</text:p>
          </table:table-cell>
          <table:table-cell table:formula="of:=ROUND([.J54]/[.I54])" office:value-type="float" office:value="45650" calcext:value-type="float">
            <text:p>456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69269" calcext:value-type="float">
            <text:p>7169269</text:p>
          </table:table-cell>
          <table:table-cell table:formula="of:=ROUND([.B55]/[.A55])" office:value-type="float" office:value="66382" calcext:value-type="float">
            <text:p>6638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956096" calcext:value-type="float">
            <text:p>4956096</text:p>
          </table:table-cell>
          <table:table-cell table:formula="of:=ROUND([.F55]/[.E55])" office:value-type="float" office:value="45890" calcext:value-type="float">
            <text:p>4589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531081" calcext:value-type="float">
            <text:p>4531081</text:p>
          </table:table-cell>
          <table:table-cell table:formula="of:=ROUND([.J55]/[.I55])"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80950" calcext:value-type="float">
            <text:p>7280950</text:p>
          </table:table-cell>
          <table:table-cell table:formula="of:=ROUND([.B56]/[.A56])" office:value-type="float" office:value="59195" calcext:value-type="float">
            <text:p>59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956690" calcext:value-type="float">
            <text:p>4956690</text:p>
          </table:table-cell>
          <table:table-cell table:formula="of:=ROUND([.F56]/[.E56])" office:value-type="float" office:value="40298" calcext:value-type="float">
            <text:p>4029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839635" calcext:value-type="float">
            <text:p>4839635</text:p>
          </table:table-cell>
          <table:table-cell table:formula="of:=ROUND([.J56]/[.I56])" office:value-type="float" office:value="39347" calcext:value-type="float">
            <text:p>393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47973" calcext:value-type="float">
            <text:p>3347973</text:p>
          </table:table-cell>
          <table:table-cell table:formula="of:=ROUND([.B57]/[.A57])" office:value-type="float" office:value="30436" calcext:value-type="float">
            <text:p>3043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674377" calcext:value-type="float">
            <text:p>6674377</text:p>
          </table:table-cell>
          <table:table-cell table:formula="of:=ROUND([.F57]/[.E57])" office:value-type="float" office:value="60676" calcext:value-type="float">
            <text:p>606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657682" calcext:value-type="float">
            <text:p>5657682</text:p>
          </table:table-cell>
          <table:table-cell table:formula="of:=ROUND([.J57]/[.I57])" office:value-type="float" office:value="51433" calcext:value-type="float">
            <text:p>514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633924" calcext:value-type="float">
            <text:p>7633924</text:p>
          </table:table-cell>
          <table:table-cell table:formula="of:=ROUND([.B58]/[.A58])" office:value-type="float" office:value="60110" calcext:value-type="float">
            <text:p>6011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977678" calcext:value-type="float">
            <text:p>5977678</text:p>
          </table:table-cell>
          <table:table-cell table:formula="of:=ROUND([.F58]/[.E58])" office:value-type="float" office:value="47068" calcext:value-type="float">
            <text:p>4706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355732" calcext:value-type="float">
            <text:p>7355732</text:p>
          </table:table-cell>
          <table:table-cell table:formula="of:=ROUND([.J58]/[.I58])" office:value-type="float" office:value="57919" calcext:value-type="float">
            <text:p>579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96869" calcext:value-type="float">
            <text:p>4296869</text:p>
          </table:table-cell>
          <table:table-cell table:formula="of:=ROUND([.B59]/[.A59])" office:value-type="float" office:value="32552" calcext:value-type="float">
            <text:p>3255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05170" calcext:value-type="float">
            <text:p>7105170</text:p>
          </table:table-cell>
          <table:table-cell table:formula="of:=ROUND([.F59]/[.E59])" office:value-type="float" office:value="53827" calcext:value-type="float">
            <text:p>5382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6298208" calcext:value-type="float">
            <text:p>6298208</text:p>
          </table:table-cell>
          <table:table-cell table:formula="of:=ROUND([.J59]/[.I59])" office:value-type="float" office:value="47714" calcext:value-type="float">
            <text:p>47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7726" calcext:value-type="float">
            <text:p>2107726</text:p>
          </table:table-cell>
          <table:table-cell table:formula="of:=ROUND([.B60]/[.A60])" office:value-type="float" office:value="105386" calcext:value-type="float">
            <text:p>1053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81793" calcext:value-type="float">
            <text:p>1581793</text:p>
          </table:table-cell>
          <table:table-cell table:formula="of:=ROUND([.F60]/[.E60])" office:value-type="float" office:value="79090" calcext:value-type="float">
            <text:p>790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47063" calcext:value-type="float">
            <text:p>1747063</text:p>
          </table:table-cell>
          <table:table-cell table:formula="of:=ROUND([.J60]/[.I60])" office:value-type="float" office:value="87353" calcext:value-type="float">
            <text:p>873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4725" calcext:value-type="float">
            <text:p>1624725</text:p>
          </table:table-cell>
          <table:table-cell table:formula="of:=ROUND([.B61]/[.A61])" office:value-type="float" office:value="58026" calcext:value-type="float">
            <text:p>580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19289" calcext:value-type="float">
            <text:p>2319289</text:p>
          </table:table-cell>
          <table:table-cell table:formula="of:=ROUND([.F61]/[.E61])" office:value-type="float" office:value="82832" calcext:value-type="float">
            <text:p>828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32646" calcext:value-type="float">
            <text:p>2332646</text:p>
          </table:table-cell>
          <table:table-cell table:formula="of:=ROUND([.J61]/[.I61])" office:value-type="float" office:value="83309" calcext:value-type="float">
            <text:p>833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9972" calcext:value-type="float">
            <text:p>1979972</text:p>
          </table:table-cell>
          <table:table-cell table:formula="of:=ROUND([.B62]/[.A62])" office:value-type="float" office:value="70713" calcext:value-type="float">
            <text:p>707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72203" calcext:value-type="float">
            <text:p>2872203</text:p>
          </table:table-cell>
          <table:table-cell table:formula="of:=ROUND([.F62]/[.E62])" office:value-type="float" office:value="102579" calcext:value-type="float">
            <text:p>10257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18013" calcext:value-type="float">
            <text:p>2618013</text:p>
          </table:table-cell>
          <table:table-cell table:formula="of:=ROUND([.J62]/[.I62])" office:value-type="float" office:value="93500" calcext:value-type="float">
            <text:p>93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4178" calcext:value-type="float">
            <text:p>2034178</text:p>
          </table:table-cell>
          <table:table-cell table:formula="of:=ROUND([.B63]/[.A63])" office:value-type="float" office:value="67806" calcext:value-type="float">
            <text:p>678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57655" calcext:value-type="float">
            <text:p>2257655</text:p>
          </table:table-cell>
          <table:table-cell table:formula="of:=ROUND([.F63]/[.E63])" office:value-type="float" office:value="75255" calcext:value-type="float">
            <text:p>752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74327" calcext:value-type="float">
            <text:p>2074327</text:p>
          </table:table-cell>
          <table:table-cell table:formula="of:=ROUND([.J63]/[.I63])" office:value-type="float" office:value="69144" calcext:value-type="float">
            <text:p>69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26943" calcext:value-type="float">
            <text:p>2426943</text:p>
          </table:table-cell>
          <table:table-cell table:formula="of:=ROUND([.B64]/[.A64])" office:value-type="float" office:value="52760" calcext:value-type="float">
            <text:p>5276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848673" calcext:value-type="float">
            <text:p>2848673</text:p>
          </table:table-cell>
          <table:table-cell table:formula="of:=ROUND([.F64]/[.E64])" office:value-type="float" office:value="61928" calcext:value-type="float">
            <text:p>619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11343" calcext:value-type="float">
            <text:p>2911343</text:p>
          </table:table-cell>
          <table:table-cell table:formula="of:=ROUND([.J64]/[.I64])" office:value-type="float" office:value="63290" calcext:value-type="float">
            <text:p>632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43260" calcext:value-type="float">
            <text:p>3343260</text:p>
          </table:table-cell>
          <table:table-cell table:formula="of:=ROUND([.B65]/[.A65])" office:value-type="float" office:value="43990" calcext:value-type="float">
            <text:p>43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612328" calcext:value-type="float">
            <text:p>3612328</text:p>
          </table:table-cell>
          <table:table-cell table:formula="of:=ROUND([.F65]/[.E65])" office:value-type="float" office:value="47531" calcext:value-type="float">
            <text:p>4753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937164" calcext:value-type="float">
            <text:p>3937164</text:p>
          </table:table-cell>
          <table:table-cell table:formula="of:=ROUND([.J65]/[.I65])" office:value-type="float" office:value="51805" calcext:value-type="float">
            <text:p>518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464865" calcext:value-type="float">
            <text:p>12464865</text:p>
          </table:table-cell>
          <table:table-cell table:formula="of:=ROUND([.B66]/[.A66])" office:value-type="float" office:value="37432" calcext:value-type="float">
            <text:p>374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6107855" calcext:value-type="float">
            <text:p>16107855</text:p>
          </table:table-cell>
          <table:table-cell table:formula="of:=ROUND([.F66]/[.E66])" office:value-type="float" office:value="48372" calcext:value-type="float">
            <text:p>4837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6892128" calcext:value-type="float">
            <text:p>16892128</text:p>
          </table:table-cell>
          <table:table-cell table:formula="of:=ROUND([.J66]/[.I66])" office:value-type="float" office:value="50727" calcext:value-type="float">
            <text:p>507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06930" calcext:value-type="float">
            <text:p>7006930</text:p>
          </table:table-cell>
          <table:table-cell table:formula="of:=ROUND([.B67]/[.A67])" office:value-type="float" office:value="36879" calcext:value-type="float">
            <text:p>3687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861168" calcext:value-type="float">
            <text:p>9861168</text:p>
          </table:table-cell>
          <table:table-cell table:formula="of:=ROUND([.F67]/[.E67])" office:value-type="float" office:value="51901" calcext:value-type="float">
            <text:p>5190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987393" calcext:value-type="float">
            <text:p>7987393</text:p>
          </table:table-cell>
          <table:table-cell table:formula="of:=ROUND([.J67]/[.I67])" office:value-type="float" office:value="42039" calcext:value-type="float">
            <text:p>4203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275161" calcext:value-type="float">
            <text:p>14275161</text:p>
          </table:table-cell>
          <table:table-cell table:formula="of:=ROUND([.B68]/[.A68])" office:value-type="float" office:value="25088" calcext:value-type="float">
            <text:p>25088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5663892" calcext:value-type="float">
            <text:p>15663892</text:p>
          </table:table-cell>
          <table:table-cell table:formula="of:=ROUND([.F68]/[.E68])" office:value-type="float" office:value="27529" calcext:value-type="float">
            <text:p>27529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5031294" calcext:value-type="float">
            <text:p>15031294</text:p>
          </table:table-cell>
          <table:table-cell table:formula="of:=ROUND([.J68]/[.I68])" office:value-type="float" office:value="26417" calcext:value-type="float">
            <text:p>264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3211" calcext:value-type="float">
            <text:p>1163211</text:p>
          </table:table-cell>
          <table:table-cell table:formula="of:=ROUND([.B69]/[.A69])" office:value-type="float" office:value="68424" calcext:value-type="float">
            <text:p>684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79367" calcext:value-type="float">
            <text:p>1479367</text:p>
          </table:table-cell>
          <table:table-cell table:formula="of:=ROUND([.F69]/[.E69])" office:value-type="float" office:value="87022" calcext:value-type="float">
            <text:p>870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33225" calcext:value-type="float">
            <text:p>1433225</text:p>
          </table:table-cell>
          <table:table-cell table:formula="of:=ROUND([.J69]/[.I69])" office:value-type="float" office:value="84307" calcext:value-type="float">
            <text:p>843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3335" calcext:value-type="float">
            <text:p>1193335</text:p>
          </table:table-cell>
          <table:table-cell table:formula="of:=ROUND([.B70]/[.A70])" office:value-type="float" office:value="38495" calcext:value-type="float">
            <text:p>384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48640" calcext:value-type="float">
            <text:p>1748640</text:p>
          </table:table-cell>
          <table:table-cell table:formula="of:=ROUND([.F70]/[.E70])" office:value-type="float" office:value="56408" calcext:value-type="float">
            <text:p>5640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04066" calcext:value-type="float">
            <text:p>1704066</text:p>
          </table:table-cell>
          <table:table-cell table:formula="of:=ROUND([.J70]/[.I70])" office:value-type="float" office:value="54970" calcext:value-type="float">
            <text:p>549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7783" calcext:value-type="float">
            <text:p>1817783</text:p>
          </table:table-cell>
          <table:table-cell table:formula="of:=ROUND([.B71]/[.A71])" office:value-type="float" office:value="23010" calcext:value-type="float">
            <text:p>23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76040" calcext:value-type="float">
            <text:p>2376040</text:p>
          </table:table-cell>
          <table:table-cell table:formula="of:=ROUND([.F71]/[.E71])" office:value-type="float" office:value="30076" calcext:value-type="float">
            <text:p>300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70526" calcext:value-type="float">
            <text:p>2470526</text:p>
          </table:table-cell>
          <table:table-cell table:formula="of:=ROUND([.J71]/[.I71])" office:value-type="float" office:value="31272" calcext:value-type="float">
            <text:p>312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77386" calcext:value-type="float">
            <text:p>1177386</text:p>
          </table:table-cell>
          <table:table-cell table:formula="of:=ROUND([.B72]/[.A72])" office:value-type="float" office:value="28033" calcext:value-type="float">
            <text:p>280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11030" calcext:value-type="float">
            <text:p>2011030</text:p>
          </table:table-cell>
          <table:table-cell table:formula="of:=ROUND([.F72]/[.E72])" office:value-type="float" office:value="47882" calcext:value-type="float">
            <text:p>478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23204" calcext:value-type="float">
            <text:p>2323204</text:p>
          </table:table-cell>
          <table:table-cell table:formula="of:=ROUND([.J72]/[.I72])" office:value-type="float" office:value="55314" calcext:value-type="float">
            <text:p>553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30013" calcext:value-type="float">
            <text:p>2230013</text:p>
          </table:table-cell>
          <table:table-cell table:formula="of:=ROUND([.B73]/[.A73])" office:value-type="float" office:value="29342" calcext:value-type="float">
            <text:p>2934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066905" calcext:value-type="float">
            <text:p>2066905</text:p>
          </table:table-cell>
          <table:table-cell table:formula="of:=ROUND([.F73]/[.E73])" office:value-type="float" office:value="27196" calcext:value-type="float">
            <text:p>271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431681" calcext:value-type="float">
            <text:p>2431681</text:p>
          </table:table-cell>
          <table:table-cell table:formula="of:=ROUND([.J73]/[.I73])" office:value-type="float" office:value="31996" calcext:value-type="float">
            <text:p>319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05539" calcext:value-type="float">
            <text:p>2205539</text:p>
          </table:table-cell>
          <table:table-cell table:formula="of:=ROUND([.B74]/[.A74])" office:value-type="float" office:value="20807" calcext:value-type="float">
            <text:p>208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708610" calcext:value-type="float">
            <text:p>2708610</text:p>
          </table:table-cell>
          <table:table-cell table:formula="of:=ROUND([.F74]/[.E74])" office:value-type="float" office:value="25553" calcext:value-type="float">
            <text:p>255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866634" calcext:value-type="float">
            <text:p>2866634</text:p>
          </table:table-cell>
          <table:table-cell table:formula="of:=ROUND([.J74]/[.I74])" office:value-type="float" office:value="27044" calcext:value-type="float">
            <text:p>270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401823" calcext:value-type="float">
            <text:p>6401823</text:p>
          </table:table-cell>
          <table:table-cell table:formula="of:=ROUND([.B75]/[.A75])" office:value-type="float" office:value="29915" calcext:value-type="float">
            <text:p>2991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7958060" calcext:value-type="float">
            <text:p>7958060</text:p>
          </table:table-cell>
          <table:table-cell table:formula="of:=ROUND([.F75]/[.E75])" office:value-type="float" office:value="37187" calcext:value-type="float">
            <text:p>3718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8184347" calcext:value-type="float">
            <text:p>8184347</text:p>
          </table:table-cell>
          <table:table-cell table:formula="of:=ROUND([.J75]/[.I75])" office:value-type="float" office:value="38245" calcext:value-type="float">
            <text:p>382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18486" calcext:value-type="float">
            <text:p>3418486</text:p>
          </table:table-cell>
          <table:table-cell table:formula="of:=ROUND([.B76]/[.A76])" office:value-type="float" office:value="45580" calcext:value-type="float">
            <text:p>455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749794" calcext:value-type="float">
            <text:p>4749794</text:p>
          </table:table-cell>
          <table:table-cell table:formula="of:=ROUND([.F76]/[.E76])" office:value-type="float" office:value="63331" calcext:value-type="float">
            <text:p>6333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803321" calcext:value-type="float">
            <text:p>4803321</text:p>
          </table:table-cell>
          <table:table-cell table:formula="of:=ROUND([.J76]/[.I76])" office:value-type="float" office:value="64044" calcext:value-type="float">
            <text:p>64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62185" calcext:value-type="float">
            <text:p>3962185</text:p>
          </table:table-cell>
          <table:table-cell table:formula="of:=ROUND([.B77]/[.A77])" office:value-type="float" office:value="39622" calcext:value-type="float">
            <text:p>396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0921" calcext:value-type="float">
            <text:p>5040921</text:p>
          </table:table-cell>
          <table:table-cell table:formula="of:=ROUND([.F77]/[.E77])" office:value-type="float" office:value="50409" calcext:value-type="float">
            <text:p>504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80178" calcext:value-type="float">
            <text:p>4280178</text:p>
          </table:table-cell>
          <table:table-cell table:formula="of:=ROUND([.J77]/[.I77])" office:value-type="float" office:value="42802" calcext:value-type="float">
            <text:p>428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15087" calcext:value-type="float">
            <text:p>2915087</text:p>
          </table:table-cell>
          <table:table-cell table:formula="of:=ROUND([.B78]/[.A78])" office:value-type="float" office:value="28579" calcext:value-type="float">
            <text:p>2857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563939" calcext:value-type="float">
            <text:p>6563939</text:p>
          </table:table-cell>
          <table:table-cell table:formula="of:=ROUND([.F78]/[.E78])" office:value-type="float" office:value="64352" calcext:value-type="float">
            <text:p>6435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275351" calcext:value-type="float">
            <text:p>5275351</text:p>
          </table:table-cell>
          <table:table-cell table:formula="of:=ROUND([.J78]/[.I78])" office:value-type="float" office:value="51719" calcext:value-type="float">
            <text:p>517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652531" calcext:value-type="float">
            <text:p>18652531</text:p>
          </table:table-cell>
          <table:table-cell table:formula="of:=ROUND([.B79]/[.A79])" office:value-type="float" office:value="65219" calcext:value-type="float">
            <text:p>6521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2695764" calcext:value-type="float">
            <text:p>12695764</text:p>
          </table:table-cell>
          <table:table-cell table:formula="of:=ROUND([.F79]/[.E79])" office:value-type="float" office:value="44391" calcext:value-type="float">
            <text:p>4439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9724670" calcext:value-type="float">
            <text:p>9724670</text:p>
          </table:table-cell>
          <table:table-cell table:formula="of:=ROUND([.J79]/[.I79])" office:value-type="float" office:value="34002" calcext:value-type="float">
            <text:p>340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16494" calcext:value-type="float">
            <text:p>6016494</text:p>
          </table:table-cell>
          <table:table-cell table:formula="of:=ROUND([.B80]/[.A80])" office:value-type="float" office:value="26159" calcext:value-type="float">
            <text:p>2615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8864286" calcext:value-type="float">
            <text:p>8864286</text:p>
          </table:table-cell>
          <table:table-cell table:formula="of:=ROUND([.F80]/[.E80])" office:value-type="float" office:value="38540" calcext:value-type="float">
            <text:p>3854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8040196" calcext:value-type="float">
            <text:p>8040196</text:p>
          </table:table-cell>
          <table:table-cell table:formula="of:=ROUND([.J80]/[.I80])" office:value-type="float" office:value="34957" calcext:value-type="float">
            <text:p>3495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094066" calcext:value-type="float">
            <text:p>5094066</text:p>
          </table:table-cell>
          <table:table-cell table:formula="of:=ROUND([.B81]/[.A81])" office:value-type="float" office:value="22342" calcext:value-type="float">
            <text:p>2234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644306" calcext:value-type="float">
            <text:p>7644306</text:p>
          </table:table-cell>
          <table:table-cell table:formula="of:=ROUND([.F81]/[.E81])" office:value-type="float" office:value="33528" calcext:value-type="float">
            <text:p>335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6964818" calcext:value-type="float">
            <text:p>6964818</text:p>
          </table:table-cell>
          <table:table-cell table:formula="of:=ROUND([.J81]/[.I81])" office:value-type="float" office:value="30547" calcext:value-type="float">
            <text:p>305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416641" calcext:value-type="float">
            <text:p>13416641</text:p>
          </table:table-cell>
          <table:table-cell table:formula="of:=ROUND([.B82]/[.A82])" office:value-type="float" office:value="53030" calcext:value-type="float">
            <text:p>5303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0838887" calcext:value-type="float">
            <text:p>10838887</text:p>
          </table:table-cell>
          <table:table-cell table:formula="of:=ROUND([.F82]/[.E82])" office:value-type="float" office:value="42841" calcext:value-type="float">
            <text:p>4284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1743996" calcext:value-type="float">
            <text:p>11743996</text:p>
          </table:table-cell>
          <table:table-cell table:formula="of:=ROUND([.J82]/[.I82])" office:value-type="float" office:value="46419" calcext:value-type="float">
            <text:p>464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701302" calcext:value-type="float">
            <text:p>14701302</text:p>
          </table:table-cell>
          <table:table-cell table:formula="of:=ROUND([.B83]/[.A83])" office:value-type="float" office:value="47732" calcext:value-type="float">
            <text:p>4773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3365379" calcext:value-type="float">
            <text:p>13365379</text:p>
          </table:table-cell>
          <table:table-cell table:formula="of:=ROUND([.F83]/[.E83])" office:value-type="float" office:value="43394" calcext:value-type="float">
            <text:p>4339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1596547" calcext:value-type="float">
            <text:p>11596547</text:p>
          </table:table-cell>
          <table:table-cell table:formula="of:=ROUND([.J83]/[.I83])" office:value-type="float" office:value="37651" calcext:value-type="float">
            <text:p>376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055568" calcext:value-type="float">
            <text:p>17055568</text:p>
          </table:table-cell>
          <table:table-cell table:formula="of:=ROUND([.B84]/[.A84])" office:value-type="float" office:value="54317" calcext:value-type="float">
            <text:p>54317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6342936" calcext:value-type="float">
            <text:p>16342936</text:p>
          </table:table-cell>
          <table:table-cell table:formula="of:=ROUND([.F84]/[.E84])" office:value-type="float" office:value="52048" calcext:value-type="float">
            <text:p>5204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5269090" calcext:value-type="float">
            <text:p>15269090</text:p>
          </table:table-cell>
          <table:table-cell table:formula="of:=ROUND([.J84]/[.I84])" office:value-type="float" office:value="48628" calcext:value-type="float">
            <text:p>486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70333" calcext:value-type="float">
            <text:p>2770333</text:p>
          </table:table-cell>
          <table:table-cell table:formula="of:=ROUND([.B85]/[.A85])" office:value-type="float" office:value="22708" calcext:value-type="float">
            <text:p>227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358625" calcext:value-type="float">
            <text:p>5358625</text:p>
          </table:table-cell>
          <table:table-cell table:formula="of:=ROUND([.F85]/[.E85])" office:value-type="float" office:value="43923" calcext:value-type="float">
            <text:p>4392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558552" calcext:value-type="float">
            <text:p>4558552</text:p>
          </table:table-cell>
          <table:table-cell table:formula="of:=ROUND([.J85]/[.I85])" office:value-type="float" office:value="37365" calcext:value-type="float">
            <text:p>373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8991" calcext:value-type="float">
            <text:p>1228991</text:p>
          </table:table-cell>
          <table:table-cell table:formula="of:=ROUND([.B86]/[.A86])" office:value-type="float" office:value="58523" calcext:value-type="float">
            <text:p>585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75788" calcext:value-type="float">
            <text:p>1275788</text:p>
          </table:table-cell>
          <table:table-cell table:formula="of:=ROUND([.F86]/[.E86])" office:value-type="float" office:value="60752" calcext:value-type="float">
            <text:p>607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43977" calcext:value-type="float">
            <text:p>1343977</text:p>
          </table:table-cell>
          <table:table-cell table:formula="of:=ROUND([.J86]/[.I86])" office:value-type="float" office:value="63999" calcext:value-type="float">
            <text:p>6399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9754328" calcext:value-type="float">
            <text:p>59754328</text:p>
          </table:table-cell>
          <table:table-cell table:formula="of:=ROUND([.B87]/[.A87])" office:value-type="float" office:value="31549" calcext:value-type="float">
            <text:p>31549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55020556" calcext:value-type="float">
            <text:p>55020556</text:p>
          </table:table-cell>
          <table:table-cell table:formula="of:=ROUND([.F87]/[.E87])" office:value-type="float" office:value="29050" calcext:value-type="float">
            <text:p>29050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56552516" calcext:value-type="float">
            <text:p>56552516</text:p>
          </table:table-cell>
          <table:table-cell table:formula="of:=ROUND([.J87]/[.I87])" office:value-type="float" office:value="29859" calcext:value-type="float">
            <text:p>298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24760" calcext:value-type="float">
            <text:p>4824760</text:p>
          </table:table-cell>
          <table:table-cell table:formula="of:=ROUND([.B88]/[.A88])" office:value-type="float" office:value="39874" calcext:value-type="float">
            <text:p>3987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477814" calcext:value-type="float">
            <text:p>6477814</text:p>
          </table:table-cell>
          <table:table-cell table:formula="of:=ROUND([.F88]/[.E88])" office:value-type="float" office:value="53536" calcext:value-type="float">
            <text:p>5353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390678" calcext:value-type="float">
            <text:p>5390678</text:p>
          </table:table-cell>
          <table:table-cell table:formula="of:=ROUND([.J88]/[.I88])" office:value-type="float" office:value="44551" calcext:value-type="float">
            <text:p>445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0366" calcext:value-type="float">
            <text:p>1600366</text:p>
          </table:table-cell>
          <table:table-cell table:formula="of:=ROUND([.B89]/[.A89])" office:value-type="float" office:value="33341" calcext:value-type="float">
            <text:p>3334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666402" calcext:value-type="float">
            <text:p>2666402</text:p>
          </table:table-cell>
          <table:table-cell table:formula="of:=ROUND([.F89]/[.E89])" office:value-type="float" office:value="55550" calcext:value-type="float">
            <text:p>555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38707" calcext:value-type="float">
            <text:p>2738707</text:p>
          </table:table-cell>
          <table:table-cell table:formula="of:=ROUND([.J89]/[.I89])" office:value-type="float" office:value="57056" calcext:value-type="float">
            <text:p>570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24367" calcext:value-type="float">
            <text:p>1424367</text:p>
          </table:table-cell>
          <table:table-cell table:formula="of:=ROUND([.B90]/[.A90])" office:value-type="float" office:value="49116" calcext:value-type="float">
            <text:p>491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92033" calcext:value-type="float">
            <text:p>2392033</text:p>
          </table:table-cell>
          <table:table-cell table:formula="of:=ROUND([.F90]/[.E90])" office:value-type="float" office:value="82484" calcext:value-type="float">
            <text:p>824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61538" calcext:value-type="float">
            <text:p>2161538</text:p>
          </table:table-cell>
          <table:table-cell table:formula="of:=ROUND([.J90]/[.I90])" office:value-type="float" office:value="74536" calcext:value-type="float">
            <text:p>7453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308623" calcext:value-type="float">
            <text:p>26308623</text:p>
          </table:table-cell>
          <table:table-cell table:formula="of:=ROUND([.B91]/[.A91])" office:value-type="float" office:value="30136" calcext:value-type="float">
            <text:p>30136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30693153" calcext:value-type="float">
            <text:p>30693153</text:p>
          </table:table-cell>
          <table:table-cell table:formula="of:=ROUND([.F91]/[.E91])" office:value-type="float" office:value="35158" calcext:value-type="float">
            <text:p>35158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4037701" calcext:value-type="float">
            <text:p>24037701</text:p>
          </table:table-cell>
          <table:table-cell table:formula="of:=ROUND([.J91]/[.I91])" office:value-type="float" office:value="27535" calcext:value-type="float">
            <text:p>2753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244807" calcext:value-type="float">
            <text:p>14244807</text:p>
          </table:table-cell>
          <table:table-cell table:formula="of:=ROUND([.B92]/[.A92])" office:value-type="float" office:value="37193" calcext:value-type="float">
            <text:p>3719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4527988" calcext:value-type="float">
            <text:p>14527988</text:p>
          </table:table-cell>
          <table:table-cell table:formula="of:=ROUND([.F92]/[.E92])" office:value-type="float" office:value="37932" calcext:value-type="float">
            <text:p>3793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3997462" calcext:value-type="float">
            <text:p>13997462</text:p>
          </table:table-cell>
          <table:table-cell table:formula="of:=ROUND([.J92]/[.I92])" office:value-type="float" office:value="36547" calcext:value-type="float">
            <text:p>365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338576" calcext:value-type="float">
            <text:p>24338576</text:p>
          </table:table-cell>
          <table:table-cell table:formula="of:=ROUND([.B93]/[.A93])" office:value-type="float" office:value="56470" calcext:value-type="float">
            <text:p>5647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4559900" calcext:value-type="float">
            <text:p>14559900</text:p>
          </table:table-cell>
          <table:table-cell table:formula="of:=ROUND([.F93]/[.E93])" office:value-type="float" office:value="33782" calcext:value-type="float">
            <text:p>33782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5948176" calcext:value-type="float">
            <text:p>15948176</text:p>
          </table:table-cell>
          <table:table-cell table:formula="of:=ROUND([.J93]/[.I93])" office:value-type="float" office:value="37003" calcext:value-type="float">
            <text:p>37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1293" calcext:value-type="float">
            <text:p>2041293</text:p>
          </table:table-cell>
          <table:table-cell table:formula="of:=ROUND([.B94]/[.A94])" office:value-type="float" office:value="55170" calcext:value-type="float">
            <text:p>5517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26069" calcext:value-type="float">
            <text:p>3026069</text:p>
          </table:table-cell>
          <table:table-cell table:formula="of:=ROUND([.F94]/[.E94])" office:value-type="float" office:value="81786" calcext:value-type="float">
            <text:p>8178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47449" calcext:value-type="float">
            <text:p>2747449</text:p>
          </table:table-cell>
          <table:table-cell table:formula="of:=ROUND([.J94]/[.I94])" office:value-type="float" office:value="74255" calcext:value-type="float">
            <text:p>742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25629" calcext:value-type="float">
            <text:p>7125629</text:p>
          </table:table-cell>
          <table:table-cell table:formula="of:=ROUND([.B95]/[.A95])" office:value-type="float" office:value="46573" calcext:value-type="float">
            <text:p>4657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7437885" calcext:value-type="float">
            <text:p>7437885</text:p>
          </table:table-cell>
          <table:table-cell table:formula="of:=ROUND([.F95]/[.E95])" office:value-type="float" office:value="48614" calcext:value-type="float">
            <text:p>486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059115" calcext:value-type="float">
            <text:p>6059115</text:p>
          </table:table-cell>
          <table:table-cell table:formula="of:=ROUND([.J95]/[.I95])" office:value-type="float" office:value="39602" calcext:value-type="float">
            <text:p>396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474004" calcext:value-type="float">
            <text:p>8474004</text:p>
          </table:table-cell>
          <table:table-cell table:formula="of:=ROUND([.B96]/[.A96])" office:value-type="float" office:value="32592" calcext:value-type="float">
            <text:p>3259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666927" calcext:value-type="float">
            <text:p>7666927</text:p>
          </table:table-cell>
          <table:table-cell table:formula="of:=ROUND([.F96]/[.E96])" office:value-type="float" office:value="29488" calcext:value-type="float">
            <text:p>2948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399206" calcext:value-type="float">
            <text:p>7399206</text:p>
          </table:table-cell>
          <table:table-cell table:formula="of:=ROUND([.J96]/[.I96])" office:value-type="float" office:value="28458" calcext:value-type="float">
            <text:p>2845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3769255" calcext:value-type="float">
            <text:p>33769255</text:p>
          </table:table-cell>
          <table:table-cell table:formula="of:=ROUND([.B97]/[.A97])" office:value-type="float" office:value="33736" calcext:value-type="float">
            <text:p>3373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26480681" calcext:value-type="float">
            <text:p>26480681</text:p>
          </table:table-cell>
          <table:table-cell table:formula="of:=ROUND([.F97]/[.E97])" office:value-type="float" office:value="26454" calcext:value-type="float">
            <text:p>26454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34093501" calcext:value-type="float">
            <text:p>34093501</text:p>
          </table:table-cell>
          <table:table-cell table:formula="of:=ROUND([.J97]/[.I97])" office:value-type="float" office:value="34059" calcext:value-type="float">
            <text:p>340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53439" calcext:value-type="float">
            <text:p>14153439</text:p>
          </table:table-cell>
          <table:table-cell table:formula="of:=ROUND([.B98]/[.A98])" office:value-type="float" office:value="61270" calcext:value-type="float">
            <text:p>6127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6180584" calcext:value-type="float">
            <text:p>6180584</text:p>
          </table:table-cell>
          <table:table-cell table:formula="of:=ROUND([.F98]/[.E98])" office:value-type="float" office:value="26756" calcext:value-type="float">
            <text:p>2675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6568706" calcext:value-type="float">
            <text:p>6568706</text:p>
          </table:table-cell>
          <table:table-cell table:formula="of:=ROUND([.J98]/[.I98])" office:value-type="float" office:value="28436" calcext:value-type="float">
            <text:p>2843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977303" calcext:value-type="float">
            <text:p>11977303</text:p>
          </table:table-cell>
          <table:table-cell table:formula="of:=ROUND([.B99]/[.A99])" office:value-type="float" office:value="26151" calcext:value-type="float">
            <text:p>2615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126423" calcext:value-type="float">
            <text:p>14126423</text:p>
          </table:table-cell>
          <table:table-cell table:formula="of:=ROUND([.F99]/[.E99])" office:value-type="float" office:value="30844" calcext:value-type="float">
            <text:p>30844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255046" calcext:value-type="float">
            <text:p>14255046</text:p>
          </table:table-cell>
          <table:table-cell table:formula="of:=ROUND([.J99]/[.I99])" office:value-type="float" office:value="31125" calcext:value-type="float">
            <text:p>31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21937" calcext:value-type="float">
            <text:p>3921937</text:p>
          </table:table-cell>
          <table:table-cell table:formula="of:=ROUND([.B100]/[.A100])" office:value-type="float" office:value="24822" calcext:value-type="float">
            <text:p>2482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569508" calcext:value-type="float">
            <text:p>6569508</text:p>
          </table:table-cell>
          <table:table-cell table:formula="of:=ROUND([.F100]/[.E100])" office:value-type="float" office:value="41579" calcext:value-type="float">
            <text:p>4157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174046" calcext:value-type="float">
            <text:p>6174046</text:p>
          </table:table-cell>
          <table:table-cell table:formula="of:=ROUND([.J100]/[.I100])" office:value-type="float" office:value="39076" calcext:value-type="float">
            <text:p>3907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202369" calcext:value-type="float">
            <text:p>7202369</text:p>
          </table:table-cell>
          <table:table-cell table:formula="of:=ROUND([.B101]/[.A101])" office:value-type="float" office:value="28356" calcext:value-type="float">
            <text:p>2835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8697239" calcext:value-type="float">
            <text:p>8697239</text:p>
          </table:table-cell>
          <table:table-cell table:formula="of:=ROUND([.F101]/[.E101])" office:value-type="float" office:value="34241" calcext:value-type="float">
            <text:p>3424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8951104" calcext:value-type="float">
            <text:p>8951104</text:p>
          </table:table-cell>
          <table:table-cell table:formula="of:=ROUND([.J101]/[.I101])" office:value-type="float" office:value="35241" calcext:value-type="float">
            <text:p>3524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041383" calcext:value-type="float">
            <text:p>24041383</text:p>
          </table:table-cell>
          <table:table-cell table:formula="of:=ROUND([.B102]/[.A102])" office:value-type="float" office:value="49775" calcext:value-type="float">
            <text:p>4977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0080094" calcext:value-type="float">
            <text:p>20080094</text:p>
          </table:table-cell>
          <table:table-cell table:formula="of:=ROUND([.F102]/[.E102])" office:value-type="float" office:value="41574" calcext:value-type="float">
            <text:p>41574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1211856" calcext:value-type="float">
            <text:p>21211856</text:p>
          </table:table-cell>
          <table:table-cell table:formula="of:=ROUND([.J102]/[.I102])" office:value-type="float" office:value="43917" calcext:value-type="float">
            <text:p>4391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0638790" calcext:value-type="float">
            <text:p>40638790</text:p>
          </table:table-cell>
          <table:table-cell table:formula="of:=ROUND([.B103]/[.A103])" office:value-type="float" office:value="28518" calcext:value-type="float">
            <text:p>28518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59620061" calcext:value-type="float">
            <text:p>59620061</text:p>
          </table:table-cell>
          <table:table-cell table:formula="of:=ROUND([.F103]/[.E103])" office:value-type="float" office:value="41839" calcext:value-type="float">
            <text:p>41839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45795414" calcext:value-type="float">
            <text:p>45795414</text:p>
          </table:table-cell>
          <table:table-cell table:formula="of:=ROUND([.J103]/[.I103])" office:value-type="float" office:value="32137" calcext:value-type="float">
            <text:p>321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53812" calcext:value-type="float">
            <text:p>4553812</text:p>
          </table:table-cell>
          <table:table-cell table:formula="of:=ROUND([.B104]/[.A104])" office:value-type="float" office:value="29570" calcext:value-type="float">
            <text:p>2957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825227" calcext:value-type="float">
            <text:p>6825227</text:p>
          </table:table-cell>
          <table:table-cell table:formula="of:=ROUND([.F104]/[.E104])" office:value-type="float" office:value="44320" calcext:value-type="float">
            <text:p>4432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257936" calcext:value-type="float">
            <text:p>6257936</text:p>
          </table:table-cell>
          <table:table-cell table:formula="of:=ROUND([.J104]/[.I104])" office:value-type="float" office:value="40636" calcext:value-type="float">
            <text:p>406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104333" calcext:value-type="float">
            <text:p>13104333</text:p>
          </table:table-cell>
          <table:table-cell table:formula="of:=ROUND([.B105]/[.A105])" office:value-type="float" office:value="53270" calcext:value-type="float">
            <text:p>5327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1003228" calcext:value-type="float">
            <text:p>11003228</text:p>
          </table:table-cell>
          <table:table-cell table:formula="of:=ROUND([.F105]/[.E105])" office:value-type="float" office:value="44729" calcext:value-type="float">
            <text:p>4472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1929717" calcext:value-type="float">
            <text:p>11929717</text:p>
          </table:table-cell>
          <table:table-cell table:formula="of:=ROUND([.J105]/[.I105])" office:value-type="float" office:value="48495" calcext:value-type="float">
            <text:p>48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2756" calcext:value-type="float">
            <text:p>1512756</text:p>
          </table:table-cell>
          <table:table-cell table:formula="of:=ROUND([.B106]/[.A106])" office:value-type="float" office:value="63032" calcext:value-type="float">
            <text:p>630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7828" calcext:value-type="float">
            <text:p>1597828</text:p>
          </table:table-cell>
          <table:table-cell table:formula="of:=ROUND([.F106]/[.E106])" office:value-type="float" office:value="66576" calcext:value-type="float">
            <text:p>665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76891" calcext:value-type="float">
            <text:p>1776891</text:p>
          </table:table-cell>
          <table:table-cell table:formula="of:=ROUND([.J106]/[.I106])" office:value-type="float" office:value="74037" calcext:value-type="float">
            <text:p>74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4676" calcext:value-type="float">
            <text:p>584676</text:p>
          </table:table-cell>
          <table:table-cell table:formula="of:=ROUND([.B107]/[.A107])" office:value-type="float" office:value="97446" calcext:value-type="float">
            <text:p>974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9025" calcext:value-type="float">
            <text:p>719025</text:p>
          </table:table-cell>
          <table:table-cell table:formula="of:=ROUND([.F107]/[.E107])" office:value-type="float" office:value="119838" calcext:value-type="float">
            <text:p>1198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22774" calcext:value-type="float">
            <text:p>722774</text:p>
          </table:table-cell>
          <table:table-cell table:formula="of:=ROUND([.J107]/[.I107])" office:value-type="float" office:value="120462" calcext:value-type="float">
            <text:p>1204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41788" calcext:value-type="float">
            <text:p>2641788</text:p>
          </table:table-cell>
          <table:table-cell table:formula="of:=ROUND([.B108]/[.A108])" office:value-type="float" office:value="36189" calcext:value-type="float">
            <text:p>3618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243359" calcext:value-type="float">
            <text:p>3243359</text:p>
          </table:table-cell>
          <table:table-cell table:formula="of:=ROUND([.F108]/[.E108])" office:value-type="float" office:value="44430" calcext:value-type="float">
            <text:p>4443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005775" calcext:value-type="float">
            <text:p>3005775</text:p>
          </table:table-cell>
          <table:table-cell table:formula="of:=ROUND([.J108]/[.I108])" office:value-type="float" office:value="41175" calcext:value-type="float">
            <text:p>41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26" calcext:value-type="float">
            <text:p>747026</text:p>
          </table:table-cell>
          <table:table-cell table:formula="of:=ROUND([.B109]/[.A109])" office:value-type="float" office:value="83003" calcext:value-type="float">
            <text:p>830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17740" calcext:value-type="float">
            <text:p>917740</text:p>
          </table:table-cell>
          <table:table-cell table:formula="of:=ROUND([.F109]/[.E109])" office:value-type="float" office:value="101971" calcext:value-type="float">
            <text:p>1019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7398" calcext:value-type="float">
            <text:p>1107398</text:p>
          </table:table-cell>
          <table:table-cell table:formula="of:=ROUND([.J109]/[.I109])" office:value-type="float" office:value="123044" calcext:value-type="float">
            <text:p>1230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78962" calcext:value-type="float">
            <text:p>2978962</text:p>
          </table:table-cell>
          <table:table-cell table:formula="of:=ROUND([.B110]/[.A110])" office:value-type="float" office:value="33471" calcext:value-type="float">
            <text:p>334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670204" calcext:value-type="float">
            <text:p>2670204</text:p>
          </table:table-cell>
          <table:table-cell table:formula="of:=ROUND([.F110]/[.E110])" office:value-type="float" office:value="30002" calcext:value-type="float">
            <text:p>30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60567" calcext:value-type="float">
            <text:p>2460567</text:p>
          </table:table-cell>
          <table:table-cell table:formula="of:=ROUND([.J110]/[.I110])" office:value-type="float" office:value="27647" calcext:value-type="float">
            <text:p>276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65963" calcext:value-type="float">
            <text:p>2565963</text:p>
          </table:table-cell>
          <table:table-cell table:formula="of:=ROUND([.B111]/[.A111])" office:value-type="float" office:value="30188" calcext:value-type="float">
            <text:p>301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229328" calcext:value-type="float">
            <text:p>3229328</text:p>
          </table:table-cell>
          <table:table-cell table:formula="of:=ROUND([.F111]/[.E111])" office:value-type="float" office:value="37992" calcext:value-type="float">
            <text:p>379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834864" calcext:value-type="float">
            <text:p>2834864</text:p>
          </table:table-cell>
          <table:table-cell table:formula="of:=ROUND([.J111]/[.I111])" office:value-type="float" office:value="33351" calcext:value-type="float">
            <text:p>333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90140" calcext:value-type="float">
            <text:p>3090140</text:p>
          </table:table-cell>
          <table:table-cell table:formula="of:=ROUND([.B112]/[.A112])" office:value-type="float" office:value="36355" calcext:value-type="float">
            <text:p>363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668115" calcext:value-type="float">
            <text:p>2668115</text:p>
          </table:table-cell>
          <table:table-cell table:formula="of:=ROUND([.F112]/[.E112])" office:value-type="float" office:value="31390" calcext:value-type="float">
            <text:p>313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53370" calcext:value-type="float">
            <text:p>2553370</text:p>
          </table:table-cell>
          <table:table-cell table:formula="of:=ROUND([.J112]/[.I112])" office:value-type="float" office:value="30040" calcext:value-type="float">
            <text:p>300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0120" calcext:value-type="float">
            <text:p>2440120</text:p>
          </table:table-cell>
          <table:table-cell table:formula="of:=ROUND([.B113]/[.A113])" office:value-type="float" office:value="135562" calcext:value-type="float">
            <text:p>1355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78635" calcext:value-type="float">
            <text:p>1278635</text:p>
          </table:table-cell>
          <table:table-cell table:formula="of:=ROUND([.F113]/[.E113])" office:value-type="float" office:value="71035" calcext:value-type="float">
            <text:p>710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07718" calcext:value-type="float">
            <text:p>1207718</text:p>
          </table:table-cell>
          <table:table-cell table:formula="of:=ROUND([.J113]/[.I113])" office:value-type="float" office:value="67095" calcext:value-type="float">
            <text:p>670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7436" calcext:value-type="float">
            <text:p>1107436</text:p>
          </table:table-cell>
          <table:table-cell table:formula="of:=ROUND([.B114]/[.A114])" office:value-type="float" office:value="61524" calcext:value-type="float">
            <text:p>615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58021" calcext:value-type="float">
            <text:p>1158021</text:p>
          </table:table-cell>
          <table:table-cell table:formula="of:=ROUND([.F114]/[.E114])" office:value-type="float" office:value="64335" calcext:value-type="float">
            <text:p>643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66785" calcext:value-type="float">
            <text:p>966785</text:p>
          </table:table-cell>
          <table:table-cell table:formula="of:=ROUND([.J114]/[.I114])" office:value-type="float" office:value="53710" calcext:value-type="float">
            <text:p>537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7395" calcext:value-type="float">
            <text:p>1797395</text:p>
          </table:table-cell>
          <table:table-cell table:formula="of:=ROUND([.B115]/[.A115])" office:value-type="float" office:value="99855" calcext:value-type="float">
            <text:p>998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18925" calcext:value-type="float">
            <text:p>1318925</text:p>
          </table:table-cell>
          <table:table-cell table:formula="of:=ROUND([.F115]/[.E115])" office:value-type="float" office:value="73274" calcext:value-type="float">
            <text:p>732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46211" calcext:value-type="float">
            <text:p>1446211</text:p>
          </table:table-cell>
          <table:table-cell table:formula="of:=ROUND([.J115]/[.I115])" office:value-type="float" office:value="80345" calcext:value-type="float">
            <text:p>80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6995" calcext:value-type="float">
            <text:p>986995</text:p>
          </table:table-cell>
          <table:table-cell table:formula="of:=ROUND([.B116]/[.A116])" office:value-type="float" office:value="197399" calcext:value-type="float">
            <text:p>1973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55128" calcext:value-type="float">
            <text:p>1655128</text:p>
          </table:table-cell>
          <table:table-cell table:formula="of:=ROUND([.F116]/[.E116])" office:value-type="float" office:value="331026" calcext:value-type="float">
            <text:p>3310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9197" calcext:value-type="float">
            <text:p>1209197</text:p>
          </table:table-cell>
          <table:table-cell table:formula="of:=ROUND([.J116]/[.I116])" office:value-type="float" office:value="241839" calcext:value-type="float">
            <text:p>241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7891" calcext:value-type="float">
            <text:p>427891</text:p>
          </table:table-cell>
          <table:table-cell table:formula="of:=ROUND([.B117]/[.A117])" office:value-type="float" office:value="106973" calcext:value-type="float">
            <text:p>1069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1214" calcext:value-type="float">
            <text:p>421214</text:p>
          </table:table-cell>
          <table:table-cell table:formula="of:=ROUND([.F117]/[.E117])" office:value-type="float" office:value="105304" calcext:value-type="float">
            <text:p>1053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7774" calcext:value-type="float">
            <text:p>387774</text:p>
          </table:table-cell>
          <table:table-cell table:formula="of:=ROUND([.J117]/[.I117])" office:value-type="float" office:value="96944" calcext:value-type="float">
            <text:p>96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153" calcext:value-type="float">
            <text:p>491153</text:p>
          </table:table-cell>
          <table:table-cell table:formula="of:=ROUND([.B118]/[.A118])" office:value-type="float" office:value="122788" calcext:value-type="float">
            <text:p>1227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7583" calcext:value-type="float">
            <text:p>487583</text:p>
          </table:table-cell>
          <table:table-cell table:formula="of:=ROUND([.F118]/[.E118])" office:value-type="float" office:value="121896" calcext:value-type="float">
            <text:p>1218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7993" calcext:value-type="float">
            <text:p>577993</text:p>
          </table:table-cell>
          <table:table-cell table:formula="of:=ROUND([.J118]/[.I118])" office:value-type="float" office:value="144498" calcext:value-type="float">
            <text:p>144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506" calcext:value-type="float">
            <text:p>591506</text:p>
          </table:table-cell>
          <table:table-cell table:formula="of:=ROUND([.B119]/[.A119])" office:value-type="float" office:value="147877" calcext:value-type="float">
            <text:p>1478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0260" calcext:value-type="float">
            <text:p>540260</text:p>
          </table:table-cell>
          <table:table-cell table:formula="of:=ROUND([.F119]/[.E119])" office:value-type="float" office:value="135065" calcext:value-type="float">
            <text:p>135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22558" calcext:value-type="float">
            <text:p>622558</text:p>
          </table:table-cell>
          <table:table-cell table:formula="of:=ROUND([.J119]/[.I119])" office:value-type="float" office:value="155640" calcext:value-type="float">
            <text:p>1556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729415" calcext:value-type="float">
            <text:p>123729415</text:p>
          </table:table-cell>
          <table:table-cell table:formula="of:=ROUND([.B120]/[.A120])" office:value-type="float" office:value="4124314" calcext:value-type="float">
            <text:p>41243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80074" calcext:value-type="float">
            <text:p>1980074</text:p>
          </table:table-cell>
          <table:table-cell table:formula="of:=ROUND([.F120]/[.E120])" office:value-type="float" office:value="66002" calcext:value-type="float">
            <text:p>66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79427" calcext:value-type="float">
            <text:p>2279427</text:p>
          </table:table-cell>
          <table:table-cell table:formula="of:=ROUND([.J120]/[.I120])" office:value-type="float" office:value="75981" calcext:value-type="float">
            <text:p>759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146" calcext:value-type="float">
            <text:p>1171146</text:p>
          </table:table-cell>
          <table:table-cell table:formula="of:=ROUND([.B121]/[.A121])" office:value-type="float" office:value="83653" calcext:value-type="float">
            <text:p>836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9893" calcext:value-type="float">
            <text:p>809893</text:p>
          </table:table-cell>
          <table:table-cell table:formula="of:=ROUND([.F121]/[.E121])" office:value-type="float" office:value="57850" calcext:value-type="float">
            <text:p>578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34710" calcext:value-type="float">
            <text:p>734710</text:p>
          </table:table-cell>
          <table:table-cell table:formula="of:=ROUND([.J121]/[.I121])" office:value-type="float" office:value="52479" calcext:value-type="float">
            <text:p>524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27606" calcext:value-type="float">
            <text:p>1227606</text:p>
          </table:table-cell>
          <table:table-cell table:formula="of:=ROUND([.B122]/[.A122])" office:value-type="float" office:value="87686" calcext:value-type="float">
            <text:p>876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6613" calcext:value-type="float">
            <text:p>726613</text:p>
          </table:table-cell>
          <table:table-cell table:formula="of:=ROUND([.F122]/[.E122])" office:value-type="float" office:value="51901" calcext:value-type="float">
            <text:p>519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5032" calcext:value-type="float">
            <text:p>755032</text:p>
          </table:table-cell>
          <table:table-cell table:formula="of:=ROUND([.J122]/[.I122])" office:value-type="float" office:value="53931" calcext:value-type="float">
            <text:p>539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4193" calcext:value-type="float">
            <text:p>824193</text:p>
          </table:table-cell>
          <table:table-cell table:formula="of:=ROUND([.B123]/[.A123])" office:value-type="float" office:value="58871" calcext:value-type="float">
            <text:p>588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33764" calcext:value-type="float">
            <text:p>733764</text:p>
          </table:table-cell>
          <table:table-cell table:formula="of:=ROUND([.F123]/[.E123])" office:value-type="float" office:value="52412" calcext:value-type="float">
            <text:p>524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49675" calcext:value-type="float">
            <text:p>749675</text:p>
          </table:table-cell>
          <table:table-cell table:formula="of:=ROUND([.J123]/[.I123])" office:value-type="float" office:value="53548" calcext:value-type="float">
            <text:p>53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2415" calcext:value-type="float">
            <text:p>652415</text:p>
          </table:table-cell>
          <table:table-cell table:formula="of:=ROUND([.B124]/[.A124])" office:value-type="float" office:value="217472" calcext:value-type="float">
            <text:p>2174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3698" calcext:value-type="float">
            <text:p>323698</text:p>
          </table:table-cell>
          <table:table-cell table:formula="of:=ROUND([.F124]/[.E124])" office:value-type="float" office:value="107899" calcext:value-type="float">
            <text:p>1078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8738" calcext:value-type="float">
            <text:p>358738</text:p>
          </table:table-cell>
          <table:table-cell table:formula="of:=ROUND([.J124]/[.I124])" office:value-type="float" office:value="119579" calcext:value-type="float">
            <text:p>119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6857" calcext:value-type="float">
            <text:p>1076857</text:p>
          </table:table-cell>
          <table:table-cell table:formula="of:=ROUND([.B125]/[.A125])" office:value-type="float" office:value="76918" calcext:value-type="float">
            <text:p>769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28349" calcext:value-type="float">
            <text:p>1128349</text:p>
          </table:table-cell>
          <table:table-cell table:formula="of:=ROUND([.F125]/[.E125])" office:value-type="float" office:value="80596" calcext:value-type="float">
            <text:p>805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78359" calcext:value-type="float">
            <text:p>1178359</text:p>
          </table:table-cell>
          <table:table-cell table:formula="of:=ROUND([.J125]/[.I125])" office:value-type="float" office:value="84169" calcext:value-type="float">
            <text:p>84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9203" calcext:value-type="float">
            <text:p>669203</text:p>
          </table:table-cell>
          <table:table-cell table:formula="of:=ROUND([.B126]/[.A126])" office:value-type="float" office:value="111534" calcext:value-type="float">
            <text:p>1115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0072" calcext:value-type="float">
            <text:p>490072</text:p>
          </table:table-cell>
          <table:table-cell table:formula="of:=ROUND([.F126]/[.E126])" office:value-type="float" office:value="81679" calcext:value-type="float">
            <text:p>816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7955" calcext:value-type="float">
            <text:p>467955</text:p>
          </table:table-cell>
          <table:table-cell table:formula="of:=ROUND([.J126]/[.I126])" office:value-type="float" office:value="77993" calcext:value-type="float">
            <text:p>779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3834" calcext:value-type="float">
            <text:p>573834</text:p>
          </table:table-cell>
          <table:table-cell table:formula="of:=ROUND([.B127]/[.A127])" office:value-type="float" office:value="95639" calcext:value-type="float">
            <text:p>956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4457" calcext:value-type="float">
            <text:p>474457</text:p>
          </table:table-cell>
          <table:table-cell table:formula="of:=ROUND([.F127]/[.E127])" office:value-type="float" office:value="79076" calcext:value-type="float">
            <text:p>790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7882" calcext:value-type="float">
            <text:p>507882</text:p>
          </table:table-cell>
          <table:table-cell table:formula="of:=ROUND([.J127]/[.I127])" office:value-type="float" office:value="84647" calcext:value-type="float">
            <text:p>846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9958" calcext:value-type="float">
            <text:p>549958</text:p>
          </table:table-cell>
          <table:table-cell table:formula="of:=ROUND([.B128]/[.A128])" office:value-type="float" office:value="91660" calcext:value-type="float">
            <text:p>916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4429" calcext:value-type="float">
            <text:p>594429</text:p>
          </table:table-cell>
          <table:table-cell table:formula="of:=ROUND([.F128]/[.E128])" office:value-type="float" office:value="99072" calcext:value-type="float">
            <text:p>990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6009" calcext:value-type="float">
            <text:p>506009</text:p>
          </table:table-cell>
          <table:table-cell table:formula="of:=ROUND([.J128]/[.I128])" office:value-type="float" office:value="84335" calcext:value-type="float">
            <text:p>84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8016" calcext:value-type="float">
            <text:p>538016</text:p>
          </table:table-cell>
          <table:table-cell table:formula="of:=ROUND([.B129]/[.A129])" office:value-type="float" office:value="179339" calcext:value-type="float">
            <text:p>1793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8957" calcext:value-type="float">
            <text:p>308957</text:p>
          </table:table-cell>
          <table:table-cell table:formula="of:=ROUND([.F129]/[.E129])" office:value-type="float" office:value="102986" calcext:value-type="float">
            <text:p>1029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7123" calcext:value-type="float">
            <text:p>307123</text:p>
          </table:table-cell>
          <table:table-cell table:formula="of:=ROUND([.J129]/[.I129])" office:value-type="float" office:value="102374" calcext:value-type="float">
            <text:p>102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1263" calcext:value-type="float">
            <text:p>631263</text:p>
          </table:table-cell>
          <table:table-cell table:formula="of:=ROUND([.B130]/[.A130])" office:value-type="float" office:value="105211" calcext:value-type="float">
            <text:p>1052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187" calcext:value-type="float">
            <text:p>409187</text:p>
          </table:table-cell>
          <table:table-cell table:formula="of:=ROUND([.F130]/[.E130])" office:value-type="float" office:value="68198" calcext:value-type="float">
            <text:p>681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6671" calcext:value-type="float">
            <text:p>396671</text:p>
          </table:table-cell>
          <table:table-cell table:formula="of:=ROUND([.J130]/[.I130])" office:value-type="float" office:value="66112" calcext:value-type="float">
            <text:p>66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5867" calcext:value-type="float">
            <text:p>545867</text:p>
          </table:table-cell>
          <table:table-cell table:formula="of:=ROUND([.B131]/[.A131])" office:value-type="float" office:value="90978" calcext:value-type="float">
            <text:p>909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7173" calcext:value-type="float">
            <text:p>397173</text:p>
          </table:table-cell>
          <table:table-cell table:formula="of:=ROUND([.F131]/[.E131])" office:value-type="float" office:value="66196" calcext:value-type="float">
            <text:p>66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2733" calcext:value-type="float">
            <text:p>472733</text:p>
          </table:table-cell>
          <table:table-cell table:formula="of:=ROUND([.J131]/[.I131])" office:value-type="float" office:value="78789" calcext:value-type="float">
            <text:p>78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2333" calcext:value-type="float">
            <text:p>652333</text:p>
          </table:table-cell>
          <table:table-cell table:formula="of:=ROUND([.B132]/[.A132])" office:value-type="float" office:value="163083" calcext:value-type="float">
            <text:p>1630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8544" calcext:value-type="float">
            <text:p>348544</text:p>
          </table:table-cell>
          <table:table-cell table:formula="of:=ROUND([.F132]/[.E132])" office:value-type="float" office:value="87136" calcext:value-type="float">
            <text:p>871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9706" calcext:value-type="float">
            <text:p>369706</text:p>
          </table:table-cell>
          <table:table-cell table:formula="of:=ROUND([.J132]/[.I132])" office:value-type="float" office:value="92427" calcext:value-type="float">
            <text:p>92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6123" calcext:value-type="float">
            <text:p>636123</text:p>
          </table:table-cell>
          <table:table-cell table:formula="of:=ROUND([.B133]/[.A133])" office:value-type="float" office:value="159031" calcext:value-type="float">
            <text:p>1590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2094" calcext:value-type="float">
            <text:p>392094</text:p>
          </table:table-cell>
          <table:table-cell table:formula="of:=ROUND([.F133]/[.E133])" office:value-type="float" office:value="98024" calcext:value-type="float">
            <text:p>980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9313" calcext:value-type="float">
            <text:p>369313</text:p>
          </table:table-cell>
          <table:table-cell table:formula="of:=ROUND([.J133]/[.I133])" office:value-type="float" office:value="92328" calcext:value-type="float">
            <text:p>92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8864" calcext:value-type="float">
            <text:p>1108864</text:p>
          </table:table-cell>
          <table:table-cell table:formula="of:=ROUND([.B134]/[.A134])" office:value-type="float" office:value="123207" calcext:value-type="float">
            <text:p>1232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6023" calcext:value-type="float">
            <text:p>1106023</text:p>
          </table:table-cell>
          <table:table-cell table:formula="of:=ROUND([.F134]/[.E134])" office:value-type="float" office:value="122891" calcext:value-type="float">
            <text:p>1228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09018" calcext:value-type="float">
            <text:p>1209018</text:p>
          </table:table-cell>
          <table:table-cell table:formula="of:=ROUND([.J134]/[.I134])" office:value-type="float" office:value="134335" calcext:value-type="float">
            <text:p>134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2520" calcext:value-type="float">
            <text:p>942520</text:p>
          </table:table-cell>
          <table:table-cell table:formula="of:=ROUND([.B135]/[.A135])" office:value-type="float" office:value="117815" calcext:value-type="float">
            <text:p>1178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92706" calcext:value-type="float">
            <text:p>792706</text:p>
          </table:table-cell>
          <table:table-cell table:formula="of:=ROUND([.F135]/[.E135])" office:value-type="float" office:value="99088" calcext:value-type="float">
            <text:p>990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11965" calcext:value-type="float">
            <text:p>911965</text:p>
          </table:table-cell>
          <table:table-cell table:formula="of:=ROUND([.J135]/[.I135])" office:value-type="float" office:value="113996" calcext:value-type="float">
            <text:p>113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2255" calcext:value-type="float">
            <text:p>782255</text:p>
          </table:table-cell>
          <table:table-cell table:formula="of:=ROUND([.B136]/[.A136])" office:value-type="float" office:value="97782" calcext:value-type="float">
            <text:p>977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6868" calcext:value-type="float">
            <text:p>786868</text:p>
          </table:table-cell>
          <table:table-cell table:formula="of:=ROUND([.F136]/[.E136])" office:value-type="float" office:value="98359" calcext:value-type="float">
            <text:p>983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52884" calcext:value-type="float">
            <text:p>852884</text:p>
          </table:table-cell>
          <table:table-cell table:formula="of:=ROUND([.J136]/[.I136])" office:value-type="float" office:value="106611" calcext:value-type="float">
            <text:p>1066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9830" calcext:value-type="float">
            <text:p>1219830</text:p>
          </table:table-cell>
          <table:table-cell table:formula="of:=ROUND([.B137]/[.A137])" office:value-type="float" office:value="58087" calcext:value-type="float">
            <text:p>580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25276" calcext:value-type="float">
            <text:p>2125276</text:p>
          </table:table-cell>
          <table:table-cell table:formula="of:=ROUND([.F137]/[.E137])" office:value-type="float" office:value="101204" calcext:value-type="float">
            <text:p>1012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26730" calcext:value-type="float">
            <text:p>1826730</text:p>
          </table:table-cell>
          <table:table-cell table:formula="of:=ROUND([.J137]/[.I137])" office:value-type="float" office:value="86987" calcext:value-type="float">
            <text:p>8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6003" calcext:value-type="float">
            <text:p>736003</text:p>
          </table:table-cell>
          <table:table-cell table:formula="of:=ROUND([.B138]/[.A138])" office:value-type="float" office:value="147201" calcext:value-type="float">
            <text:p>1472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4726" calcext:value-type="float">
            <text:p>834726</text:p>
          </table:table-cell>
          <table:table-cell table:formula="of:=ROUND([.F138]/[.E138])" office:value-type="float" office:value="166945" calcext:value-type="float">
            <text:p>1669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7916" calcext:value-type="float">
            <text:p>697916</text:p>
          </table:table-cell>
          <table:table-cell table:formula="of:=ROUND([.J138]/[.I138])" office:value-type="float" office:value="139583" calcext:value-type="float">
            <text:p>139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5937" calcext:value-type="float">
            <text:p>635937</text:p>
          </table:table-cell>
          <table:table-cell table:formula="of:=ROUND([.B139]/[.A139])" office:value-type="float" office:value="127187" calcext:value-type="float">
            <text:p>127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0970" calcext:value-type="float">
            <text:p>660970</text:p>
          </table:table-cell>
          <table:table-cell table:formula="of:=ROUND([.F139]/[.E139])" office:value-type="float" office:value="132194" calcext:value-type="float">
            <text:p>132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3847" calcext:value-type="float">
            <text:p>603847</text:p>
          </table:table-cell>
          <table:table-cell table:formula="of:=ROUND([.J139]/[.I139])" office:value-type="float" office:value="120769" calcext:value-type="float">
            <text:p>12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5240" calcext:value-type="float">
            <text:p>755240</text:p>
          </table:table-cell>
          <table:table-cell table:formula="of:=ROUND([.B140]/[.A140])" office:value-type="float" office:value="151048" calcext:value-type="float">
            <text:p>151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5502" calcext:value-type="float">
            <text:p>715502</text:p>
          </table:table-cell>
          <table:table-cell table:formula="of:=ROUND([.F140]/[.E140])" office:value-type="float" office:value="143100" calcext:value-type="float">
            <text:p>143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5524" calcext:value-type="float">
            <text:p>625524</text:p>
          </table:table-cell>
          <table:table-cell table:formula="of:=ROUND([.J140]/[.I140])" office:value-type="float" office:value="125105" calcext:value-type="float">
            <text:p>1251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1765" calcext:value-type="float">
            <text:p>1661765</text:p>
          </table:table-cell>
          <table:table-cell table:formula="of:=ROUND([.B141]/[.A141])" office:value-type="float" office:value="69240" calcext:value-type="float">
            <text:p>69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99603" calcext:value-type="float">
            <text:p>1899603</text:p>
          </table:table-cell>
          <table:table-cell table:formula="of:=ROUND([.F141]/[.E141])" office:value-type="float" office:value="79150" calcext:value-type="float">
            <text:p>791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63611" calcext:value-type="float">
            <text:p>1663611</text:p>
          </table:table-cell>
          <table:table-cell table:formula="of:=ROUND([.J141]/[.I141])" office:value-type="float" office:value="69317" calcext:value-type="float">
            <text:p>69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7715" calcext:value-type="float">
            <text:p>1457715</text:p>
          </table:table-cell>
          <table:table-cell table:formula="of:=ROUND([.B142]/[.A142])" office:value-type="float" office:value="60738" calcext:value-type="float">
            <text:p>607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7833" calcext:value-type="float">
            <text:p>1257833</text:p>
          </table:table-cell>
          <table:table-cell table:formula="of:=ROUND([.F142]/[.E142])" office:value-type="float" office:value="52410" calcext:value-type="float">
            <text:p>52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17691" calcext:value-type="float">
            <text:p>1017691</text:p>
          </table:table-cell>
          <table:table-cell table:formula="of:=ROUND([.J142]/[.I142])" office:value-type="float" office:value="42404" calcext:value-type="float">
            <text:p>424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8335" calcext:value-type="float">
            <text:p>1618335</text:p>
          </table:table-cell>
          <table:table-cell table:formula="of:=ROUND([.B143]/[.A143])" office:value-type="float" office:value="59938" calcext:value-type="float">
            <text:p>599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9716" calcext:value-type="float">
            <text:p>1369716</text:p>
          </table:table-cell>
          <table:table-cell table:formula="of:=ROUND([.F143]/[.E143])" office:value-type="float" office:value="50730" calcext:value-type="float">
            <text:p>507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25228" calcext:value-type="float">
            <text:p>1125228</text:p>
          </table:table-cell>
          <table:table-cell table:formula="of:=ROUND([.J143]/[.I143])" office:value-type="float" office:value="41675" calcext:value-type="float">
            <text:p>416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7857" calcext:value-type="float">
            <text:p>1977857</text:p>
          </table:table-cell>
          <table:table-cell table:formula="of:=ROUND([.B144]/[.A144])" office:value-type="float" office:value="68202" calcext:value-type="float">
            <text:p>682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74732" calcext:value-type="float">
            <text:p>1474732</text:p>
          </table:table-cell>
          <table:table-cell table:formula="of:=ROUND([.F144]/[.E144])" office:value-type="float" office:value="50853" calcext:value-type="float">
            <text:p>508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18808" calcext:value-type="float">
            <text:p>1218808</text:p>
          </table:table-cell>
          <table:table-cell table:formula="of:=ROUND([.J144]/[.I144])" office:value-type="float" office:value="42028" calcext:value-type="float">
            <text:p>420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65452" calcext:value-type="float">
            <text:p>2365452</text:p>
          </table:table-cell>
          <table:table-cell table:formula="of:=ROUND([.B145]/[.A145])" office:value-type="float" office:value="30720" calcext:value-type="float">
            <text:p>3072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535122" calcext:value-type="float">
            <text:p>2535122</text:p>
          </table:table-cell>
          <table:table-cell table:formula="of:=ROUND([.F145]/[.E145])" office:value-type="float" office:value="32924" calcext:value-type="float">
            <text:p>3292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486610" calcext:value-type="float">
            <text:p>2486610</text:p>
          </table:table-cell>
          <table:table-cell table:formula="of:=ROUND([.J145]/[.I145])" office:value-type="float" office:value="32294" calcext:value-type="float">
            <text:p>322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95095" calcext:value-type="float">
            <text:p>2395095</text:p>
          </table:table-cell>
          <table:table-cell table:formula="of:=ROUND([.B146]/[.A146])" office:value-type="float" office:value="31105" calcext:value-type="float">
            <text:p>311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296481" calcext:value-type="float">
            <text:p>3296481</text:p>
          </table:table-cell>
          <table:table-cell table:formula="of:=ROUND([.F146]/[.E146])" office:value-type="float" office:value="42811" calcext:value-type="float">
            <text:p>428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871298" calcext:value-type="float">
            <text:p>2871298</text:p>
          </table:table-cell>
          <table:table-cell table:formula="of:=ROUND([.J146]/[.I146])" office:value-type="float" office:value="37290" calcext:value-type="float">
            <text:p>372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0815" calcext:value-type="float">
            <text:p>2390815</text:p>
          </table:table-cell>
          <table:table-cell table:formula="of:=ROUND([.B147]/[.A147])" office:value-type="float" office:value="37356" calcext:value-type="float">
            <text:p>373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856742" calcext:value-type="float">
            <text:p>2856742</text:p>
          </table:table-cell>
          <table:table-cell table:formula="of:=ROUND([.F147]/[.E147])" office:value-type="float" office:value="44637" calcext:value-type="float">
            <text:p>446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5608" calcext:value-type="float">
            <text:p>2365608</text:p>
          </table:table-cell>
          <table:table-cell table:formula="of:=ROUND([.J147]/[.I147])" office:value-type="float" office:value="36963" calcext:value-type="float">
            <text:p>369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4992" calcext:value-type="float">
            <text:p>1824992</text:p>
          </table:table-cell>
          <table:table-cell table:formula="of:=ROUND([.B148]/[.A148])" office:value-type="float" office:value="57031" calcext:value-type="float">
            <text:p>570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26579" calcext:value-type="float">
            <text:p>1826579</text:p>
          </table:table-cell>
          <table:table-cell table:formula="of:=ROUND([.F148]/[.E148])" office:value-type="float" office:value="57081" calcext:value-type="float">
            <text:p>570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56139" calcext:value-type="float">
            <text:p>1856139</text:p>
          </table:table-cell>
          <table:table-cell table:formula="of:=ROUND([.J148]/[.I148])" office:value-type="float" office:value="58004" calcext:value-type="float">
            <text:p>580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659719" calcext:value-type="float">
            <text:p>4659719</text:p>
          </table:table-cell>
          <table:table-cell table:formula="of:=ROUND([.B149]/[.A149])" office:value-type="float" office:value="28942" calcext:value-type="float">
            <text:p>2894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8003181" calcext:value-type="float">
            <text:p>8003181</text:p>
          </table:table-cell>
          <table:table-cell table:formula="of:=ROUND([.F149]/[.E149])" office:value-type="float" office:value="49709" calcext:value-type="float">
            <text:p>4970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17705" calcext:value-type="float">
            <text:p>7317705</text:p>
          </table:table-cell>
          <table:table-cell table:formula="of:=ROUND([.J149]/[.I149])" office:value-type="float" office:value="45452" calcext:value-type="float">
            <text:p>454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41540" calcext:value-type="float">
            <text:p>2641540</text:p>
          </table:table-cell>
          <table:table-cell table:formula="of:=ROUND([.B150]/[.A150])" office:value-type="float" office:value="39426" calcext:value-type="float">
            <text:p>3942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697740" calcext:value-type="float">
            <text:p>2697740</text:p>
          </table:table-cell>
          <table:table-cell table:formula="of:=ROUND([.F150]/[.E150])" office:value-type="float" office:value="40265" calcext:value-type="float">
            <text:p>402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469171" calcext:value-type="float">
            <text:p>3469171</text:p>
          </table:table-cell>
          <table:table-cell table:formula="of:=ROUND([.J150]/[.I150])" office:value-type="float" office:value="51779" calcext:value-type="float">
            <text:p>517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20467" calcext:value-type="float">
            <text:p>3820467</text:p>
          </table:table-cell>
          <table:table-cell table:formula="of:=ROUND([.B151]/[.A151])" office:value-type="float" office:value="57022" calcext:value-type="float">
            <text:p>570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147145" calcext:value-type="float">
            <text:p>4147145</text:p>
          </table:table-cell>
          <table:table-cell table:formula="of:=ROUND([.F151]/[.E151])" office:value-type="float" office:value="61898" calcext:value-type="float">
            <text:p>618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68633" calcext:value-type="float">
            <text:p>4468633</text:p>
          </table:table-cell>
          <table:table-cell table:formula="of:=ROUND([.J151]/[.I151])" office:value-type="float" office:value="66696" calcext:value-type="float">
            <text:p>666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35092" calcext:value-type="float">
            <text:p>2935092</text:p>
          </table:table-cell>
          <table:table-cell table:formula="of:=ROUND([.B152]/[.A152])" office:value-type="float" office:value="43163" calcext:value-type="float">
            <text:p>4316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177636" calcext:value-type="float">
            <text:p>4177636</text:p>
          </table:table-cell>
          <table:table-cell table:formula="of:=ROUND([.F152]/[.E152])" office:value-type="float" office:value="61436" calcext:value-type="float">
            <text:p>614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945816" calcext:value-type="float">
            <text:p>3945816</text:p>
          </table:table-cell>
          <table:table-cell table:formula="of:=ROUND([.J152]/[.I152])" office:value-type="float" office:value="58027" calcext:value-type="float">
            <text:p>580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202389" calcext:value-type="float">
            <text:p>12202389</text:p>
          </table:table-cell>
          <table:table-cell table:formula="of:=ROUND([.B153]/[.A153])" office:value-type="float" office:value="36754" calcext:value-type="float">
            <text:p>36754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3292804" calcext:value-type="float">
            <text:p>13292804</text:p>
          </table:table-cell>
          <table:table-cell table:formula="of:=ROUND([.F153]/[.E153])" office:value-type="float" office:value="40039" calcext:value-type="float">
            <text:p>40039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1735139" calcext:value-type="float">
            <text:p>11735139</text:p>
          </table:table-cell>
          <table:table-cell table:formula="of:=ROUND([.J153]/[.I153])" office:value-type="float" office:value="35347" calcext:value-type="float">
            <text:p>35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0605" calcext:value-type="float">
            <text:p>690605</text:p>
          </table:table-cell>
          <table:table-cell table:formula="of:=ROUND([.B154]/[.A154])" office:value-type="float" office:value="115101" calcext:value-type="float">
            <text:p>1151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2449" calcext:value-type="float">
            <text:p>592449</text:p>
          </table:table-cell>
          <table:table-cell table:formula="of:=ROUND([.F154]/[.E154])" office:value-type="float" office:value="98742" calcext:value-type="float">
            <text:p>987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8262" calcext:value-type="float">
            <text:p>488262</text:p>
          </table:table-cell>
          <table:table-cell table:formula="of:=ROUND([.J154]/[.I154])" office:value-type="float" office:value="81377" calcext:value-type="float">
            <text:p>81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2971" calcext:value-type="float">
            <text:p>672971</text:p>
          </table:table-cell>
          <table:table-cell table:formula="of:=ROUND([.B155]/[.A155])" office:value-type="float" office:value="112162" calcext:value-type="float">
            <text:p>112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2848" calcext:value-type="float">
            <text:p>582848</text:p>
          </table:table-cell>
          <table:table-cell table:formula="of:=ROUND([.F155]/[.E155])" office:value-type="float" office:value="97141" calcext:value-type="float">
            <text:p>971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2777" calcext:value-type="float">
            <text:p>582777</text:p>
          </table:table-cell>
          <table:table-cell table:formula="of:=ROUND([.J155]/[.I155])" office:value-type="float" office:value="97130" calcext:value-type="float">
            <text:p>97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4019" calcext:value-type="float">
            <text:p>494019</text:p>
          </table:table-cell>
          <table:table-cell table:formula="of:=ROUND([.B156]/[.A156])" office:value-type="float" office:value="98804" calcext:value-type="float">
            <text:p>988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2314" calcext:value-type="float">
            <text:p>472314</text:p>
          </table:table-cell>
          <table:table-cell table:formula="of:=ROUND([.F156]/[.E156])" office:value-type="float" office:value="94463" calcext:value-type="float">
            <text:p>94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5808" calcext:value-type="float">
            <text:p>405808</text:p>
          </table:table-cell>
          <table:table-cell table:formula="of:=ROUND([.J156]/[.I156])" office:value-type="float" office:value="81162" calcext:value-type="float">
            <text:p>811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19680" calcext:value-type="float">
            <text:p>3119680</text:p>
          </table:table-cell>
          <table:table-cell table:formula="of:=ROUND([.B157]/[.A157])" office:value-type="float" office:value="28621" calcext:value-type="float">
            <text:p>2862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709785" calcext:value-type="float">
            <text:p>4709785</text:p>
          </table:table-cell>
          <table:table-cell table:formula="of:=ROUND([.F157]/[.E157])" office:value-type="float" office:value="43209" calcext:value-type="float">
            <text:p>432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676836" calcext:value-type="float">
            <text:p>3676836</text:p>
          </table:table-cell>
          <table:table-cell table:formula="of:=ROUND([.J157]/[.I157])" office:value-type="float" office:value="33732" calcext:value-type="float">
            <text:p>337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91429" calcext:value-type="float">
            <text:p>1791429</text:p>
          </table:table-cell>
          <table:table-cell table:formula="of:=ROUND([.B158]/[.A158])" office:value-type="float" office:value="39810" calcext:value-type="float">
            <text:p>398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78066" calcext:value-type="float">
            <text:p>1878066</text:p>
          </table:table-cell>
          <table:table-cell table:formula="of:=ROUND([.F158]/[.E158])" office:value-type="float" office:value="41735" calcext:value-type="float">
            <text:p>417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37440" calcext:value-type="float">
            <text:p>2137440</text:p>
          </table:table-cell>
          <table:table-cell table:formula="of:=ROUND([.J158]/[.I158])" office:value-type="float" office:value="47499" calcext:value-type="float">
            <text:p>474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64316" calcext:value-type="float">
            <text:p>2264316</text:p>
          </table:table-cell>
          <table:table-cell table:formula="of:=ROUND([.B159]/[.A159])" office:value-type="float" office:value="50318" calcext:value-type="float">
            <text:p>503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910" calcext:value-type="float">
            <text:p>2816910</text:p>
          </table:table-cell>
          <table:table-cell table:formula="of:=ROUND([.F159]/[.E159])" office:value-type="float" office:value="62598" calcext:value-type="float">
            <text:p>6259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9610" calcext:value-type="float">
            <text:p>3079610</text:p>
          </table:table-cell>
          <table:table-cell table:formula="of:=ROUND([.J159]/[.I159])" office:value-type="float" office:value="68436" calcext:value-type="float">
            <text:p>684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5875" calcext:value-type="float">
            <text:p>2305875</text:p>
          </table:table-cell>
          <table:table-cell table:formula="of:=ROUND([.B160]/[.A160])" office:value-type="float" office:value="51242" calcext:value-type="float">
            <text:p>512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39257" calcext:value-type="float">
            <text:p>2539257</text:p>
          </table:table-cell>
          <table:table-cell table:formula="of:=ROUND([.F160]/[.E160])" office:value-type="float" office:value="56428" calcext:value-type="float">
            <text:p>564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58974" calcext:value-type="float">
            <text:p>2558974</text:p>
          </table:table-cell>
          <table:table-cell table:formula="of:=ROUND([.J160]/[.I160])" office:value-type="float" office:value="56866" calcext:value-type="float">
            <text:p>568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52145" calcext:value-type="float">
            <text:p>2752145</text:p>
          </table:table-cell>
          <table:table-cell table:formula="of:=ROUND([.B161]/[.A161])" office:value-type="float" office:value="55043" calcext:value-type="float">
            <text:p>550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77648" calcext:value-type="float">
            <text:p>3377648</text:p>
          </table:table-cell>
          <table:table-cell table:formula="of:=ROUND([.F161]/[.E161])" office:value-type="float" office:value="67553" calcext:value-type="float">
            <text:p>675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9839464" calcext:value-type="float">
            <text:p>29839464</text:p>
          </table:table-cell>
          <table:table-cell table:formula="of:=ROUND([.J161]/[.I161])" office:value-type="float" office:value="596789" calcext:value-type="float">
            <text:p>596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1586" calcext:value-type="float">
            <text:p>801586</text:p>
          </table:table-cell>
          <table:table-cell table:formula="of:=ROUND([.B162]/[.A162])" office:value-type="float" office:value="160317" calcext:value-type="float">
            <text:p>1603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1121" calcext:value-type="float">
            <text:p>581121</text:p>
          </table:table-cell>
          <table:table-cell table:formula="of:=ROUND([.F162]/[.E162])" office:value-type="float" office:value="116224" calcext:value-type="float">
            <text:p>1162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1868" calcext:value-type="float">
            <text:p>531868</text:p>
          </table:table-cell>
          <table:table-cell table:formula="of:=ROUND([.J162]/[.I162])" office:value-type="float" office:value="106374" calcext:value-type="float">
            <text:p>106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7648" calcext:value-type="float">
            <text:p>617648</text:p>
          </table:table-cell>
          <table:table-cell table:formula="of:=ROUND([.B163]/[.A163])" office:value-type="float" office:value="123530" calcext:value-type="float">
            <text:p>1235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1805" calcext:value-type="float">
            <text:p>391805</text:p>
          </table:table-cell>
          <table:table-cell table:formula="of:=ROUND([.F163]/[.E163])" office:value-type="float" office:value="78361" calcext:value-type="float">
            <text:p>783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4850" calcext:value-type="float">
            <text:p>494850</text:p>
          </table:table-cell>
          <table:table-cell table:formula="of:=ROUND([.J163]/[.I163])" office:value-type="float" office:value="98970" calcext:value-type="float">
            <text:p>989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7225" calcext:value-type="float">
            <text:p>707225</text:p>
          </table:table-cell>
          <table:table-cell table:formula="of:=ROUND([.B164]/[.A164])" office:value-type="float" office:value="141445" calcext:value-type="float">
            <text:p>1414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3023" calcext:value-type="float">
            <text:p>493023</text:p>
          </table:table-cell>
          <table:table-cell table:formula="of:=ROUND([.F164]/[.E164])" office:value-type="float" office:value="98605" calcext:value-type="float">
            <text:p>986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5220" calcext:value-type="float">
            <text:p>595220</text:p>
          </table:table-cell>
          <table:table-cell table:formula="of:=ROUND([.J164]/[.I164])" office:value-type="float" office:value="119044" calcext:value-type="float">
            <text:p>1190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4494" calcext:value-type="float">
            <text:p>774494</text:p>
          </table:table-cell>
          <table:table-cell table:formula="of:=ROUND([.B165]/[.A165])" office:value-type="float" office:value="86055" calcext:value-type="float">
            <text:p>860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1062" calcext:value-type="float">
            <text:p>761062</text:p>
          </table:table-cell>
          <table:table-cell table:formula="of:=ROUND([.F165]/[.E165])" office:value-type="float" office:value="84562" calcext:value-type="float">
            <text:p>845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85185" calcext:value-type="float">
            <text:p>785185</text:p>
          </table:table-cell>
          <table:table-cell table:formula="of:=ROUND([.J165]/[.I165])" office:value-type="float" office:value="87243" calcext:value-type="float">
            <text:p>87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9781" calcext:value-type="float">
            <text:p>689781</text:p>
          </table:table-cell>
          <table:table-cell table:formula="of:=ROUND([.B166]/[.A166])" office:value-type="float" office:value="76642" calcext:value-type="float">
            <text:p>766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9602" calcext:value-type="float">
            <text:p>579602</text:p>
          </table:table-cell>
          <table:table-cell table:formula="of:=ROUND([.F166]/[.E166])" office:value-type="float" office:value="64400" calcext:value-type="float">
            <text:p>64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66516" calcext:value-type="float">
            <text:p>666516</text:p>
          </table:table-cell>
          <table:table-cell table:formula="of:=ROUND([.J166]/[.I166])" office:value-type="float" office:value="74057" calcext:value-type="float">
            <text:p>74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4006" calcext:value-type="float">
            <text:p>684006</text:p>
          </table:table-cell>
          <table:table-cell table:formula="of:=ROUND([.B167]/[.A167])" office:value-type="float" office:value="85501" calcext:value-type="float">
            <text:p>855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0007" calcext:value-type="float">
            <text:p>570007</text:p>
          </table:table-cell>
          <table:table-cell table:formula="of:=ROUND([.F167]/[.E167])" office:value-type="float" office:value="71251" calcext:value-type="float">
            <text:p>712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9855" calcext:value-type="float">
            <text:p>539855</text:p>
          </table:table-cell>
          <table:table-cell table:formula="of:=ROUND([.J167]/[.I167])" office:value-type="float" office:value="67482" calcext:value-type="float">
            <text:p>674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8216" calcext:value-type="float">
            <text:p>1238216</text:p>
          </table:table-cell>
          <table:table-cell table:formula="of:=ROUND([.B168]/[.A168])" office:value-type="float" office:value="49529" calcext:value-type="float">
            <text:p>495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71227" calcext:value-type="float">
            <text:p>1571227</text:p>
          </table:table-cell>
          <table:table-cell table:formula="of:=ROUND([.F168]/[.E168])" office:value-type="float" office:value="62849" calcext:value-type="float">
            <text:p>628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34848" calcext:value-type="float">
            <text:p>1434848</text:p>
          </table:table-cell>
          <table:table-cell table:formula="of:=ROUND([.J168]/[.I168])" office:value-type="float" office:value="57394" calcext:value-type="float">
            <text:p>57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12455" calcext:value-type="float">
            <text:p>1512455</text:p>
          </table:table-cell>
          <table:table-cell table:formula="of:=ROUND([.B169]/[.A169])" office:value-type="float" office:value="100830" calcext:value-type="float">
            <text:p>1008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87849" calcext:value-type="float">
            <text:p>1287849</text:p>
          </table:table-cell>
          <table:table-cell table:formula="of:=ROUND([.F169]/[.E169])" office:value-type="float" office:value="85857" calcext:value-type="float">
            <text:p>858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32951" calcext:value-type="float">
            <text:p>1132951</text:p>
          </table:table-cell>
          <table:table-cell table:formula="of:=ROUND([.J169]/[.I169])" office:value-type="float" office:value="75530" calcext:value-type="float">
            <text:p>755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0468" calcext:value-type="float">
            <text:p>980468</text:p>
          </table:table-cell>
          <table:table-cell table:formula="of:=ROUND([.B170]/[.A170])" office:value-type="float" office:value="65365" calcext:value-type="float">
            <text:p>653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15200" calcext:value-type="float">
            <text:p>1915200</text:p>
          </table:table-cell>
          <table:table-cell table:formula="of:=ROUND([.F170]/[.E170])" office:value-type="float" office:value="127680" calcext:value-type="float">
            <text:p>1276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88991" calcext:value-type="float">
            <text:p>1288991</text:p>
          </table:table-cell>
          <table:table-cell table:formula="of:=ROUND([.J170]/[.I170])" office:value-type="float" office:value="85933" calcext:value-type="float">
            <text:p>859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8613" calcext:value-type="float">
            <text:p>1198613</text:p>
          </table:table-cell>
          <table:table-cell table:formula="of:=ROUND([.B171]/[.A171])" office:value-type="float" office:value="79908" calcext:value-type="float">
            <text:p>799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20955" calcext:value-type="float">
            <text:p>1420955</text:p>
          </table:table-cell>
          <table:table-cell table:formula="of:=ROUND([.F171]/[.E171])" office:value-type="float" office:value="94730" calcext:value-type="float">
            <text:p>947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78120" calcext:value-type="float">
            <text:p>1178120</text:p>
          </table:table-cell>
          <table:table-cell table:formula="of:=ROUND([.J171]/[.I171])" office:value-type="float" office:value="78541" calcext:value-type="float">
            <text:p>785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4083" calcext:value-type="float">
            <text:p>1164083</text:p>
          </table:table-cell>
          <table:table-cell table:formula="of:=ROUND([.B172]/[.A172])" office:value-type="float" office:value="291021" calcext:value-type="float">
            <text:p>2910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9241" calcext:value-type="float">
            <text:p>1239241</text:p>
          </table:table-cell>
          <table:table-cell table:formula="of:=ROUND([.F172]/[.E172])" office:value-type="float" office:value="309810" calcext:value-type="float">
            <text:p>3098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8512" calcext:value-type="float">
            <text:p>908512</text:p>
          </table:table-cell>
          <table:table-cell table:formula="of:=ROUND([.J172]/[.I172])" office:value-type="float" office:value="227128" calcext:value-type="float">
            <text:p>227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770" calcext:value-type="float">
            <text:p>1081770</text:p>
          </table:table-cell>
          <table:table-cell table:formula="of:=ROUND([.B173]/[.A173])" office:value-type="float" office:value="270443" calcext:value-type="float">
            <text:p>2704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4471" calcext:value-type="float">
            <text:p>1044471</text:p>
          </table:table-cell>
          <table:table-cell table:formula="of:=ROUND([.F173]/[.E173])" office:value-type="float" office:value="261118" calcext:value-type="float">
            <text:p>261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7753" calcext:value-type="float">
            <text:p>737753</text:p>
          </table:table-cell>
          <table:table-cell table:formula="of:=ROUND([.J173]/[.I173])" office:value-type="float" office:value="184438" calcext:value-type="float">
            <text:p>184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6259" calcext:value-type="float">
            <text:p>1106259</text:p>
          </table:table-cell>
          <table:table-cell table:formula="of:=ROUND([.B174]/[.A174])" office:value-type="float" office:value="276565" calcext:value-type="float">
            <text:p>2765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3126" calcext:value-type="float">
            <text:p>983126</text:p>
          </table:table-cell>
          <table:table-cell table:formula="of:=ROUND([.F174]/[.E174])" office:value-type="float" office:value="245782" calcext:value-type="float">
            <text:p>2457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3186" calcext:value-type="float">
            <text:p>733186</text:p>
          </table:table-cell>
          <table:table-cell table:formula="of:=ROUND([.J174]/[.I174])" office:value-type="float" office:value="183297" calcext:value-type="float">
            <text:p>183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8977" calcext:value-type="float">
            <text:p>838977</text:p>
          </table:table-cell>
          <table:table-cell table:formula="of:=ROUND([.B175]/[.A175])" office:value-type="float" office:value="83898" calcext:value-type="float">
            <text:p>838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4586" calcext:value-type="float">
            <text:p>984586</text:p>
          </table:table-cell>
          <table:table-cell table:formula="of:=ROUND([.F175]/[.E175])" office:value-type="float" office:value="98459" calcext:value-type="float">
            <text:p>984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63014" calcext:value-type="float">
            <text:p>1063014</text:p>
          </table:table-cell>
          <table:table-cell table:formula="of:=ROUND([.J175]/[.I175])" office:value-type="float" office:value="106301" calcext:value-type="float">
            <text:p>106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5221" calcext:value-type="float">
            <text:p>1185221</text:p>
          </table:table-cell>
          <table:table-cell table:formula="of:=ROUND([.B176]/[.A176])" office:value-type="float" office:value="118522" calcext:value-type="float">
            <text:p>1185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27302" calcext:value-type="float">
            <text:p>1127302</text:p>
          </table:table-cell>
          <table:table-cell table:formula="of:=ROUND([.F176]/[.E176])" office:value-type="float" office:value="112730" calcext:value-type="float">
            <text:p>1127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8553" calcext:value-type="float">
            <text:p>818553</text:p>
          </table:table-cell>
          <table:table-cell table:formula="of:=ROUND([.J176]/[.I176])" office:value-type="float" office:value="81855" calcext:value-type="float">
            <text:p>81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1291" calcext:value-type="float">
            <text:p>851291</text:p>
          </table:table-cell>
          <table:table-cell table:formula="of:=ROUND([.B177]/[.A177])" office:value-type="float" office:value="94588" calcext:value-type="float">
            <text:p>945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3688" calcext:value-type="float">
            <text:p>903688</text:p>
          </table:table-cell>
          <table:table-cell table:formula="of:=ROUND([.F177]/[.E177])" office:value-type="float" office:value="100410" calcext:value-type="float">
            <text:p>1004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2048" calcext:value-type="float">
            <text:p>822048</text:p>
          </table:table-cell>
          <table:table-cell table:formula="of:=ROUND([.J177]/[.I177])" office:value-type="float" office:value="91339" calcext:value-type="float">
            <text:p>91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8672" calcext:value-type="float">
            <text:p>1498672</text:p>
          </table:table-cell>
          <table:table-cell table:formula="of:=ROUND([.B178]/[.A178])" office:value-type="float" office:value="166519" calcext:value-type="float">
            <text:p>166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20987" calcext:value-type="float">
            <text:p>920987</text:p>
          </table:table-cell>
          <table:table-cell table:formula="of:=ROUND([.F178]/[.E178])" office:value-type="float" office:value="102332" calcext:value-type="float">
            <text:p>1023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1007" calcext:value-type="float">
            <text:p>1101007</text:p>
          </table:table-cell>
          <table:table-cell table:formula="of:=ROUND([.J178]/[.I178])" office:value-type="float" office:value="122334" calcext:value-type="float">
            <text:p>122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9260" calcext:value-type="float">
            <text:p>1209260</text:p>
          </table:table-cell>
          <table:table-cell table:formula="of:=ROUND([.B179]/[.A179])" office:value-type="float" office:value="75579" calcext:value-type="float">
            <text:p>75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21990" calcext:value-type="float">
            <text:p>1021990</text:p>
          </table:table-cell>
          <table:table-cell table:formula="of:=ROUND([.F179]/[.E179])" office:value-type="float" office:value="63874" calcext:value-type="float">
            <text:p>638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28009" calcext:value-type="float">
            <text:p>1128009</text:p>
          </table:table-cell>
          <table:table-cell table:formula="of:=ROUND([.J179]/[.I179])" office:value-type="float" office:value="70501" calcext:value-type="float">
            <text:p>70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5617" calcext:value-type="float">
            <text:p>1185617</text:p>
          </table:table-cell>
          <table:table-cell table:formula="of:=ROUND([.B180]/[.A180])" office:value-type="float" office:value="74101" calcext:value-type="float">
            <text:p>741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53111" calcext:value-type="float">
            <text:p>1153111</text:p>
          </table:table-cell>
          <table:table-cell table:formula="of:=ROUND([.F180]/[.E180])" office:value-type="float" office:value="72069" calcext:value-type="float">
            <text:p>720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36862" calcext:value-type="float">
            <text:p>1136862</text:p>
          </table:table-cell>
          <table:table-cell table:formula="of:=ROUND([.J180]/[.I180])" office:value-type="float" office:value="71054" calcext:value-type="float">
            <text:p>7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2272" calcext:value-type="float">
            <text:p>1542272</text:p>
          </table:table-cell>
          <table:table-cell table:formula="of:=ROUND([.B181]/[.A181])" office:value-type="float" office:value="102818" calcext:value-type="float">
            <text:p>1028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2364" calcext:value-type="float">
            <text:p>1242364</text:p>
          </table:table-cell>
          <table:table-cell table:formula="of:=ROUND([.F181]/[.E181])" office:value-type="float" office:value="82824" calcext:value-type="float">
            <text:p>828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4580" calcext:value-type="float">
            <text:p>1244580</text:p>
          </table:table-cell>
          <table:table-cell table:formula="of:=ROUND([.J181]/[.I181])" office:value-type="float" office:value="82972" calcext:value-type="float">
            <text:p>829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3813" calcext:value-type="float">
            <text:p>1173813</text:p>
          </table:table-cell>
          <table:table-cell table:formula="of:=ROUND([.B182]/[.A182])" office:value-type="float" office:value="78254" calcext:value-type="float">
            <text:p>782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1764" calcext:value-type="float">
            <text:p>1001764</text:p>
          </table:table-cell>
          <table:table-cell table:formula="of:=ROUND([.F182]/[.E182])" office:value-type="float" office:value="66784" calcext:value-type="float">
            <text:p>667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34071" calcext:value-type="float">
            <text:p>1134071</text:p>
          </table:table-cell>
          <table:table-cell table:formula="of:=ROUND([.J182]/[.I182])" office:value-type="float" office:value="75605" calcext:value-type="float">
            <text:p>75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60969" calcext:value-type="float">
            <text:p>2060969</text:p>
          </table:table-cell>
          <table:table-cell table:formula="of:=ROUND([.B183]/[.A183])" office:value-type="float" office:value="40411" calcext:value-type="float">
            <text:p>4041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482261" calcext:value-type="float">
            <text:p>2482261</text:p>
          </table:table-cell>
          <table:table-cell table:formula="of:=ROUND([.F183]/[.E183])" office:value-type="float" office:value="48672" calcext:value-type="float">
            <text:p>4867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450880" calcext:value-type="float">
            <text:p>2450880</text:p>
          </table:table-cell>
          <table:table-cell table:formula="of:=ROUND([.J183]/[.I183])" office:value-type="float" office:value="48056" calcext:value-type="float">
            <text:p>480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70875" calcext:value-type="float">
            <text:p>2270875</text:p>
          </table:table-cell>
          <table:table-cell table:formula="of:=ROUND([.B184]/[.A184])" office:value-type="float" office:value="42847" calcext:value-type="float">
            <text:p>4284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64509" calcext:value-type="float">
            <text:p>2964509</text:p>
          </table:table-cell>
          <table:table-cell table:formula="of:=ROUND([.F184]/[.E184])" office:value-type="float" office:value="55934" calcext:value-type="float">
            <text:p>5593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06032" calcext:value-type="float">
            <text:p>3306032</text:p>
          </table:table-cell>
          <table:table-cell table:formula="of:=ROUND([.J184]/[.I184])" office:value-type="float" office:value="62378" calcext:value-type="float">
            <text:p>623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1455" calcext:value-type="float">
            <text:p>3531455</text:p>
          </table:table-cell>
          <table:table-cell table:formula="of:=ROUND([.B185]/[.A185])" office:value-type="float" office:value="49048" calcext:value-type="float">
            <text:p>4904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937109" calcext:value-type="float">
            <text:p>4937109</text:p>
          </table:table-cell>
          <table:table-cell table:formula="of:=ROUND([.F185]/[.E185])" office:value-type="float" office:value="68571" calcext:value-type="float">
            <text:p>685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291467" calcext:value-type="float">
            <text:p>4291467</text:p>
          </table:table-cell>
          <table:table-cell table:formula="of:=ROUND([.J185]/[.I185])" office:value-type="float" office:value="59604" calcext:value-type="float">
            <text:p>596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54093" calcext:value-type="float">
            <text:p>3354093</text:p>
          </table:table-cell>
          <table:table-cell table:formula="of:=ROUND([.B186]/[.A186])" office:value-type="float" office:value="46585" calcext:value-type="float">
            <text:p>4658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897054" calcext:value-type="float">
            <text:p>3897054</text:p>
          </table:table-cell>
          <table:table-cell table:formula="of:=ROUND([.F186]/[.E186])" office:value-type="float" office:value="54126" calcext:value-type="float">
            <text:p>5412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93322" calcext:value-type="float">
            <text:p>3593322</text:p>
          </table:table-cell>
          <table:table-cell table:formula="of:=ROUND([.J186]/[.I186])" office:value-type="float" office:value="49907" calcext:value-type="float">
            <text:p>499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729" calcext:value-type="float">
            <text:p>890729</text:p>
          </table:table-cell>
          <table:table-cell table:formula="of:=ROUND([.B187]/[.A187])" office:value-type="float" office:value="148455" calcext:value-type="float">
            <text:p>1484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6066" calcext:value-type="float">
            <text:p>646066</text:p>
          </table:table-cell>
          <table:table-cell table:formula="of:=ROUND([.F187]/[.E187])" office:value-type="float" office:value="107678" calcext:value-type="float">
            <text:p>1076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0643" calcext:value-type="float">
            <text:p>650643</text:p>
          </table:table-cell>
          <table:table-cell table:formula="of:=ROUND([.J187]/[.I187])" office:value-type="float" office:value="108441" calcext:value-type="float">
            <text:p>1084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1350" calcext:value-type="float">
            <text:p>831350</text:p>
          </table:table-cell>
          <table:table-cell table:formula="of:=ROUND([.B188]/[.A188])" office:value-type="float" office:value="138558" calcext:value-type="float">
            <text:p>1385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93994" calcext:value-type="float">
            <text:p>993994</text:p>
          </table:table-cell>
          <table:table-cell table:formula="of:=ROUND([.F188]/[.E188])" office:value-type="float" office:value="165666" calcext:value-type="float">
            <text:p>1656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3845" calcext:value-type="float">
            <text:p>733845</text:p>
          </table:table-cell>
          <table:table-cell table:formula="of:=ROUND([.J188]/[.I188])" office:value-type="float" office:value="122308" calcext:value-type="float">
            <text:p>122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9088" calcext:value-type="float">
            <text:p>859088</text:p>
          </table:table-cell>
          <table:table-cell table:formula="of:=ROUND([.B189]/[.A189])" office:value-type="float" office:value="143181" calcext:value-type="float">
            <text:p>1431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4515" calcext:value-type="float">
            <text:p>634515</text:p>
          </table:table-cell>
          <table:table-cell table:formula="of:=ROUND([.F189]/[.E189])" office:value-type="float" office:value="105753" calcext:value-type="float">
            <text:p>1057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47011" calcext:value-type="float">
            <text:p>747011</text:p>
          </table:table-cell>
          <table:table-cell table:formula="of:=ROUND([.J189]/[.I189])" office:value-type="float" office:value="124502" calcext:value-type="float">
            <text:p>124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7616" calcext:value-type="float">
            <text:p>907616</text:p>
          </table:table-cell>
          <table:table-cell table:formula="of:=ROUND([.B190]/[.A190])" office:value-type="float" office:value="129659" calcext:value-type="float">
            <text:p>129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0211" calcext:value-type="float">
            <text:p>690211</text:p>
          </table:table-cell>
          <table:table-cell table:formula="of:=ROUND([.F190]/[.E190])" office:value-type="float" office:value="98602" calcext:value-type="float">
            <text:p>986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0837" calcext:value-type="float">
            <text:p>690837</text:p>
          </table:table-cell>
          <table:table-cell table:formula="of:=ROUND([.J190]/[.I190])" office:value-type="float" office:value="98691" calcext:value-type="float">
            <text:p>986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12662" calcext:value-type="float">
            <text:p>1312662</text:p>
          </table:table-cell>
          <table:table-cell table:formula="of:=ROUND([.B191]/[.A191])" office:value-type="float" office:value="46881" calcext:value-type="float">
            <text:p>468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16817" calcext:value-type="float">
            <text:p>1516817</text:p>
          </table:table-cell>
          <table:table-cell table:formula="of:=ROUND([.F191]/[.E191])" office:value-type="float" office:value="54172" calcext:value-type="float">
            <text:p>541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13269" calcext:value-type="float">
            <text:p>1413269</text:p>
          </table:table-cell>
          <table:table-cell table:formula="of:=ROUND([.J191]/[.I191])" office:value-type="float" office:value="50474" calcext:value-type="float">
            <text:p>504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2212" calcext:value-type="float">
            <text:p>1282212</text:p>
          </table:table-cell>
          <table:table-cell table:formula="of:=ROUND([.B192]/[.A192])" office:value-type="float" office:value="61058" calcext:value-type="float">
            <text:p>610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83101" calcext:value-type="float">
            <text:p>1583101</text:p>
          </table:table-cell>
          <table:table-cell table:formula="of:=ROUND([.F192]/[.E192])" office:value-type="float" office:value="75386" calcext:value-type="float">
            <text:p>753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27164" calcext:value-type="float">
            <text:p>1227164</text:p>
          </table:table-cell>
          <table:table-cell table:formula="of:=ROUND([.J192]/[.I192])" office:value-type="float" office:value="58436" calcext:value-type="float">
            <text:p>58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3319" calcext:value-type="float">
            <text:p>1553319</text:p>
          </table:table-cell>
          <table:table-cell table:formula="of:=ROUND([.B193]/[.A193])" office:value-type="float" office:value="73968" calcext:value-type="float">
            <text:p>739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77825" calcext:value-type="float">
            <text:p>1677825</text:p>
          </table:table-cell>
          <table:table-cell table:formula="of:=ROUND([.F193]/[.E193])" office:value-type="float" office:value="79896" calcext:value-type="float">
            <text:p>798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40708" calcext:value-type="float">
            <text:p>1640708</text:p>
          </table:table-cell>
          <table:table-cell table:formula="of:=ROUND([.J193]/[.I193])" office:value-type="float" office:value="78129" calcext:value-type="float">
            <text:p>78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56403" calcext:value-type="float">
            <text:p>1556403</text:p>
          </table:table-cell>
          <table:table-cell table:formula="of:=ROUND([.B194]/[.A194])" office:value-type="float" office:value="77820" calcext:value-type="float">
            <text:p>778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59939" calcext:value-type="float">
            <text:p>1759939</text:p>
          </table:table-cell>
          <table:table-cell table:formula="of:=ROUND([.F194]/[.E194])" office:value-type="float" office:value="87997" calcext:value-type="float">
            <text:p>87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52438" calcext:value-type="float">
            <text:p>1652438</text:p>
          </table:table-cell>
          <table:table-cell table:formula="of:=ROUND([.J194]/[.I194])" office:value-type="float" office:value="82622" calcext:value-type="float">
            <text:p>82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8823" calcext:value-type="float">
            <text:p>1218823</text:p>
          </table:table-cell>
          <table:table-cell table:formula="of:=ROUND([.B195]/[.A195])" office:value-type="float" office:value="71695" calcext:value-type="float">
            <text:p>716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11407" calcext:value-type="float">
            <text:p>1511407</text:p>
          </table:table-cell>
          <table:table-cell table:formula="of:=ROUND([.F195]/[.E195])" office:value-type="float" office:value="88906" calcext:value-type="float">
            <text:p>889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62445" calcext:value-type="float">
            <text:p>1362445</text:p>
          </table:table-cell>
          <table:table-cell table:formula="of:=ROUND([.J195]/[.I195])" office:value-type="float" office:value="80144" calcext:value-type="float">
            <text:p>80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2988" calcext:value-type="float">
            <text:p>1402988</text:p>
          </table:table-cell>
          <table:table-cell table:formula="of:=ROUND([.B196]/[.A196])" office:value-type="float" office:value="60999" calcext:value-type="float">
            <text:p>609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13269" calcext:value-type="float">
            <text:p>913269</text:p>
          </table:table-cell>
          <table:table-cell table:formula="of:=ROUND([.F196]/[.E196])" office:value-type="float" office:value="39707" calcext:value-type="float">
            <text:p>397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09976" calcext:value-type="float">
            <text:p>1209976</text:p>
          </table:table-cell>
          <table:table-cell table:formula="of:=ROUND([.J196]/[.I196])" office:value-type="float" office:value="52608" calcext:value-type="float">
            <text:p>526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6739" calcext:value-type="float">
            <text:p>1526739</text:p>
          </table:table-cell>
          <table:table-cell table:formula="of:=ROUND([.B197]/[.A197])" office:value-type="float" office:value="66380" calcext:value-type="float">
            <text:p>6638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78446" calcext:value-type="float">
            <text:p>1078446</text:p>
          </table:table-cell>
          <table:table-cell table:formula="of:=ROUND([.F197]/[.E197])" office:value-type="float" office:value="46889" calcext:value-type="float">
            <text:p>468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25421" calcext:value-type="float">
            <text:p>1225421</text:p>
          </table:table-cell>
          <table:table-cell table:formula="of:=ROUND([.J197]/[.I197])" office:value-type="float" office:value="53279" calcext:value-type="float">
            <text:p>53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3266" calcext:value-type="float">
            <text:p>1193266</text:p>
          </table:table-cell>
          <table:table-cell table:formula="of:=ROUND([.B198]/[.A198])" office:value-type="float" office:value="59663" calcext:value-type="float">
            <text:p>596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4110" calcext:value-type="float">
            <text:p>904110</text:p>
          </table:table-cell>
          <table:table-cell table:formula="of:=ROUND([.F198]/[.E198])" office:value-type="float" office:value="45206" calcext:value-type="float">
            <text:p>452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00216" calcext:value-type="float">
            <text:p>1200216</text:p>
          </table:table-cell>
          <table:table-cell table:formula="of:=ROUND([.J198]/[.I198])" office:value-type="float" office:value="60011" calcext:value-type="float">
            <text:p>60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5099" calcext:value-type="float">
            <text:p>705099</text:p>
          </table:table-cell>
          <table:table-cell table:formula="of:=ROUND([.B199]/[.A199])" office:value-type="float" office:value="100728" calcext:value-type="float">
            <text:p>1007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9810" calcext:value-type="float">
            <text:p>569810</text:p>
          </table:table-cell>
          <table:table-cell table:formula="of:=ROUND([.F199]/[.E199])" office:value-type="float" office:value="81401" calcext:value-type="float">
            <text:p>814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7342" calcext:value-type="float">
            <text:p>597342</text:p>
          </table:table-cell>
          <table:table-cell table:formula="of:=ROUND([.J199]/[.I199])" office:value-type="float" office:value="85335" calcext:value-type="float">
            <text:p>85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4379" calcext:value-type="float">
            <text:p>1054379</text:p>
          </table:table-cell>
          <table:table-cell table:formula="of:=ROUND([.B200]/[.A200])" office:value-type="float" office:value="131797" calcext:value-type="float">
            <text:p>131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36845" calcext:value-type="float">
            <text:p>1036845</text:p>
          </table:table-cell>
          <table:table-cell table:formula="of:=ROUND([.F200]/[.E200])" office:value-type="float" office:value="129606" calcext:value-type="float">
            <text:p>1296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18635" calcext:value-type="float">
            <text:p>818635</text:p>
          </table:table-cell>
          <table:table-cell table:formula="of:=ROUND([.J200]/[.I200])" office:value-type="float" office:value="102329" calcext:value-type="float">
            <text:p>102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6464" calcext:value-type="float">
            <text:p>1016464</text:p>
          </table:table-cell>
          <table:table-cell table:formula="of:=ROUND([.B201]/[.A201])" office:value-type="float" office:value="127058" calcext:value-type="float">
            <text:p>1270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245" calcext:value-type="float">
            <text:p>655245</text:p>
          </table:table-cell>
          <table:table-cell table:formula="of:=ROUND([.F201]/[.E201])" office:value-type="float" office:value="81906" calcext:value-type="float">
            <text:p>819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0971" calcext:value-type="float">
            <text:p>680971</text:p>
          </table:table-cell>
          <table:table-cell table:formula="of:=ROUND([.J201]/[.I201])" office:value-type="float" office:value="85121" calcext:value-type="float">
            <text:p>851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17455" calcext:value-type="float">
            <text:p>1817455</text:p>
          </table:table-cell>
          <table:table-cell table:formula="of:=ROUND([.B202]/[.A202])" office:value-type="float" office:value="62671" calcext:value-type="float">
            <text:p>626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86412" calcext:value-type="float">
            <text:p>1986412</text:p>
          </table:table-cell>
          <table:table-cell table:formula="of:=ROUND([.F202]/[.E202])" office:value-type="float" office:value="68497" calcext:value-type="float">
            <text:p>684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89789" calcext:value-type="float">
            <text:p>1989789</text:p>
          </table:table-cell>
          <table:table-cell table:formula="of:=ROUND([.J202]/[.I202])" office:value-type="float" office:value="68613" calcext:value-type="float">
            <text:p>686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74562" calcext:value-type="float">
            <text:p>2874562</text:p>
          </table:table-cell>
          <table:table-cell table:formula="of:=ROUND([.B203]/[.A203])" office:value-type="float" office:value="34633" calcext:value-type="float">
            <text:p>346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809167" calcext:value-type="float">
            <text:p>3809167</text:p>
          </table:table-cell>
          <table:table-cell table:formula="of:=ROUND([.F203]/[.E203])" office:value-type="float" office:value="45894" calcext:value-type="float">
            <text:p>4589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599336" calcext:value-type="float">
            <text:p>3599336</text:p>
          </table:table-cell>
          <table:table-cell table:formula="of:=ROUND([.J203]/[.I203])" office:value-type="float" office:value="43365" calcext:value-type="float">
            <text:p>433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01304" calcext:value-type="float">
            <text:p>3701304</text:p>
          </table:table-cell>
          <table:table-cell table:formula="of:=ROUND([.B204]/[.A204])" office:value-type="float" office:value="44594" calcext:value-type="float">
            <text:p>4459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16406" calcext:value-type="float">
            <text:p>3616406</text:p>
          </table:table-cell>
          <table:table-cell table:formula="of:=ROUND([.F204]/[.E204])" office:value-type="float" office:value="43571" calcext:value-type="float">
            <text:p>435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189102" calcext:value-type="float">
            <text:p>3189102</text:p>
          </table:table-cell>
          <table:table-cell table:formula="of:=ROUND([.J204]/[.I204])" office:value-type="float" office:value="38423" calcext:value-type="float">
            <text:p>384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2717" calcext:value-type="float">
            <text:p>842717</text:p>
          </table:table-cell>
          <table:table-cell table:formula="of:=ROUND([.B205]/[.A205])" office:value-type="float" office:value="76611" calcext:value-type="float">
            <text:p>766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64875" calcext:value-type="float">
            <text:p>664875</text:p>
          </table:table-cell>
          <table:table-cell table:formula="of:=ROUND([.F205]/[.E205])" office:value-type="float" office:value="60443" calcext:value-type="float">
            <text:p>604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20397" calcext:value-type="float">
            <text:p>820397</text:p>
          </table:table-cell>
          <table:table-cell table:formula="of:=ROUND([.J205]/[.I205])" office:value-type="float" office:value="74582" calcext:value-type="float">
            <text:p>74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1355" calcext:value-type="float">
            <text:p>941355</text:p>
          </table:table-cell>
          <table:table-cell table:formula="of:=ROUND([.B206]/[.A206])" office:value-type="float" office:value="188271" calcext:value-type="float">
            <text:p>1882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5967" calcext:value-type="float">
            <text:p>815967</text:p>
          </table:table-cell>
          <table:table-cell table:formula="of:=ROUND([.F206]/[.E206])" office:value-type="float" office:value="163193" calcext:value-type="float">
            <text:p>1631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9109" calcext:value-type="float">
            <text:p>759109</text:p>
          </table:table-cell>
          <table:table-cell table:formula="of:=ROUND([.J206]/[.I206])" office:value-type="float" office:value="151822" calcext:value-type="float">
            <text:p>1518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7731" calcext:value-type="float">
            <text:p>1077731</text:p>
          </table:table-cell>
          <table:table-cell table:formula="of:=ROUND([.B207]/[.A207])" office:value-type="float" office:value="119748" calcext:value-type="float">
            <text:p>1197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9059" calcext:value-type="float">
            <text:p>969059</text:p>
          </table:table-cell>
          <table:table-cell table:formula="of:=ROUND([.F207]/[.E207])" office:value-type="float" office:value="107673" calcext:value-type="float">
            <text:p>1076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9817" calcext:value-type="float">
            <text:p>949817</text:p>
          </table:table-cell>
          <table:table-cell table:formula="of:=ROUND([.J207]/[.I207])" office:value-type="float" office:value="105535" calcext:value-type="float">
            <text:p>1055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73788" calcext:value-type="float">
            <text:p>2273788</text:p>
          </table:table-cell>
          <table:table-cell table:formula="of:=ROUND([.B208]/[.A208])" office:value-type="float" office:value="42107" calcext:value-type="float">
            <text:p>421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38184" calcext:value-type="float">
            <text:p>2838184</text:p>
          </table:table-cell>
          <table:table-cell table:formula="of:=ROUND([.F208]/[.E208])" office:value-type="float" office:value="52559" calcext:value-type="float">
            <text:p>525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53389" calcext:value-type="float">
            <text:p>3353389</text:p>
          </table:table-cell>
          <table:table-cell table:formula="of:=ROUND([.J208]/[.I208])" office:value-type="float" office:value="62100" calcext:value-type="float">
            <text:p>62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07" calcext:value-type="float">
            <text:p>650007</text:p>
          </table:table-cell>
          <table:table-cell table:formula="of:=ROUND([.B209]/[.A209])" office:value-type="float" office:value="162502" calcext:value-type="float">
            <text:p>162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8774" calcext:value-type="float">
            <text:p>738774</text:p>
          </table:table-cell>
          <table:table-cell table:formula="of:=ROUND([.F209]/[.E209])" office:value-type="float" office:value="184694" calcext:value-type="float">
            <text:p>1846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8850" calcext:value-type="float">
            <text:p>678850</text:p>
          </table:table-cell>
          <table:table-cell table:formula="of:=ROUND([.J209]/[.I209])" office:value-type="float" office:value="169713" calcext:value-type="float">
            <text:p>169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1677" calcext:value-type="float">
            <text:p>721677</text:p>
          </table:table-cell>
          <table:table-cell table:formula="of:=ROUND([.B210]/[.A210])" office:value-type="float" office:value="144335" calcext:value-type="float">
            <text:p>144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9760" calcext:value-type="float">
            <text:p>629760</text:p>
          </table:table-cell>
          <table:table-cell table:formula="of:=ROUND([.F210]/[.E210])" office:value-type="float" office:value="125952" calcext:value-type="float">
            <text:p>1259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7245" calcext:value-type="float">
            <text:p>637245</text:p>
          </table:table-cell>
          <table:table-cell table:formula="of:=ROUND([.J210]/[.I210])" office:value-type="float" office:value="127449" calcext:value-type="float">
            <text:p>127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6596" calcext:value-type="float">
            <text:p>786596</text:p>
          </table:table-cell>
          <table:table-cell table:formula="of:=ROUND([.B211]/[.A211])" office:value-type="float" office:value="196649" calcext:value-type="float">
            <text:p>1966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2371" calcext:value-type="float">
            <text:p>602371</text:p>
          </table:table-cell>
          <table:table-cell table:formula="of:=ROUND([.F211]/[.E211])" office:value-type="float" office:value="150593" calcext:value-type="float">
            <text:p>1505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992" calcext:value-type="float">
            <text:p>640992</text:p>
          </table:table-cell>
          <table:table-cell table:formula="of:=ROUND([.J211]/[.I211])" office:value-type="float" office:value="160248" calcext:value-type="float">
            <text:p>160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0281" calcext:value-type="float">
            <text:p>820281</text:p>
          </table:table-cell>
          <table:table-cell table:formula="of:=ROUND([.B212]/[.A212])" office:value-type="float" office:value="136714" calcext:value-type="float">
            <text:p>136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2680" calcext:value-type="float">
            <text:p>712680</text:p>
          </table:table-cell>
          <table:table-cell table:formula="of:=ROUND([.F212]/[.E212])" office:value-type="float" office:value="118780" calcext:value-type="float">
            <text:p>1187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5324" calcext:value-type="float">
            <text:p>755324</text:p>
          </table:table-cell>
          <table:table-cell table:formula="of:=ROUND([.J212]/[.I212])" office:value-type="float" office:value="125887" calcext:value-type="float">
            <text:p>125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9607" calcext:value-type="float">
            <text:p>929607</text:p>
          </table:table-cell>
          <table:table-cell table:formula="of:=ROUND([.B213]/[.A213])" office:value-type="float" office:value="154935" calcext:value-type="float">
            <text:p>1549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9338" calcext:value-type="float">
            <text:p>679338</text:p>
          </table:table-cell>
          <table:table-cell table:formula="of:=ROUND([.F213]/[.E213])" office:value-type="float" office:value="113223" calcext:value-type="float">
            <text:p>1132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7845" calcext:value-type="float">
            <text:p>707845</text:p>
          </table:table-cell>
          <table:table-cell table:formula="of:=ROUND([.J213]/[.I213])" office:value-type="float" office:value="117974" calcext:value-type="float">
            <text:p>117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8223" calcext:value-type="float">
            <text:p>1058223</text:p>
          </table:table-cell>
          <table:table-cell table:formula="of:=ROUND([.B214]/[.A214])" office:value-type="float" office:value="96202" calcext:value-type="float">
            <text:p>962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55137" calcext:value-type="float">
            <text:p>1155137</text:p>
          </table:table-cell>
          <table:table-cell table:formula="of:=ROUND([.F214]/[.E214])" office:value-type="float" office:value="105012" calcext:value-type="float">
            <text:p>1050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76102" calcext:value-type="float">
            <text:p>976102</text:p>
          </table:table-cell>
          <table:table-cell table:formula="of:=ROUND([.J214]/[.I214])" office:value-type="float" office:value="88737" calcext:value-type="float">
            <text:p>88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4440" calcext:value-type="float">
            <text:p>984440</text:p>
          </table:table-cell>
          <table:table-cell table:formula="of:=ROUND([.B215]/[.A215])" office:value-type="float" office:value="98444" calcext:value-type="float">
            <text:p>98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55203" calcext:value-type="float">
            <text:p>1055203</text:p>
          </table:table-cell>
          <table:table-cell table:formula="of:=ROUND([.F215]/[.E215])" office:value-type="float" office:value="105520" calcext:value-type="float">
            <text:p>105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12486" calcext:value-type="float">
            <text:p>1112486</text:p>
          </table:table-cell>
          <table:table-cell table:formula="of:=ROUND([.J215]/[.I215])" office:value-type="float" office:value="111249" calcext:value-type="float">
            <text:p>111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887" calcext:value-type="float">
            <text:p>761887</text:p>
          </table:table-cell>
          <table:table-cell table:formula="of:=ROUND([.B216]/[.A216])" office:value-type="float" office:value="108841" calcext:value-type="float">
            <text:p>1088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0967" calcext:value-type="float">
            <text:p>600967</text:p>
          </table:table-cell>
          <table:table-cell table:formula="of:=ROUND([.F216]/[.E216])" office:value-type="float" office:value="85852" calcext:value-type="float">
            <text:p>858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8191" calcext:value-type="float">
            <text:p>588191</text:p>
          </table:table-cell>
          <table:table-cell table:formula="of:=ROUND([.J216]/[.I216])" office:value-type="float" office:value="84027" calcext:value-type="float">
            <text:p>84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7871" calcext:value-type="float">
            <text:p>637871</text:p>
          </table:table-cell>
          <table:table-cell table:formula="of:=ROUND([.B217]/[.A217])" office:value-type="float" office:value="91124" calcext:value-type="float">
            <text:p>911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31672" calcext:value-type="float">
            <text:p>631672</text:p>
          </table:table-cell>
          <table:table-cell table:formula="of:=ROUND([.F217]/[.E217])" office:value-type="float" office:value="90239" calcext:value-type="float">
            <text:p>90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0725" calcext:value-type="float">
            <text:p>600725</text:p>
          </table:table-cell>
          <table:table-cell table:formula="of:=ROUND([.J217]/[.I217])" office:value-type="float" office:value="85818" calcext:value-type="float">
            <text:p>85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2716" calcext:value-type="float">
            <text:p>2012716</text:p>
          </table:table-cell>
          <table:table-cell table:formula="of:=ROUND([.B218]/[.A218])" office:value-type="float" office:value="54398" calcext:value-type="float">
            <text:p>543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28896" calcext:value-type="float">
            <text:p>2228896</text:p>
          </table:table-cell>
          <table:table-cell table:formula="of:=ROUND([.F218]/[.E218])" office:value-type="float" office:value="60240" calcext:value-type="float">
            <text:p>602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82040" calcext:value-type="float">
            <text:p>2182040</text:p>
          </table:table-cell>
          <table:table-cell table:formula="of:=ROUND([.J218]/[.I218])" office:value-type="float" office:value="58974" calcext:value-type="float">
            <text:p>589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88540" calcext:value-type="float">
            <text:p>1788540</text:p>
          </table:table-cell>
          <table:table-cell table:formula="of:=ROUND([.B219]/[.A219])" office:value-type="float" office:value="45860" calcext:value-type="float">
            <text:p>458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11554" calcext:value-type="float">
            <text:p>2411554</text:p>
          </table:table-cell>
          <table:table-cell table:formula="of:=ROUND([.F219]/[.E219])" office:value-type="float" office:value="61835" calcext:value-type="float">
            <text:p>6183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33150" calcext:value-type="float">
            <text:p>2333150</text:p>
          </table:table-cell>
          <table:table-cell table:formula="of:=ROUND([.J219]/[.I219])" office:value-type="float" office:value="59824" calcext:value-type="float">
            <text:p>598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6104" calcext:value-type="float">
            <text:p>2046104</text:p>
          </table:table-cell>
          <table:table-cell table:formula="of:=ROUND([.B220]/[.A220])" office:value-type="float" office:value="66003" calcext:value-type="float">
            <text:p>660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63427" calcext:value-type="float">
            <text:p>2063427</text:p>
          </table:table-cell>
          <table:table-cell table:formula="of:=ROUND([.F220]/[.E220])" office:value-type="float" office:value="66562" calcext:value-type="float">
            <text:p>6656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28082" calcext:value-type="float">
            <text:p>2028082</text:p>
          </table:table-cell>
          <table:table-cell table:formula="of:=ROUND([.J220]/[.I220])" office:value-type="float" office:value="65422" calcext:value-type="float">
            <text:p>65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3126" calcext:value-type="float">
            <text:p>843126</text:p>
          </table:table-cell>
          <table:table-cell table:formula="of:=ROUND([.B221]/[.A221])" office:value-type="float" office:value="120447" calcext:value-type="float">
            <text:p>1204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47072" calcext:value-type="float">
            <text:p>547072</text:p>
          </table:table-cell>
          <table:table-cell table:formula="of:=ROUND([.F221]/[.E221])" office:value-type="float" office:value="78153" calcext:value-type="float">
            <text:p>781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851" calcext:value-type="float">
            <text:p>512851</text:p>
          </table:table-cell>
          <table:table-cell table:formula="of:=ROUND([.J221]/[.I221])" office:value-type="float" office:value="73264" calcext:value-type="float">
            <text:p>73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065" calcext:value-type="float">
            <text:p>602065</text:p>
          </table:table-cell>
          <table:table-cell table:formula="of:=ROUND([.B222]/[.A222])" office:value-type="float" office:value="301033" calcext:value-type="float">
            <text:p>301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1533" calcext:value-type="float">
            <text:p>511533</text:p>
          </table:table-cell>
          <table:table-cell table:formula="of:=ROUND([.F222]/[.E222])" office:value-type="float" office:value="255767" calcext:value-type="float">
            <text:p>2557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3444" calcext:value-type="float">
            <text:p>483444</text:p>
          </table:table-cell>
          <table:table-cell table:formula="of:=ROUND([.J222]/[.I222])" office:value-type="float" office:value="241722" calcext:value-type="float">
            <text:p>24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2028" calcext:value-type="float">
            <text:p>672028</text:p>
          </table:table-cell>
          <table:table-cell table:formula="of:=ROUND([.B223]/[.A223])" office:value-type="float" office:value="336014" calcext:value-type="float">
            <text:p>336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0136" calcext:value-type="float">
            <text:p>480136</text:p>
          </table:table-cell>
          <table:table-cell table:formula="of:=ROUND([.F223]/[.E223])" office:value-type="float" office:value="240068" calcext:value-type="float">
            <text:p>2400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8865" calcext:value-type="float">
            <text:p>488865</text:p>
          </table:table-cell>
          <table:table-cell table:formula="of:=ROUND([.J223]/[.I223])" office:value-type="float" office:value="244433" calcext:value-type="float">
            <text:p>2444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1573" calcext:value-type="float">
            <text:p>1451573</text:p>
          </table:table-cell>
          <table:table-cell table:formula="of:=ROUND([.B224]/[.A224])" office:value-type="float" office:value="43987" calcext:value-type="float">
            <text:p>439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098" calcext:value-type="float">
            <text:p>1233098</text:p>
          </table:table-cell>
          <table:table-cell table:formula="of:=ROUND([.F224]/[.E224])" office:value-type="float" office:value="37367" calcext:value-type="float">
            <text:p>373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60574" calcext:value-type="float">
            <text:p>1660574</text:p>
          </table:table-cell>
          <table:table-cell table:formula="of:=ROUND([.J224]/[.I224])" office:value-type="float" office:value="50320" calcext:value-type="float">
            <text:p>503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5056" calcext:value-type="float">
            <text:p>625056</text:p>
          </table:table-cell>
          <table:table-cell table:formula="of:=ROUND([.B225]/[.A225])" office:value-type="float" office:value="156264" calcext:value-type="float">
            <text:p>1562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3825" calcext:value-type="float">
            <text:p>413825</text:p>
          </table:table-cell>
          <table:table-cell table:formula="of:=ROUND([.F225]/[.E225])" office:value-type="float" office:value="103456" calcext:value-type="float">
            <text:p>1034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8259" calcext:value-type="float">
            <text:p>418259</text:p>
          </table:table-cell>
          <table:table-cell table:formula="of:=ROUND([.J225]/[.I225])" office:value-type="float" office:value="104565" calcext:value-type="float">
            <text:p>104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3131" calcext:value-type="float">
            <text:p>513131</text:p>
          </table:table-cell>
          <table:table-cell table:formula="of:=ROUND([.B226]/[.A226])" office:value-type="float" office:value="128283" calcext:value-type="float">
            <text:p>1282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9275" calcext:value-type="float">
            <text:p>369275</text:p>
          </table:table-cell>
          <table:table-cell table:formula="of:=ROUND([.F226]/[.E226])" office:value-type="float" office:value="92319" calcext:value-type="float">
            <text:p>923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3223" calcext:value-type="float">
            <text:p>353223</text:p>
          </table:table-cell>
          <table:table-cell table:formula="of:=ROUND([.J226]/[.I226])" office:value-type="float" office:value="88306" calcext:value-type="float">
            <text:p>88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200" calcext:value-type="float">
            <text:p>527200</text:p>
          </table:table-cell>
          <table:table-cell table:formula="of:=ROUND([.B227]/[.A227])" office:value-type="float" office:value="175733" calcext:value-type="float">
            <text:p>1757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5002" calcext:value-type="float">
            <text:p>415002</text:p>
          </table:table-cell>
          <table:table-cell table:formula="of:=ROUND([.F227]/[.E227])" office:value-type="float" office:value="138334" calcext:value-type="float">
            <text:p>1383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4073" calcext:value-type="float">
            <text:p>344073</text:p>
          </table:table-cell>
          <table:table-cell table:formula="of:=ROUND([.J227]/[.I227])" office:value-type="float" office:value="114691" calcext:value-type="float">
            <text:p>114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2436" calcext:value-type="float">
            <text:p>492436</text:p>
          </table:table-cell>
          <table:table-cell table:formula="of:=ROUND([.B228]/[.A228])" office:value-type="float" office:value="98487" calcext:value-type="float">
            <text:p>984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243" calcext:value-type="float">
            <text:p>397243</text:p>
          </table:table-cell>
          <table:table-cell table:formula="of:=ROUND([.F228]/[.E228])" office:value-type="float" office:value="79449" calcext:value-type="float">
            <text:p>794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4906" calcext:value-type="float">
            <text:p>364906</text:p>
          </table:table-cell>
          <table:table-cell table:formula="of:=ROUND([.J228]/[.I228])" office:value-type="float" office:value="72981" calcext:value-type="float">
            <text:p>72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2332" calcext:value-type="float">
            <text:p>1222332</text:p>
          </table:table-cell>
          <table:table-cell table:formula="of:=ROUND([.B229]/[.A229])" office:value-type="float" office:value="135815" calcext:value-type="float">
            <text:p>1358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7061" calcext:value-type="float">
            <text:p>877061</text:p>
          </table:table-cell>
          <table:table-cell table:formula="of:=ROUND([.F229]/[.E229])" office:value-type="float" office:value="97451" calcext:value-type="float">
            <text:p>974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6813" calcext:value-type="float">
            <text:p>756813</text:p>
          </table:table-cell>
          <table:table-cell table:formula="of:=ROUND([.J229]/[.I229])" office:value-type="float" office:value="84090" calcext:value-type="float">
            <text:p>840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0398" calcext:value-type="float">
            <text:p>520398</text:p>
          </table:table-cell>
          <table:table-cell table:formula="of:=ROUND([.B230]/[.A230])" office:value-type="float" office:value="173466" calcext:value-type="float">
            <text:p>1734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7660" calcext:value-type="float">
            <text:p>487660</text:p>
          </table:table-cell>
          <table:table-cell table:formula="of:=ROUND([.F230]/[.E230])" office:value-type="float" office:value="162553" calcext:value-type="float">
            <text:p>1625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0720" calcext:value-type="float">
            <text:p>400720</text:p>
          </table:table-cell>
          <table:table-cell table:formula="of:=ROUND([.J230]/[.I230])" office:value-type="float" office:value="133573" calcext:value-type="float">
            <text:p>133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624" calcext:value-type="float">
            <text:p>518624</text:p>
          </table:table-cell>
          <table:table-cell table:formula="of:=ROUND([.B231]/[.A231])" office:value-type="float" office:value="172875" calcext:value-type="float">
            <text:p>172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5921" calcext:value-type="float">
            <text:p>475921</text:p>
          </table:table-cell>
          <table:table-cell table:formula="of:=ROUND([.F231]/[.E231])" office:value-type="float" office:value="158640" calcext:value-type="float">
            <text:p>1586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0469" calcext:value-type="float">
            <text:p>510469</text:p>
          </table:table-cell>
          <table:table-cell table:formula="of:=ROUND([.J231]/[.I231])" office:value-type="float" office:value="170156" calcext:value-type="float">
            <text:p>170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1005" calcext:value-type="float">
            <text:p>781005</text:p>
          </table:table-cell>
          <table:table-cell table:formula="of:=ROUND([.B232]/[.A232])" office:value-type="float" office:value="52067" calcext:value-type="float">
            <text:p>520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39300" calcext:value-type="float">
            <text:p>1039300</text:p>
          </table:table-cell>
          <table:table-cell table:formula="of:=ROUND([.F232]/[.E232])" office:value-type="float" office:value="69287" calcext:value-type="float">
            <text:p>692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97502" calcext:value-type="float">
            <text:p>897502</text:p>
          </table:table-cell>
          <table:table-cell table:formula="of:=ROUND([.J232]/[.I232])" office:value-type="float" office:value="59833" calcext:value-type="float">
            <text:p>598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61020" calcext:value-type="float">
            <text:p>2361020</text:p>
          </table:table-cell>
          <table:table-cell table:formula="of:=ROUND([.B233]/[.A233])" office:value-type="float" office:value="29513" calcext:value-type="float">
            <text:p>295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273363" calcext:value-type="float">
            <text:p>3273363</text:p>
          </table:table-cell>
          <table:table-cell table:formula="of:=ROUND([.F233]/[.E233])" office:value-type="float" office:value="40917" calcext:value-type="float">
            <text:p>409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2986" calcext:value-type="float">
            <text:p>2982986</text:p>
          </table:table-cell>
          <table:table-cell table:formula="of:=ROUND([.J233]/[.I233])" office:value-type="float" office:value="37287" calcext:value-type="float">
            <text:p>37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5717" calcext:value-type="float">
            <text:p>995717</text:p>
          </table:table-cell>
          <table:table-cell table:formula="of:=ROUND([.B234]/[.A234])" office:value-type="float" office:value="52406" calcext:value-type="float">
            <text:p>524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20107" calcext:value-type="float">
            <text:p>1720107</text:p>
          </table:table-cell>
          <table:table-cell table:formula="of:=ROUND([.F234]/[.E234])" office:value-type="float" office:value="90532" calcext:value-type="float">
            <text:p>905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63493" calcext:value-type="float">
            <text:p>1163493</text:p>
          </table:table-cell>
          <table:table-cell table:formula="of:=ROUND([.J234]/[.I234])" office:value-type="float" office:value="61236" calcext:value-type="float">
            <text:p>6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2507" calcext:value-type="float">
            <text:p>1142507</text:p>
          </table:table-cell>
          <table:table-cell table:formula="of:=ROUND([.B235]/[.A235])" office:value-type="float" office:value="60132" calcext:value-type="float">
            <text:p>601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90573" calcext:value-type="float">
            <text:p>1590573</text:p>
          </table:table-cell>
          <table:table-cell table:formula="of:=ROUND([.F235]/[.E235])" office:value-type="float" office:value="83714" calcext:value-type="float">
            <text:p>837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25592" calcext:value-type="float">
            <text:p>1025592</text:p>
          </table:table-cell>
          <table:table-cell table:formula="of:=ROUND([.J235]/[.I235])" office:value-type="float" office:value="53979" calcext:value-type="float">
            <text:p>53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24597" calcext:value-type="float">
            <text:p>1624597</text:p>
          </table:table-cell>
          <table:table-cell table:formula="of:=ROUND([.B236]/[.A236])" office:value-type="float" office:value="39624" calcext:value-type="float">
            <text:p>396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840578" calcext:value-type="float">
            <text:p>2840578</text:p>
          </table:table-cell>
          <table:table-cell table:formula="of:=ROUND([.F236]/[.E236])" office:value-type="float" office:value="69282" calcext:value-type="float">
            <text:p>692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37530" calcext:value-type="float">
            <text:p>1537530</text:p>
          </table:table-cell>
          <table:table-cell table:formula="of:=ROUND([.J236]/[.I236])" office:value-type="float" office:value="37501" calcext:value-type="float">
            <text:p>375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3457" calcext:value-type="float">
            <text:p>1583457</text:p>
          </table:table-cell>
          <table:table-cell table:formula="of:=ROUND([.B237]/[.A237])" office:value-type="float" office:value="40601" calcext:value-type="float">
            <text:p>406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569561" calcext:value-type="float">
            <text:p>25569561</text:p>
          </table:table-cell>
          <table:table-cell table:formula="of:=ROUND([.F237]/[.E237])" office:value-type="float" office:value="655630" calcext:value-type="float">
            <text:p>6556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00840" calcext:value-type="float">
            <text:p>1900840</text:p>
          </table:table-cell>
          <table:table-cell table:formula="of:=ROUND([.J237]/[.I237])" office:value-type="float" office:value="48739" calcext:value-type="float">
            <text:p>487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4559" calcext:value-type="float">
            <text:p>1814559</text:p>
          </table:table-cell>
          <table:table-cell table:formula="of:=ROUND([.B238]/[.A238])" office:value-type="float" office:value="44258" calcext:value-type="float">
            <text:p>442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04534" calcext:value-type="float">
            <text:p>2304534</text:p>
          </table:table-cell>
          <table:table-cell table:formula="of:=ROUND([.F238]/[.E238])" office:value-type="float" office:value="56208" calcext:value-type="float">
            <text:p>562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849582" calcext:value-type="float">
            <text:p>1849582</text:p>
          </table:table-cell>
          <table:table-cell table:formula="of:=ROUND([.J238]/[.I238])" office:value-type="float" office:value="45112" calcext:value-type="float">
            <text:p>45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1126" calcext:value-type="float">
            <text:p>1221126</text:p>
          </table:table-cell>
          <table:table-cell table:formula="of:=ROUND([.B239]/[.A239])" office:value-type="float" office:value="67840" calcext:value-type="float">
            <text:p>678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61256" calcext:value-type="float">
            <text:p>1361256</text:p>
          </table:table-cell>
          <table:table-cell table:formula="of:=ROUND([.F239]/[.E239])" office:value-type="float" office:value="75625" calcext:value-type="float">
            <text:p>75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9107" calcext:value-type="float">
            <text:p>1139107</text:p>
          </table:table-cell>
          <table:table-cell table:formula="of:=ROUND([.J239]/[.I239])" office:value-type="float" office:value="63284" calcext:value-type="float">
            <text:p>632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0745" calcext:value-type="float">
            <text:p>980745</text:p>
          </table:table-cell>
          <table:table-cell table:formula="of:=ROUND([.B240]/[.A240])" office:value-type="float" office:value="51618" calcext:value-type="float">
            <text:p>516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79393" calcext:value-type="float">
            <text:p>1679393</text:p>
          </table:table-cell>
          <table:table-cell table:formula="of:=ROUND([.F240]/[.E240])" office:value-type="float" office:value="88389" calcext:value-type="float">
            <text:p>883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20071" calcext:value-type="float">
            <text:p>1120071</text:p>
          </table:table-cell>
          <table:table-cell table:formula="of:=ROUND([.J240]/[.I240])" office:value-type="float" office:value="58951" calcext:value-type="float">
            <text:p>589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9424" calcext:value-type="float">
            <text:p>1059424</text:p>
          </table:table-cell>
          <table:table-cell table:formula="of:=ROUND([.B241]/[.A241])" office:value-type="float" office:value="58857" calcext:value-type="float">
            <text:p>588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16147" calcext:value-type="float">
            <text:p>1616147</text:p>
          </table:table-cell>
          <table:table-cell table:formula="of:=ROUND([.F241]/[.E241])" office:value-type="float" office:value="89786" calcext:value-type="float">
            <text:p>897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32425" calcext:value-type="float">
            <text:p>932425</text:p>
          </table:table-cell>
          <table:table-cell table:formula="of:=ROUND([.J241]/[.I241])" office:value-type="float" office:value="51801" calcext:value-type="float">
            <text:p>518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3592" calcext:value-type="float">
            <text:p>983592</text:p>
          </table:table-cell>
          <table:table-cell table:formula="of:=ROUND([.B242]/[.A242])" office:value-type="float" office:value="65573" calcext:value-type="float">
            <text:p>655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7989" calcext:value-type="float">
            <text:p>1007989</text:p>
          </table:table-cell>
          <table:table-cell table:formula="of:=ROUND([.F242]/[.E242])" office:value-type="float" office:value="67199" calcext:value-type="float">
            <text:p>671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37891" calcext:value-type="float">
            <text:p>937891</text:p>
          </table:table-cell>
          <table:table-cell table:formula="of:=ROUND([.J242]/[.I242])" office:value-type="float" office:value="62526" calcext:value-type="float">
            <text:p>62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5536" calcext:value-type="float">
            <text:p>1145536</text:p>
          </table:table-cell>
          <table:table-cell table:formula="of:=ROUND([.B243]/[.A243])" office:value-type="float" office:value="127282" calcext:value-type="float">
            <text:p>1272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83395" calcext:value-type="float">
            <text:p>1483395</text:p>
          </table:table-cell>
          <table:table-cell table:formula="of:=ROUND([.F243]/[.E243])" office:value-type="float" office:value="164822" calcext:value-type="float">
            <text:p>1648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0320" calcext:value-type="float">
            <text:p>760320</text:p>
          </table:table-cell>
          <table:table-cell table:formula="of:=ROUND([.J243]/[.I243])" office:value-type="float" office:value="84480" calcext:value-type="float">
            <text:p>844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6370" calcext:value-type="float">
            <text:p>1036370</text:p>
          </table:table-cell>
          <table:table-cell table:formula="of:=ROUND([.B244]/[.A244])" office:value-type="float" office:value="103637" calcext:value-type="float">
            <text:p>1036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28319" calcext:value-type="float">
            <text:p>1428319</text:p>
          </table:table-cell>
          <table:table-cell table:formula="of:=ROUND([.F244]/[.E244])" office:value-type="float" office:value="142832" calcext:value-type="float">
            <text:p>1428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770" calcext:value-type="float">
            <text:p>759770</text:p>
          </table:table-cell>
          <table:table-cell table:formula="of:=ROUND([.J244]/[.I244])" office:value-type="float" office:value="75977" calcext:value-type="float">
            <text:p>75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153" calcext:value-type="float">
            <text:p>609153</text:p>
          </table:table-cell>
          <table:table-cell table:formula="of:=ROUND([.B245]/[.A245])" office:value-type="float" office:value="304577" calcext:value-type="float">
            <text:p>304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7702" calcext:value-type="float">
            <text:p>557702</text:p>
          </table:table-cell>
          <table:table-cell table:formula="of:=ROUND([.F245]/[.E245])" office:value-type="float" office:value="278851" calcext:value-type="float">
            <text:p>278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6209" calcext:value-type="float">
            <text:p>546209</text:p>
          </table:table-cell>
          <table:table-cell table:formula="of:=ROUND([.J245]/[.I245])" office:value-type="float" office:value="273105" calcext:value-type="float">
            <text:p>273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74361" calcext:value-type="float">
            <text:p>2574361</text:p>
          </table:table-cell>
          <table:table-cell table:formula="of:=ROUND([.B246]/[.A246])" office:value-type="float" office:value="85812" calcext:value-type="float">
            <text:p>858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47140" calcext:value-type="float">
            <text:p>2447140</text:p>
          </table:table-cell>
          <table:table-cell table:formula="of:=ROUND([.F246]/[.E246])" office:value-type="float" office:value="81571" calcext:value-type="float">
            <text:p>815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75346" calcext:value-type="float">
            <text:p>2775346</text:p>
          </table:table-cell>
          <table:table-cell table:formula="of:=ROUND([.J246]/[.I246])" office:value-type="float" office:value="92512" calcext:value-type="float">
            <text:p>925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63518" calcext:value-type="float">
            <text:p>2463518</text:p>
          </table:table-cell>
          <table:table-cell table:formula="of:=ROUND([.B247]/[.A247])" office:value-type="float" office:value="34216" calcext:value-type="float">
            <text:p>3421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73911" calcext:value-type="float">
            <text:p>3573911</text:p>
          </table:table-cell>
          <table:table-cell table:formula="of:=ROUND([.F247]/[.E247])" office:value-type="float" office:value="49638" calcext:value-type="float">
            <text:p>496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903685" calcext:value-type="float">
            <text:p>3903685</text:p>
          </table:table-cell>
          <table:table-cell table:formula="of:=ROUND([.J247]/[.I247])" office:value-type="float" office:value="54218" calcext:value-type="float">
            <text:p>542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63044" calcext:value-type="float">
            <text:p>2663044</text:p>
          </table:table-cell>
          <table:table-cell table:formula="of:=ROUND([.B248]/[.A248])" office:value-type="float" office:value="36987" calcext:value-type="float">
            <text:p>3698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569435" calcext:value-type="float">
            <text:p>3569435</text:p>
          </table:table-cell>
          <table:table-cell table:formula="of:=ROUND([.F248]/[.E248])" office:value-type="float" office:value="49575" calcext:value-type="float">
            <text:p>4957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282088" calcext:value-type="float">
            <text:p>3282088</text:p>
          </table:table-cell>
          <table:table-cell table:formula="of:=ROUND([.J248]/[.I248])" office:value-type="float" office:value="45585" calcext:value-type="float">
            <text:p>455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34096" calcext:value-type="float">
            <text:p>4434096</text:p>
          </table:table-cell>
          <table:table-cell table:formula="of:=ROUND([.B249]/[.A249])" office:value-type="float" office:value="61585" calcext:value-type="float">
            <text:p>6158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152972" calcext:value-type="float">
            <text:p>4152972</text:p>
          </table:table-cell>
          <table:table-cell table:formula="of:=ROUND([.F249]/[.E249])" office:value-type="float" office:value="57680" calcext:value-type="float">
            <text:p>5768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977931" calcext:value-type="float">
            <text:p>3977931</text:p>
          </table:table-cell>
          <table:table-cell table:formula="of:=ROUND([.J249]/[.I249])" office:value-type="float" office:value="55249" calcext:value-type="float">
            <text:p>552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12145" calcext:value-type="float">
            <text:p>2912145</text:p>
          </table:table-cell>
          <table:table-cell table:formula="of:=ROUND([.B250]/[.A250])" office:value-type="float" office:value="37820" calcext:value-type="float">
            <text:p>3782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376727" calcext:value-type="float">
            <text:p>4376727</text:p>
          </table:table-cell>
          <table:table-cell table:formula="of:=ROUND([.F250]/[.E250])" office:value-type="float" office:value="56841" calcext:value-type="float">
            <text:p>5684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40927" calcext:value-type="float">
            <text:p>3640927</text:p>
          </table:table-cell>
          <table:table-cell table:formula="of:=ROUND([.J250]/[.I250])" office:value-type="float" office:value="47285" calcext:value-type="float">
            <text:p>472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25646" calcext:value-type="float">
            <text:p>5225646</text:p>
          </table:table-cell>
          <table:table-cell table:formula="of:=ROUND([.B251]/[.A251])" office:value-type="float" office:value="46245" calcext:value-type="float">
            <text:p>4624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19996" calcext:value-type="float">
            <text:p>3719996</text:p>
          </table:table-cell>
          <table:table-cell table:formula="of:=ROUND([.F251]/[.E251])" office:value-type="float" office:value="32920" calcext:value-type="float">
            <text:p>3292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4683511" calcext:value-type="float">
            <text:p>4683511</text:p>
          </table:table-cell>
          <table:table-cell table:formula="of:=ROUND([.J251]/[.I251])" office:value-type="float" office:value="41447" calcext:value-type="float">
            <text:p>414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67150" calcext:value-type="float">
            <text:p>4167150</text:p>
          </table:table-cell>
          <table:table-cell table:formula="of:=ROUND([.B252]/[.A252])" office:value-type="float" office:value="36877" calcext:value-type="float">
            <text:p>3687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202773" calcext:value-type="float">
            <text:p>5202773</text:p>
          </table:table-cell>
          <table:table-cell table:formula="of:=ROUND([.F252]/[.E252])" office:value-type="float" office:value="46042" calcext:value-type="float">
            <text:p>460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4218142" calcext:value-type="float">
            <text:p>4218142</text:p>
          </table:table-cell>
          <table:table-cell table:formula="of:=ROUND([.J252]/[.I252])" office:value-type="float" office:value="37329" calcext:value-type="float">
            <text:p>373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14604" calcext:value-type="float">
            <text:p>2714604</text:p>
          </table:table-cell>
          <table:table-cell table:formula="of:=ROUND([.B253]/[.A253])" office:value-type="float" office:value="34803" calcext:value-type="float">
            <text:p>348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84502" calcext:value-type="float">
            <text:p>4984502</text:p>
          </table:table-cell>
          <table:table-cell table:formula="of:=ROUND([.F253]/[.E253])" office:value-type="float" office:value="63904" calcext:value-type="float">
            <text:p>639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038990" calcext:value-type="float">
            <text:p>4038990</text:p>
          </table:table-cell>
          <table:table-cell table:formula="of:=ROUND([.J253]/[.I253])" office:value-type="float" office:value="51782" calcext:value-type="float">
            <text:p>51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17940" calcext:value-type="float">
            <text:p>3617940</text:p>
          </table:table-cell>
          <table:table-cell table:formula="of:=ROUND([.B254]/[.A254])" office:value-type="float" office:value="42564" calcext:value-type="float">
            <text:p>4256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002109" calcext:value-type="float">
            <text:p>4002109</text:p>
          </table:table-cell>
          <table:table-cell table:formula="of:=ROUND([.F254]/[.E254])" office:value-type="float" office:value="47084" calcext:value-type="float">
            <text:p>470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426149" calcext:value-type="float">
            <text:p>4426149</text:p>
          </table:table-cell>
          <table:table-cell table:formula="of:=ROUND([.J254]/[.I254])" office:value-type="float" office:value="52072" calcext:value-type="float">
            <text:p>520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893812" calcext:value-type="float">
            <text:p>8893812</text:p>
          </table:table-cell>
          <table:table-cell table:formula="of:=ROUND([.B255]/[.A255])" office:value-type="float" office:value="37058" calcext:value-type="float">
            <text:p>3705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59897" calcext:value-type="float">
            <text:p>7159897</text:p>
          </table:table-cell>
          <table:table-cell table:formula="of:=ROUND([.F255]/[.E255])" office:value-type="float" office:value="29833" calcext:value-type="float">
            <text:p>2983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963298" calcext:value-type="float">
            <text:p>6963298</text:p>
          </table:table-cell>
          <table:table-cell table:formula="of:=ROUND([.J255]/[.I255])" office:value-type="float" office:value="29014" calcext:value-type="float">
            <text:p>29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87149" calcext:value-type="float">
            <text:p>1687149</text:p>
          </table:table-cell>
          <table:table-cell table:formula="of:=ROUND([.B256]/[.A256])" office:value-type="float" office:value="88797" calcext:value-type="float">
            <text:p>887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42841" calcext:value-type="float">
            <text:p>1442841</text:p>
          </table:table-cell>
          <table:table-cell table:formula="of:=ROUND([.F256]/[.E256])" office:value-type="float" office:value="75939" calcext:value-type="float">
            <text:p>759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78299" calcext:value-type="float">
            <text:p>1278299</text:p>
          </table:table-cell>
          <table:table-cell table:formula="of:=ROUND([.J256]/[.I256])" office:value-type="float" office:value="67279" calcext:value-type="float">
            <text:p>672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7679" calcext:value-type="float">
            <text:p>1677679</text:p>
          </table:table-cell>
          <table:table-cell table:formula="of:=ROUND([.B257]/[.A257])" office:value-type="float" office:value="76258" calcext:value-type="float">
            <text:p>762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34884" calcext:value-type="float">
            <text:p>2234884</text:p>
          </table:table-cell>
          <table:table-cell table:formula="of:=ROUND([.F257]/[.E257])" office:value-type="float" office:value="101586" calcext:value-type="float">
            <text:p>1015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84423" calcext:value-type="float">
            <text:p>2284423</text:p>
          </table:table-cell>
          <table:table-cell table:formula="of:=ROUND([.J257]/[.I257])" office:value-type="float" office:value="103837" calcext:value-type="float">
            <text:p>1038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490685" calcext:value-type="float">
            <text:p>5490685</text:p>
          </table:table-cell>
          <table:table-cell table:formula="of:=ROUND([.B258]/[.A258])" office:value-type="float" office:value="48164" calcext:value-type="float">
            <text:p>4816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008452" calcext:value-type="float">
            <text:p>6008452</text:p>
          </table:table-cell>
          <table:table-cell table:formula="of:=ROUND([.F258]/[.E258])" office:value-type="float" office:value="52706" calcext:value-type="float">
            <text:p>5270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353011" calcext:value-type="float">
            <text:p>5353011</text:p>
          </table:table-cell>
          <table:table-cell table:formula="of:=ROUND([.J258]/[.I258])" office:value-type="float" office:value="46956" calcext:value-type="float">
            <text:p>46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2673" calcext:value-type="float">
            <text:p>1162673</text:p>
          </table:table-cell>
          <table:table-cell table:formula="of:=ROUND([.B259]/[.A259])" office:value-type="float" office:value="83048" calcext:value-type="float">
            <text:p>830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76607" calcext:value-type="float">
            <text:p>1376607</text:p>
          </table:table-cell>
          <table:table-cell table:formula="of:=ROUND([.F259]/[.E259])" office:value-type="float" office:value="98329" calcext:value-type="float">
            <text:p>983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75450" calcext:value-type="float">
            <text:p>1075450</text:p>
          </table:table-cell>
          <table:table-cell table:formula="of:=ROUND([.J259]/[.I259])" office:value-type="float" office:value="76818" calcext:value-type="float">
            <text:p>768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06731" calcext:value-type="float">
            <text:p>1606731</text:p>
          </table:table-cell>
          <table:table-cell table:formula="of:=ROUND([.B260]/[.A260])" office:value-type="float" office:value="44631" calcext:value-type="float">
            <text:p>446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38467" calcext:value-type="float">
            <text:p>2038467</text:p>
          </table:table-cell>
          <table:table-cell table:formula="of:=ROUND([.F260]/[.E260])" office:value-type="float" office:value="56624" calcext:value-type="float">
            <text:p>566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201785" calcext:value-type="float">
            <text:p>2201785</text:p>
          </table:table-cell>
          <table:table-cell table:formula="of:=ROUND([.J260]/[.I260])" office:value-type="float" office:value="61161" calcext:value-type="float">
            <text:p>611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9282" calcext:value-type="float">
            <text:p>1799282</text:p>
          </table:table-cell>
          <table:table-cell table:formula="of:=ROUND([.B261]/[.A261])" office:value-type="float" office:value="43885" calcext:value-type="float">
            <text:p>4388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89651" calcext:value-type="float">
            <text:p>1989651</text:p>
          </table:table-cell>
          <table:table-cell table:formula="of:=ROUND([.F261]/[.E261])" office:value-type="float" office:value="48528" calcext:value-type="float">
            <text:p>485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40329" calcext:value-type="float">
            <text:p>2240329</text:p>
          </table:table-cell>
          <table:table-cell table:formula="of:=ROUND([.J261]/[.I261])" office:value-type="float" office:value="54642" calcext:value-type="float">
            <text:p>546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11058" calcext:value-type="float">
            <text:p>1911058</text:p>
          </table:table-cell>
          <table:table-cell table:formula="of:=ROUND([.B262]/[.A262])" office:value-type="float" office:value="46611" calcext:value-type="float">
            <text:p>466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75614" calcext:value-type="float">
            <text:p>2175614</text:p>
          </table:table-cell>
          <table:table-cell table:formula="of:=ROUND([.F262]/[.E262])" office:value-type="float" office:value="53064" calcext:value-type="float">
            <text:p>530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62956" calcext:value-type="float">
            <text:p>2562956</text:p>
          </table:table-cell>
          <table:table-cell table:formula="of:=ROUND([.J262]/[.I262])" office:value-type="float" office:value="62511" calcext:value-type="float">
            <text:p>625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66953" calcext:value-type="float">
            <text:p>1466953</text:p>
          </table:table-cell>
          <table:table-cell table:formula="of:=ROUND([.B263]/[.A263])" office:value-type="float" office:value="37614" calcext:value-type="float">
            <text:p>376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86079" calcext:value-type="float">
            <text:p>1986079</text:p>
          </table:table-cell>
          <table:table-cell table:formula="of:=ROUND([.F263]/[.E263])" office:value-type="float" office:value="50925" calcext:value-type="float">
            <text:p>509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08299" calcext:value-type="float">
            <text:p>2108299</text:p>
          </table:table-cell>
          <table:table-cell table:formula="of:=ROUND([.J263]/[.I263])" office:value-type="float" office:value="54059" calcext:value-type="float">
            <text:p>54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58812" calcext:value-type="float">
            <text:p>3758812</text:p>
          </table:table-cell>
          <table:table-cell table:formula="of:=ROUND([.B264]/[.A264])" office:value-type="float" office:value="25059" calcext:value-type="float">
            <text:p>250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452549" calcext:value-type="float">
            <text:p>6452549</text:p>
          </table:table-cell>
          <table:table-cell table:formula="of:=ROUND([.F264]/[.E264])" office:value-type="float" office:value="43017" calcext:value-type="float">
            <text:p>430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281418" calcext:value-type="float">
            <text:p>5281418</text:p>
          </table:table-cell>
          <table:table-cell table:formula="of:=ROUND([.J264]/[.I264])" office:value-type="float" office:value="35209" calcext:value-type="float">
            <text:p>352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44699" calcext:value-type="float">
            <text:p>3844699</text:p>
          </table:table-cell>
          <table:table-cell table:formula="of:=ROUND([.B265]/[.A265])" office:value-type="float" office:value="30758" calcext:value-type="float">
            <text:p>3075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574231" calcext:value-type="float">
            <text:p>3574231</text:p>
          </table:table-cell>
          <table:table-cell table:formula="of:=ROUND([.F265]/[.E265])" office:value-type="float" office:value="28594" calcext:value-type="float">
            <text:p>2859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711824" calcext:value-type="float">
            <text:p>3711824</text:p>
          </table:table-cell>
          <table:table-cell table:formula="of:=ROUND([.J265]/[.I265])" office:value-type="float" office:value="29695" calcext:value-type="float">
            <text:p>296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78776" calcext:value-type="float">
            <text:p>3078776</text:p>
          </table:table-cell>
          <table:table-cell table:formula="of:=ROUND([.B266]/[.A266])" office:value-type="float" office:value="45952" calcext:value-type="float">
            <text:p>459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355199" calcext:value-type="float">
            <text:p>4355199</text:p>
          </table:table-cell>
          <table:table-cell table:formula="of:=ROUND([.F266]/[.E266])" office:value-type="float" office:value="65003" calcext:value-type="float">
            <text:p>650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648520" calcext:value-type="float">
            <text:p>3648520</text:p>
          </table:table-cell>
          <table:table-cell table:formula="of:=ROUND([.J266]/[.I266])" office:value-type="float" office:value="54456" calcext:value-type="float">
            <text:p>544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90764" calcext:value-type="float">
            <text:p>6490764</text:p>
          </table:table-cell>
          <table:table-cell table:formula="of:=ROUND([.B267]/[.A267])" office:value-type="float" office:value="34710" calcext:value-type="float">
            <text:p>3471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9097830" calcext:value-type="float">
            <text:p>9097830</text:p>
          </table:table-cell>
          <table:table-cell table:formula="of:=ROUND([.F267]/[.E267])" office:value-type="float" office:value="48651" calcext:value-type="float">
            <text:p>4865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8656236" calcext:value-type="float">
            <text:p>8656236</text:p>
          </table:table-cell>
          <table:table-cell table:formula="of:=ROUND([.J267]/[.I267])" office:value-type="float" office:value="46290" calcext:value-type="float">
            <text:p>4629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39075" calcext:value-type="float">
            <text:p>7839075</text:p>
          </table:table-cell>
          <table:table-cell table:formula="of:=ROUND([.B268]/[.A268])" office:value-type="float" office:value="31866" calcext:value-type="float">
            <text:p>31866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2651786" calcext:value-type="float">
            <text:p>12651786</text:p>
          </table:table-cell>
          <table:table-cell table:formula="of:=ROUND([.F268]/[.E268])" office:value-type="float" office:value="51430" calcext:value-type="float">
            <text:p>5143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2772080" calcext:value-type="float">
            <text:p>12772080</text:p>
          </table:table-cell>
          <table:table-cell table:formula="of:=ROUND([.J268]/[.I268])" office:value-type="float" office:value="51919" calcext:value-type="float">
            <text:p>519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43848" calcext:value-type="float">
            <text:p>7643848</text:p>
          </table:table-cell>
          <table:table-cell table:formula="of:=ROUND([.B269]/[.A269])" office:value-type="float" office:value="28311" calcext:value-type="float">
            <text:p>2831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2639530" calcext:value-type="float">
            <text:p>12639530</text:p>
          </table:table-cell>
          <table:table-cell table:formula="of:=ROUND([.F269]/[.E269])" office:value-type="float" office:value="46813" calcext:value-type="float">
            <text:p>4681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733376" calcext:value-type="float">
            <text:p>9733376</text:p>
          </table:table-cell>
          <table:table-cell table:formula="of:=ROUND([.J269]/[.I269])" office:value-type="float" office:value="36050" calcext:value-type="float">
            <text:p>360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47422" calcext:value-type="float">
            <text:p>3547422</text:p>
          </table:table-cell>
          <table:table-cell table:formula="of:=ROUND([.B270]/[.A270])" office:value-type="float" office:value="32249" calcext:value-type="float">
            <text:p>322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70055" calcext:value-type="float">
            <text:p>6970055</text:p>
          </table:table-cell>
          <table:table-cell table:formula="of:=ROUND([.F270]/[.E270])" office:value-type="float" office:value="63364" calcext:value-type="float">
            <text:p>633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03879" calcext:value-type="float">
            <text:p>5303879</text:p>
          </table:table-cell>
          <table:table-cell table:formula="of:=ROUND([.J270]/[.I270])" office:value-type="float" office:value="48217" calcext:value-type="float">
            <text:p>482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76934" calcext:value-type="float">
            <text:p>4576934</text:p>
          </table:table-cell>
          <table:table-cell table:formula="of:=ROUND([.B271]/[.A271])" office:value-type="float" office:value="28968" calcext:value-type="float">
            <text:p>2896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178892" calcext:value-type="float">
            <text:p>6178892</text:p>
          </table:table-cell>
          <table:table-cell table:formula="of:=ROUND([.F271]/[.E271])" office:value-type="float" office:value="39107" calcext:value-type="float">
            <text:p>391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898615" calcext:value-type="float">
            <text:p>7898615</text:p>
          </table:table-cell>
          <table:table-cell table:formula="of:=ROUND([.J271]/[.I271])" office:value-type="float" office:value="49991" calcext:value-type="float">
            <text:p>499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36040" calcext:value-type="float">
            <text:p>2136040</text:p>
          </table:table-cell>
          <table:table-cell table:formula="of:=ROUND([.B272]/[.A272])" office:value-type="float" office:value="97093" calcext:value-type="float">
            <text:p>970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42464" calcext:value-type="float">
            <text:p>2442464</text:p>
          </table:table-cell>
          <table:table-cell table:formula="of:=ROUND([.F272]/[.E272])" office:value-type="float" office:value="111021" calcext:value-type="float">
            <text:p>1110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704489" calcext:value-type="float">
            <text:p>3704489</text:p>
          </table:table-cell>
          <table:table-cell table:formula="of:=ROUND([.J272]/[.I272])" office:value-type="float" office:value="168386" calcext:value-type="float">
            <text:p>168386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101148926" calcext:value-type="float">
            <text:p>101148926</text:p>
          </table:table-cell>
          <table:table-cell table:formula="of:=ROUND([.B273]/[.A273])" office:value-type="float" office:value="27441" calcext:value-type="float">
            <text:p>27441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105683906" calcext:value-type="float">
            <text:p>105683906</text:p>
          </table:table-cell>
          <table:table-cell table:formula="of:=ROUND([.F273]/[.E273])" office:value-type="float" office:value="28672" calcext:value-type="float">
            <text:p>28672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102032478" calcext:value-type="float">
            <text:p>102032478</text:p>
          </table:table-cell>
          <table:table-cell table:formula="of:=ROUND([.J273]/[.I273])" office:value-type="float" office:value="27681" calcext:value-type="float">
            <text:p>2768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95753671" calcext:value-type="float">
            <text:p>95753671</text:p>
          </table:table-cell>
          <table:table-cell table:formula="of:=ROUND([.B274]/[.A274])" office:value-type="float" office:value="28473" calcext:value-type="float">
            <text:p>28473</text:p>
          </table:table-cell>
          <table:table-cell/>
          <table:table-cell office:value-type="float" office:value="3363" calcext:value-type="float">
            <text:p>3363</text:p>
          </table:table-cell>
          <table:table-cell office:value-type="float" office:value="111692349" calcext:value-type="float">
            <text:p>111692349</text:p>
          </table:table-cell>
          <table:table-cell table:formula="of:=ROUND([.F274]/[.E274])" office:value-type="float" office:value="33212" calcext:value-type="float">
            <text:p>33212</text:p>
          </table:table-cell>
          <table:table-cell/>
          <table:table-cell office:value-type="float" office:value="3363" calcext:value-type="float">
            <text:p>3363</text:p>
          </table:table-cell>
          <table:table-cell office:value-type="float" office:value="104802933" calcext:value-type="float">
            <text:p>104802933</text:p>
          </table:table-cell>
          <table:table-cell table:formula="of:=ROUND([.J274]/[.I274])" office:value-type="float" office:value="31164" calcext:value-type="float">
            <text:p>31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7705" calcext:value-type="float">
            <text:p>2327705</text:p>
          </table:table-cell>
          <table:table-cell table:formula="of:=ROUND([.B275]/[.A275])" office:value-type="float" office:value="145482" calcext:value-type="float">
            <text:p>1454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44092" calcext:value-type="float">
            <text:p>2044092</text:p>
          </table:table-cell>
          <table:table-cell table:formula="of:=ROUND([.F275]/[.E275])" office:value-type="float" office:value="127756" calcext:value-type="float">
            <text:p>1277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07742" calcext:value-type="float">
            <text:p>1407742</text:p>
          </table:table-cell>
          <table:table-cell table:formula="of:=ROUND([.J275]/[.I275])" office:value-type="float" office:value="87984" calcext:value-type="float">
            <text:p>87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13514" calcext:value-type="float">
            <text:p>4213514</text:p>
          </table:table-cell>
          <table:table-cell table:formula="of:=ROUND([.B276]/[.A276])" office:value-type="float" office:value="72647" calcext:value-type="float">
            <text:p>7264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59283" calcext:value-type="float">
            <text:p>3459283</text:p>
          </table:table-cell>
          <table:table-cell table:formula="of:=ROUND([.F276]/[.E276])" office:value-type="float" office:value="59643" calcext:value-type="float">
            <text:p>596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484657" calcext:value-type="float">
            <text:p>3484657</text:p>
          </table:table-cell>
          <table:table-cell table:formula="of:=ROUND([.J276]/[.I276])" office:value-type="float" office:value="60080" calcext:value-type="float">
            <text:p>600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85644" calcext:value-type="float">
            <text:p>3685644</text:p>
          </table:table-cell>
          <table:table-cell table:formula="of:=ROUND([.B277]/[.A277])" office:value-type="float" office:value="58502" calcext:value-type="float">
            <text:p>5850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07904" calcext:value-type="float">
            <text:p>3107904</text:p>
          </table:table-cell>
          <table:table-cell table:formula="of:=ROUND([.F277]/[.E277])" office:value-type="float" office:value="49332" calcext:value-type="float">
            <text:p>493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252786" calcext:value-type="float">
            <text:p>3252786</text:p>
          </table:table-cell>
          <table:table-cell table:formula="of:=ROUND([.J277]/[.I277])" office:value-type="float" office:value="51632" calcext:value-type="float">
            <text:p>516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74711" calcext:value-type="float">
            <text:p>3074711</text:p>
          </table:table-cell>
          <table:table-cell table:formula="of:=ROUND([.B278]/[.A278])" office:value-type="float" office:value="35342" calcext:value-type="float">
            <text:p>353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711157" calcext:value-type="float">
            <text:p>5711157</text:p>
          </table:table-cell>
          <table:table-cell table:formula="of:=ROUND([.F278]/[.E278])" office:value-type="float" office:value="65645" calcext:value-type="float">
            <text:p>6564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461501" calcext:value-type="float">
            <text:p>4461501</text:p>
          </table:table-cell>
          <table:table-cell table:formula="of:=ROUND([.J278]/[.I278])" office:value-type="float" office:value="51282" calcext:value-type="float">
            <text:p>512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15027" calcext:value-type="float">
            <text:p>4015027</text:p>
          </table:table-cell>
          <table:table-cell table:formula="of:=ROUND([.B279]/[.A279])" office:value-type="float" office:value="37524" calcext:value-type="float">
            <text:p>3752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810884" calcext:value-type="float">
            <text:p>4810884</text:p>
          </table:table-cell>
          <table:table-cell table:formula="of:=ROUND([.F279]/[.E279])" office:value-type="float" office:value="44962" calcext:value-type="float">
            <text:p>4496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543222" calcext:value-type="float">
            <text:p>4543222</text:p>
          </table:table-cell>
          <table:table-cell table:formula="of:=ROUND([.J279]/[.I279])" office:value-type="float" office:value="42460" calcext:value-type="float">
            <text:p>424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62408" calcext:value-type="float">
            <text:p>7162408</text:p>
          </table:table-cell>
          <table:table-cell table:formula="of:=ROUND([.B280]/[.A280])" office:value-type="float" office:value="65710" calcext:value-type="float">
            <text:p>657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725978" calcext:value-type="float">
            <text:p>5725978</text:p>
          </table:table-cell>
          <table:table-cell table:formula="of:=ROUND([.F280]/[.E280])" office:value-type="float" office:value="52532" calcext:value-type="float">
            <text:p>5253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518751" calcext:value-type="float">
            <text:p>5518751</text:p>
          </table:table-cell>
          <table:table-cell table:formula="of:=ROUND([.J280]/[.I280])" office:value-type="float" office:value="50631" calcext:value-type="float">
            <text:p>506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60989" calcext:value-type="float">
            <text:p>4860989</text:p>
          </table:table-cell>
          <table:table-cell table:formula="of:=ROUND([.B281]/[.A281])" office:value-type="float" office:value="43402" calcext:value-type="float">
            <text:p>434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332277" calcext:value-type="float">
            <text:p>6332277</text:p>
          </table:table-cell>
          <table:table-cell table:formula="of:=ROUND([.F281]/[.E281])" office:value-type="float" office:value="56538" calcext:value-type="float">
            <text:p>5653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434911" calcext:value-type="float">
            <text:p>6434911</text:p>
          </table:table-cell>
          <table:table-cell table:formula="of:=ROUND([.J281]/[.I281])" office:value-type="float" office:value="57455" calcext:value-type="float">
            <text:p>574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98921" calcext:value-type="float">
            <text:p>4498921</text:p>
          </table:table-cell>
          <table:table-cell table:formula="of:=ROUND([.B282]/[.A282])" office:value-type="float" office:value="40169" calcext:value-type="float">
            <text:p>4016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576445" calcext:value-type="float">
            <text:p>5576445</text:p>
          </table:table-cell>
          <table:table-cell table:formula="of:=ROUND([.F282]/[.E282])" office:value-type="float" office:value="49790" calcext:value-type="float">
            <text:p>4979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051969" calcext:value-type="float">
            <text:p>7051969</text:p>
          </table:table-cell>
          <table:table-cell table:formula="of:=ROUND([.J282]/[.I282])" office:value-type="float" office:value="62964" calcext:value-type="float">
            <text:p>62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8293" calcext:value-type="float">
            <text:p>1078293</text:p>
          </table:table-cell>
          <table:table-cell table:formula="of:=ROUND([.B283]/[.A283])" office:value-type="float" office:value="29953" calcext:value-type="float">
            <text:p>299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72495" calcext:value-type="float">
            <text:p>1772495</text:p>
          </table:table-cell>
          <table:table-cell table:formula="of:=ROUND([.F283]/[.E283])" office:value-type="float" office:value="49236" calcext:value-type="float">
            <text:p>4923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45951" calcext:value-type="float">
            <text:p>1945951</text:p>
          </table:table-cell>
          <table:table-cell table:formula="of:=ROUND([.J283]/[.I283])" office:value-type="float" office:value="54054" calcext:value-type="float">
            <text:p>540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7792" calcext:value-type="float">
            <text:p>1467792</text:p>
          </table:table-cell>
          <table:table-cell table:formula="of:=ROUND([.B284]/[.A284])" office:value-type="float" office:value="40772" calcext:value-type="float">
            <text:p>407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202969" calcext:value-type="float">
            <text:p>2202969</text:p>
          </table:table-cell>
          <table:table-cell table:formula="of:=ROUND([.F284]/[.E284])" office:value-type="float" office:value="61194" calcext:value-type="float">
            <text:p>6119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95713" calcext:value-type="float">
            <text:p>2195713</text:p>
          </table:table-cell>
          <table:table-cell table:formula="of:=ROUND([.J284]/[.I284])" office:value-type="float" office:value="60992" calcext:value-type="float">
            <text:p>60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8748" calcext:value-type="float">
            <text:p>1408748</text:p>
          </table:table-cell>
          <table:table-cell table:formula="of:=ROUND([.B285]/[.A285])" office:value-type="float" office:value="88047" calcext:value-type="float">
            <text:p>880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5418" calcext:value-type="float">
            <text:p>1645418</text:p>
          </table:table-cell>
          <table:table-cell table:formula="of:=ROUND([.F285]/[.E285])" office:value-type="float" office:value="102839" calcext:value-type="float">
            <text:p>1028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38791" calcext:value-type="float">
            <text:p>1238791</text:p>
          </table:table-cell>
          <table:table-cell table:formula="of:=ROUND([.J285]/[.I285])" office:value-type="float" office:value="77424" calcext:value-type="float">
            <text:p>77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0854" calcext:value-type="float">
            <text:p>1180854</text:p>
          </table:table-cell>
          <table:table-cell table:formula="of:=ROUND([.B286]/[.A286])" office:value-type="float" office:value="73803" calcext:value-type="float">
            <text:p>738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3794" calcext:value-type="float">
            <text:p>1603794</text:p>
          </table:table-cell>
          <table:table-cell table:formula="of:=ROUND([.F286]/[.E286])" office:value-type="float" office:value="100237" calcext:value-type="float">
            <text:p>1002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69541" calcext:value-type="float">
            <text:p>1369541</text:p>
          </table:table-cell>
          <table:table-cell table:formula="of:=ROUND([.J286]/[.I286])" office:value-type="float" office:value="85596" calcext:value-type="float">
            <text:p>855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9897" calcext:value-type="float">
            <text:p>1139897</text:p>
          </table:table-cell>
          <table:table-cell table:formula="of:=ROUND([.B287]/[.A287])" office:value-type="float" office:value="56995" calcext:value-type="float">
            <text:p>569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06238" calcext:value-type="float">
            <text:p>2006238</text:p>
          </table:table-cell>
          <table:table-cell table:formula="of:=ROUND([.F287]/[.E287])" office:value-type="float" office:value="100312" calcext:value-type="float">
            <text:p>1003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07108" calcext:value-type="float">
            <text:p>1607108</text:p>
          </table:table-cell>
          <table:table-cell table:formula="of:=ROUND([.J287]/[.I287])" office:value-type="float" office:value="80355" calcext:value-type="float">
            <text:p>80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7820" calcext:value-type="float">
            <text:p>767820</text:p>
          </table:table-cell>
          <table:table-cell table:formula="of:=ROUND([.B288]/[.A288])" office:value-type="float" office:value="127970" calcext:value-type="float">
            <text:p>1279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4164" calcext:value-type="float">
            <text:p>764164</text:p>
          </table:table-cell>
          <table:table-cell table:formula="of:=ROUND([.F288]/[.E288])" office:value-type="float" office:value="127361" calcext:value-type="float">
            <text:p>1273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94708" calcext:value-type="float">
            <text:p>794708</text:p>
          </table:table-cell>
          <table:table-cell table:formula="of:=ROUND([.J288]/[.I288])" office:value-type="float" office:value="132451" calcext:value-type="float">
            <text:p>13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8917" calcext:value-type="float">
            <text:p>658917</text:p>
          </table:table-cell>
          <table:table-cell table:formula="of:=ROUND([.B289]/[.A289])" office:value-type="float" office:value="329459" calcext:value-type="float">
            <text:p>329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4867" calcext:value-type="float">
            <text:p>614867</text:p>
          </table:table-cell>
          <table:table-cell table:formula="of:=ROUND([.F289]/[.E289])" office:value-type="float" office:value="307434" calcext:value-type="float">
            <text:p>307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0765" calcext:value-type="float">
            <text:p>630765</text:p>
          </table:table-cell>
          <table:table-cell table:formula="of:=ROUND([.J289]/[.I289])" office:value-type="float" office:value="315383" calcext:value-type="float">
            <text:p>315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8751" calcext:value-type="float">
            <text:p>918751</text:p>
          </table:table-cell>
          <table:table-cell table:formula="of:=ROUND([.B290]/[.A290])" office:value-type="float" office:value="183750" calcext:value-type="float">
            <text:p>1837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7766" calcext:value-type="float">
            <text:p>717766</text:p>
          </table:table-cell>
          <table:table-cell table:formula="of:=ROUND([.F290]/[.E290])" office:value-type="float" office:value="143553" calcext:value-type="float">
            <text:p>1435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5012" calcext:value-type="float">
            <text:p>965012</text:p>
          </table:table-cell>
          <table:table-cell table:formula="of:=ROUND([.J290]/[.I290])" office:value-type="float" office:value="193002" calcext:value-type="float">
            <text:p>193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7900" calcext:value-type="float">
            <text:p>507900</text:p>
          </table:table-cell>
          <table:table-cell table:formula="of:=ROUND([.B291]/[.A291])" office:value-type="float" office:value="126975" calcext:value-type="float">
            <text:p>126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6046" calcext:value-type="float">
            <text:p>536046</text:p>
          </table:table-cell>
          <table:table-cell table:formula="of:=ROUND([.F291]/[.E291])" office:value-type="float" office:value="134012" calcext:value-type="float">
            <text:p>134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9554" calcext:value-type="float">
            <text:p>639554</text:p>
          </table:table-cell>
          <table:table-cell table:formula="of:=ROUND([.J291]/[.I291])" office:value-type="float" office:value="159889" calcext:value-type="float">
            <text:p>159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9506" calcext:value-type="float">
            <text:p>379506</text:p>
          </table:table-cell>
          <table:table-cell table:formula="of:=ROUND([.B292]/[.A292])" office:value-type="float" office:value="126502" calcext:value-type="float">
            <text:p>1265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5369" calcext:value-type="float">
            <text:p>405369</text:p>
          </table:table-cell>
          <table:table-cell table:formula="of:=ROUND([.F292]/[.E292])" office:value-type="float" office:value="135123" calcext:value-type="float">
            <text:p>135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3392" calcext:value-type="float">
            <text:p>403392</text:p>
          </table:table-cell>
          <table:table-cell table:formula="of:=ROUND([.J292]/[.I292])" office:value-type="float" office:value="134464" calcext:value-type="float">
            <text:p>134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4201" calcext:value-type="float">
            <text:p>604201</text:p>
          </table:table-cell>
          <table:table-cell table:formula="of:=ROUND([.B293]/[.A293])" office:value-type="float" office:value="201400" calcext:value-type="float">
            <text:p>2014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2078" calcext:value-type="float">
            <text:p>382078</text:p>
          </table:table-cell>
          <table:table-cell table:formula="of:=ROUND([.F293]/[.E293])" office:value-type="float" office:value="127359" calcext:value-type="float">
            <text:p>127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0848" calcext:value-type="float">
            <text:p>440848</text:p>
          </table:table-cell>
          <table:table-cell table:formula="of:=ROUND([.J293]/[.I293])" office:value-type="float" office:value="146949" calcext:value-type="float">
            <text:p>146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3467" calcext:value-type="float">
            <text:p>473467</text:p>
          </table:table-cell>
          <table:table-cell table:formula="of:=ROUND([.B294]/[.A294])" office:value-type="float" office:value="157822" calcext:value-type="float">
            <text:p>1578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8855" calcext:value-type="float">
            <text:p>538855</text:p>
          </table:table-cell>
          <table:table-cell table:formula="of:=ROUND([.F294]/[.E294])" office:value-type="float" office:value="179618" calcext:value-type="float">
            <text:p>179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0953" calcext:value-type="float">
            <text:p>540953</text:p>
          </table:table-cell>
          <table:table-cell table:formula="of:=ROUND([.J294]/[.I294])" office:value-type="float" office:value="180318" calcext:value-type="float">
            <text:p>1803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553939" calcext:value-type="float">
            <text:p>13553939</text:p>
          </table:table-cell>
          <table:table-cell table:formula="of:=ROUND([.B295]/[.A295])" office:value-type="float" office:value="63934" calcext:value-type="float">
            <text:p>6393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8199804" calcext:value-type="float">
            <text:p>8199804</text:p>
          </table:table-cell>
          <table:table-cell table:formula="of:=ROUND([.F295]/[.E295])" office:value-type="float" office:value="38678" calcext:value-type="float">
            <text:p>3867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7320178" calcext:value-type="float">
            <text:p>7320178</text:p>
          </table:table-cell>
          <table:table-cell table:formula="of:=ROUND([.J295]/[.I295])" office:value-type="float" office:value="34529" calcext:value-type="float">
            <text:p>345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166377" calcext:value-type="float">
            <text:p>8166377</text:p>
          </table:table-cell>
          <table:table-cell table:formula="of:=ROUND([.B296]/[.A296])" office:value-type="float" office:value="46665" calcext:value-type="float">
            <text:p>4666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818392" calcext:value-type="float">
            <text:p>7818392</text:p>
          </table:table-cell>
          <table:table-cell table:formula="of:=ROUND([.F296]/[.E296])" office:value-type="float" office:value="44677" calcext:value-type="float">
            <text:p>4467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829148" calcext:value-type="float">
            <text:p>8829148</text:p>
          </table:table-cell>
          <table:table-cell table:formula="of:=ROUND([.J296]/[.I296])" office:value-type="float" office:value="50452" calcext:value-type="float">
            <text:p>504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21086" calcext:value-type="float">
            <text:p>7721086</text:p>
          </table:table-cell>
          <table:table-cell table:formula="of:=ROUND([.B297]/[.A297])" office:value-type="float" office:value="41736" calcext:value-type="float">
            <text:p>4173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936799" calcext:value-type="float">
            <text:p>7936799</text:p>
          </table:table-cell>
          <table:table-cell table:formula="of:=ROUND([.F297]/[.E297])" office:value-type="float" office:value="42902" calcext:value-type="float">
            <text:p>429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792091" calcext:value-type="float">
            <text:p>7792091</text:p>
          </table:table-cell>
          <table:table-cell table:formula="of:=ROUND([.J297]/[.I297])" office:value-type="float" office:value="42119" calcext:value-type="float">
            <text:p>42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8553" calcext:value-type="float">
            <text:p>748553</text:p>
          </table:table-cell>
          <table:table-cell table:formula="of:=ROUND([.B298]/[.A298])" office:value-type="float" office:value="57581" calcext:value-type="float">
            <text:p>575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43293" calcext:value-type="float">
            <text:p>1043293</text:p>
          </table:table-cell>
          <table:table-cell table:formula="of:=ROUND([.F298]/[.E298])" office:value-type="float" office:value="80253" calcext:value-type="float">
            <text:p>802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70202" calcext:value-type="float">
            <text:p>970202</text:p>
          </table:table-cell>
          <table:table-cell table:formula="of:=ROUND([.J298]/[.I298])" office:value-type="float" office:value="74631" calcext:value-type="float">
            <text:p>74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942" calcext:value-type="float">
            <text:p>477942</text:p>
          </table:table-cell>
          <table:table-cell table:formula="of:=ROUND([.B299]/[.A299])" office:value-type="float" office:value="79657" calcext:value-type="float">
            <text:p>79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5934" calcext:value-type="float">
            <text:p>625934</text:p>
          </table:table-cell>
          <table:table-cell table:formula="of:=ROUND([.F299]/[.E299])" office:value-type="float" office:value="104322" calcext:value-type="float">
            <text:p>1043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4763" calcext:value-type="float">
            <text:p>584763</text:p>
          </table:table-cell>
          <table:table-cell table:formula="of:=ROUND([.J299]/[.I299])" office:value-type="float" office:value="97461" calcext:value-type="float">
            <text:p>974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50221" calcext:value-type="float">
            <text:p>2350221</text:p>
          </table:table-cell>
          <table:table-cell table:formula="of:=ROUND([.B300]/[.A300])" office:value-type="float" office:value="213656" calcext:value-type="float">
            <text:p>2136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90540" calcext:value-type="float">
            <text:p>1190540</text:p>
          </table:table-cell>
          <table:table-cell table:formula="of:=ROUND([.F300]/[.E300])" office:value-type="float" office:value="108231" calcext:value-type="float">
            <text:p>1082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84047" calcext:value-type="float">
            <text:p>884047</text:p>
          </table:table-cell>
          <table:table-cell table:formula="of:=ROUND([.J300]/[.I300])" office:value-type="float" office:value="80368" calcext:value-type="float">
            <text:p>80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6140" calcext:value-type="float">
            <text:p>966140</text:p>
          </table:table-cell>
          <table:table-cell table:formula="of:=ROUND([.B301]/[.A301])" office:value-type="float" office:value="87831" calcext:value-type="float">
            <text:p>878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81891" calcext:value-type="float">
            <text:p>1081891</text:p>
          </table:table-cell>
          <table:table-cell table:formula="of:=ROUND([.F301]/[.E301])" office:value-type="float" office:value="98354" calcext:value-type="float">
            <text:p>98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72589" calcext:value-type="float">
            <text:p>1172589</text:p>
          </table:table-cell>
          <table:table-cell table:formula="of:=ROUND([.J301]/[.I301])" office:value-type="float" office:value="106599" calcext:value-type="float">
            <text:p>106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36075" calcext:value-type="float">
            <text:p>2136075</text:p>
          </table:table-cell>
          <table:table-cell table:formula="of:=ROUND([.B302]/[.A302])" office:value-type="float" office:value="53402" calcext:value-type="float">
            <text:p>534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7417" calcext:value-type="float">
            <text:p>2337417</text:p>
          </table:table-cell>
          <table:table-cell table:formula="of:=ROUND([.F302]/[.E302])" office:value-type="float" office:value="58435" calcext:value-type="float">
            <text:p>584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44236" calcext:value-type="float">
            <text:p>2044236</text:p>
          </table:table-cell>
          <table:table-cell table:formula="of:=ROUND([.J302]/[.I302])" office:value-type="float" office:value="51106" calcext:value-type="float">
            <text:p>511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8136" calcext:value-type="float">
            <text:p>1758136</text:p>
          </table:table-cell>
          <table:table-cell table:formula="of:=ROUND([.B303]/[.A303])" office:value-type="float" office:value="39958" calcext:value-type="float">
            <text:p>399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468867" calcext:value-type="float">
            <text:p>2468867</text:p>
          </table:table-cell>
          <table:table-cell table:formula="of:=ROUND([.F303]/[.E303])" office:value-type="float" office:value="56111" calcext:value-type="float">
            <text:p>561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61986" calcext:value-type="float">
            <text:p>2561986</text:p>
          </table:table-cell>
          <table:table-cell table:formula="of:=ROUND([.J303]/[.I303])" office:value-type="float" office:value="58227" calcext:value-type="float">
            <text:p>582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73354" calcext:value-type="float">
            <text:p>1673354</text:p>
          </table:table-cell>
          <table:table-cell table:formula="of:=ROUND([.B304]/[.A304])" office:value-type="float" office:value="38031" calcext:value-type="float">
            <text:p>380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247271" calcext:value-type="float">
            <text:p>2247271</text:p>
          </table:table-cell>
          <table:table-cell table:formula="of:=ROUND([.F304]/[.E304])" office:value-type="float" office:value="51074" calcext:value-type="float">
            <text:p>5107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53722" calcext:value-type="float">
            <text:p>2553722</text:p>
          </table:table-cell>
          <table:table-cell table:formula="of:=ROUND([.J304]/[.I304])" office:value-type="float" office:value="58039" calcext:value-type="float">
            <text:p>580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70745" calcext:value-type="float">
            <text:p>1870745</text:p>
          </table:table-cell>
          <table:table-cell table:formula="of:=ROUND([.B305]/[.A305])" office:value-type="float" office:value="42517" calcext:value-type="float">
            <text:p>4251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452840" calcext:value-type="float">
            <text:p>2452840</text:p>
          </table:table-cell>
          <table:table-cell table:formula="of:=ROUND([.F305]/[.E305])" office:value-type="float" office:value="55746" calcext:value-type="float">
            <text:p>557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96342" calcext:value-type="float">
            <text:p>2396342</text:p>
          </table:table-cell>
          <table:table-cell table:formula="of:=ROUND([.J305]/[.I305])" office:value-type="float" office:value="54462" calcext:value-type="float">
            <text:p>54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8087" calcext:value-type="float">
            <text:p>798087</text:p>
          </table:table-cell>
          <table:table-cell table:formula="of:=ROUND([.B306]/[.A306])" office:value-type="float" office:value="72553" calcext:value-type="float">
            <text:p>725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0333" calcext:value-type="float">
            <text:p>980333</text:p>
          </table:table-cell>
          <table:table-cell table:formula="of:=ROUND([.F306]/[.E306])" office:value-type="float" office:value="89121" calcext:value-type="float">
            <text:p>891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6699" calcext:value-type="float">
            <text:p>996699</text:p>
          </table:table-cell>
          <table:table-cell table:formula="of:=ROUND([.J306]/[.I306])" office:value-type="float" office:value="90609" calcext:value-type="float">
            <text:p>906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733" calcext:value-type="float">
            <text:p>1363733</text:p>
          </table:table-cell>
          <table:table-cell table:formula="of:=ROUND([.B307]/[.A307])" office:value-type="float" office:value="32470" calcext:value-type="float">
            <text:p>3247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51182" calcext:value-type="float">
            <text:p>1951182</text:p>
          </table:table-cell>
          <table:table-cell table:formula="of:=ROUND([.F307]/[.E307])" office:value-type="float" office:value="46457" calcext:value-type="float">
            <text:p>464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229486" calcext:value-type="float">
            <text:p>2229486</text:p>
          </table:table-cell>
          <table:table-cell table:formula="of:=ROUND([.J307]/[.I307])" office:value-type="float" office:value="53083" calcext:value-type="float">
            <text:p>530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02435" calcext:value-type="float">
            <text:p>1902435</text:p>
          </table:table-cell>
          <table:table-cell table:formula="of:=ROUND([.B308]/[.A308])" office:value-type="float" office:value="45296" calcext:value-type="float">
            <text:p>4529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486147" calcext:value-type="float">
            <text:p>2486147</text:p>
          </table:table-cell>
          <table:table-cell table:formula="of:=ROUND([.F308]/[.E308])" office:value-type="float" office:value="59194" calcext:value-type="float">
            <text:p>5919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05344" calcext:value-type="float">
            <text:p>2605344</text:p>
          </table:table-cell>
          <table:table-cell table:formula="of:=ROUND([.J308]/[.I308])" office:value-type="float" office:value="62032" calcext:value-type="float">
            <text:p>620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1305" calcext:value-type="float">
            <text:p>1361305</text:p>
          </table:table-cell>
          <table:table-cell table:formula="of:=ROUND([.B309]/[.A309])" office:value-type="float" office:value="31658" calcext:value-type="float">
            <text:p>316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212864" calcext:value-type="float">
            <text:p>2212864</text:p>
          </table:table-cell>
          <table:table-cell table:formula="of:=ROUND([.F309]/[.E309])" office:value-type="float" office:value="51462" calcext:value-type="float">
            <text:p>514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66958" calcext:value-type="float">
            <text:p>2566958</text:p>
          </table:table-cell>
          <table:table-cell table:formula="of:=ROUND([.J309]/[.I309])" office:value-type="float" office:value="59697" calcext:value-type="float">
            <text:p>596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73297" calcext:value-type="float">
            <text:p>1773297</text:p>
          </table:table-cell>
          <table:table-cell table:formula="of:=ROUND([.B310]/[.A310])" office:value-type="float" office:value="41239" calcext:value-type="float">
            <text:p>4123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422948" calcext:value-type="float">
            <text:p>2422948</text:p>
          </table:table-cell>
          <table:table-cell table:formula="of:=ROUND([.F310]/[.E310])" office:value-type="float" office:value="56348" calcext:value-type="float">
            <text:p>563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429460" calcext:value-type="float">
            <text:p>2429460</text:p>
          </table:table-cell>
          <table:table-cell table:formula="of:=ROUND([.J310]/[.I310])" office:value-type="float" office:value="56499" calcext:value-type="float">
            <text:p>564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56162" calcext:value-type="float">
            <text:p>3956162</text:p>
          </table:table-cell>
          <table:table-cell table:formula="of:=ROUND([.B311]/[.A311])" office:value-type="float" office:value="40785" calcext:value-type="float">
            <text:p>4078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612680" calcext:value-type="float">
            <text:p>5612680</text:p>
          </table:table-cell>
          <table:table-cell table:formula="of:=ROUND([.F311]/[.E311])" office:value-type="float" office:value="57863" calcext:value-type="float">
            <text:p>578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304117" calcext:value-type="float">
            <text:p>5304117</text:p>
          </table:table-cell>
          <table:table-cell table:formula="of:=ROUND([.J311]/[.I311])" office:value-type="float" office:value="54682" calcext:value-type="float">
            <text:p>546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296315" calcext:value-type="float">
            <text:p>7296315</text:p>
          </table:table-cell>
          <table:table-cell table:formula="of:=ROUND([.B312]/[.A312])" office:value-type="float" office:value="51383" calcext:value-type="float">
            <text:p>5138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073567" calcext:value-type="float">
            <text:p>7073567</text:p>
          </table:table-cell>
          <table:table-cell table:formula="of:=ROUND([.F312]/[.E312])" office:value-type="float" office:value="49814" calcext:value-type="float">
            <text:p>4981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652429" calcext:value-type="float">
            <text:p>7652429</text:p>
          </table:table-cell>
          <table:table-cell table:formula="of:=ROUND([.J312]/[.I312])" office:value-type="float" office:value="53890" calcext:value-type="float">
            <text:p>5389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76539" calcext:value-type="float">
            <text:p>3476539</text:p>
          </table:table-cell>
          <table:table-cell table:formula="of:=ROUND([.B313]/[.A313])" office:value-type="float" office:value="27374" calcext:value-type="float">
            <text:p>2737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332659" calcext:value-type="float">
            <text:p>5332659</text:p>
          </table:table-cell>
          <table:table-cell table:formula="of:=ROUND([.F313]/[.E313])" office:value-type="float" office:value="41989" calcext:value-type="float">
            <text:p>4198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264133" calcext:value-type="float">
            <text:p>5264133</text:p>
          </table:table-cell>
          <table:table-cell table:formula="of:=ROUND([.J313]/[.I313])" office:value-type="float" office:value="41450" calcext:value-type="float">
            <text:p>414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50925" calcext:value-type="float">
            <text:p>3550925</text:p>
          </table:table-cell>
          <table:table-cell table:formula="of:=ROUND([.B314]/[.A314])" office:value-type="float" office:value="37378" calcext:value-type="float">
            <text:p>3737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112144" calcext:value-type="float">
            <text:p>6112144</text:p>
          </table:table-cell>
          <table:table-cell table:formula="of:=ROUND([.F314]/[.E314])" office:value-type="float" office:value="64338" calcext:value-type="float">
            <text:p>6433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46461" calcext:value-type="float">
            <text:p>5046461</text:p>
          </table:table-cell>
          <table:table-cell table:formula="of:=ROUND([.J314]/[.I314])" office:value-type="float" office:value="53121" calcext:value-type="float">
            <text:p>53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61983" calcext:value-type="float">
            <text:p>4061983</text:p>
          </table:table-cell>
          <table:table-cell table:formula="of:=ROUND([.B315]/[.A315])" office:value-type="float" office:value="39823" calcext:value-type="float">
            <text:p>398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093474" calcext:value-type="float">
            <text:p>6093474</text:p>
          </table:table-cell>
          <table:table-cell table:formula="of:=ROUND([.F315]/[.E315])" office:value-type="float" office:value="59740" calcext:value-type="float">
            <text:p>5974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169482" calcext:value-type="float">
            <text:p>5169482</text:p>
          </table:table-cell>
          <table:table-cell table:formula="of:=ROUND([.J315]/[.I315])" office:value-type="float" office:value="50681" calcext:value-type="float">
            <text:p>506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867222" calcext:value-type="float">
            <text:p>71867222</text:p>
          </table:table-cell>
          <table:table-cell table:formula="of:=ROUND([.B316]/[.A316])" office:value-type="float" office:value="697740" calcext:value-type="float">
            <text:p>6977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600004" calcext:value-type="float">
            <text:p>5600004</text:p>
          </table:table-cell>
          <table:table-cell table:formula="of:=ROUND([.F316]/[.E316])" office:value-type="float" office:value="54369" calcext:value-type="float">
            <text:p>5436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849730" calcext:value-type="float">
            <text:p>5849730</text:p>
          </table:table-cell>
          <table:table-cell table:formula="of:=ROUND([.J316]/[.I316])" office:value-type="float" office:value="56793" calcext:value-type="float">
            <text:p>567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41215" calcext:value-type="float">
            <text:p>7041215</text:p>
          </table:table-cell>
          <table:table-cell table:formula="of:=ROUND([.B317]/[.A317])" office:value-type="float" office:value="67704" calcext:value-type="float">
            <text:p>67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037093" calcext:value-type="float">
            <text:p>6037093</text:p>
          </table:table-cell>
          <table:table-cell table:formula="of:=ROUND([.F317]/[.E317])" office:value-type="float" office:value="58049" calcext:value-type="float">
            <text:p>580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2671261" calcext:value-type="float">
            <text:p>42671261</text:p>
          </table:table-cell>
          <table:table-cell table:formula="of:=ROUND([.J317]/[.I317])" office:value-type="float" office:value="410301" calcext:value-type="float">
            <text:p>4103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38430" calcext:value-type="float">
            <text:p>3738430</text:p>
          </table:table-cell>
          <table:table-cell table:formula="of:=ROUND([.B318]/[.A318])" office:value-type="float" office:value="35946" calcext:value-type="float">
            <text:p>3594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33688" calcext:value-type="float">
            <text:p>5433688</text:p>
          </table:table-cell>
          <table:table-cell table:formula="of:=ROUND([.F318]/[.E318])" office:value-type="float" office:value="52247" calcext:value-type="float">
            <text:p>5224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25856" calcext:value-type="float">
            <text:p>5425856</text:p>
          </table:table-cell>
          <table:table-cell table:formula="of:=ROUND([.J318]/[.I318])" office:value-type="float" office:value="52172" calcext:value-type="float">
            <text:p>521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25497" calcext:value-type="float">
            <text:p>6625497</text:p>
          </table:table-cell>
          <table:table-cell table:formula="of:=ROUND([.B319]/[.A319])" office:value-type="float" office:value="63707" calcext:value-type="float">
            <text:p>6370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546669" calcext:value-type="float">
            <text:p>6546669</text:p>
          </table:table-cell>
          <table:table-cell table:formula="of:=ROUND([.F319]/[.E319])" office:value-type="float" office:value="62949" calcext:value-type="float">
            <text:p>629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302566" calcext:value-type="float">
            <text:p>5302566</text:p>
          </table:table-cell>
          <table:table-cell table:formula="of:=ROUND([.J319]/[.I319])" office:value-type="float" office:value="50986" calcext:value-type="float">
            <text:p>509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82380" calcext:value-type="float">
            <text:p>3682380</text:p>
          </table:table-cell>
          <table:table-cell table:formula="of:=ROUND([.B320]/[.A320])" office:value-type="float" office:value="36459" calcext:value-type="float">
            <text:p>364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825049" calcext:value-type="float">
            <text:p>5825049</text:p>
          </table:table-cell>
          <table:table-cell table:formula="of:=ROUND([.F320]/[.E320])" office:value-type="float" office:value="57674" calcext:value-type="float">
            <text:p>5767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605575" calcext:value-type="float">
            <text:p>5605575</text:p>
          </table:table-cell>
          <table:table-cell table:formula="of:=ROUND([.J320]/[.I320])" office:value-type="float" office:value="55501" calcext:value-type="float">
            <text:p>555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51219" calcext:value-type="float">
            <text:p>3951219</text:p>
          </table:table-cell>
          <table:table-cell table:formula="of:=ROUND([.B321]/[.A321])" office:value-type="float" office:value="38737" calcext:value-type="float">
            <text:p>3873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585161" calcext:value-type="float">
            <text:p>5585161</text:p>
          </table:table-cell>
          <table:table-cell table:formula="of:=ROUND([.F321]/[.E321])" office:value-type="float" office:value="54756" calcext:value-type="float">
            <text:p>5475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949435" calcext:value-type="float">
            <text:p>4949435</text:p>
          </table:table-cell>
          <table:table-cell table:formula="of:=ROUND([.J321]/[.I321])" office:value-type="float" office:value="48524" calcext:value-type="float">
            <text:p>485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71790" calcext:value-type="float">
            <text:p>3871790</text:p>
          </table:table-cell>
          <table:table-cell table:formula="of:=ROUND([.B322]/[.A322])" office:value-type="float" office:value="39109" calcext:value-type="float">
            <text:p>3910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534803" calcext:value-type="float">
            <text:p>5534803</text:p>
          </table:table-cell>
          <table:table-cell table:formula="of:=ROUND([.F322]/[.E322])" office:value-type="float" office:value="55907" calcext:value-type="float">
            <text:p>559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265733" calcext:value-type="float">
            <text:p>7265733</text:p>
          </table:table-cell>
          <table:table-cell table:formula="of:=ROUND([.J322]/[.I322])" office:value-type="float" office:value="73391" calcext:value-type="float">
            <text:p>73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2046" calcext:value-type="float">
            <text:p>922046</text:p>
          </table:table-cell>
          <table:table-cell table:formula="of:=ROUND([.B323]/[.A323])" office:value-type="float" office:value="184409" calcext:value-type="float">
            <text:p>184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2987" calcext:value-type="float">
            <text:p>542987</text:p>
          </table:table-cell>
          <table:table-cell table:formula="of:=ROUND([.F323]/[.E323])" office:value-type="float" office:value="108597" calcext:value-type="float">
            <text:p>1085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2065" calcext:value-type="float">
            <text:p>492065</text:p>
          </table:table-cell>
          <table:table-cell table:formula="of:=ROUND([.J323]/[.I323])" office:value-type="float" office:value="98413" calcext:value-type="float">
            <text:p>98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6019" calcext:value-type="float">
            <text:p>966019</text:p>
          </table:table-cell>
          <table:table-cell table:formula="of:=ROUND([.B324]/[.A324])" office:value-type="float" office:value="193204" calcext:value-type="float">
            <text:p>193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1708" calcext:value-type="float">
            <text:p>921708</text:p>
          </table:table-cell>
          <table:table-cell table:formula="of:=ROUND([.F324]/[.E324])" office:value-type="float" office:value="184342" calcext:value-type="float">
            <text:p>184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2477" calcext:value-type="float">
            <text:p>672477</text:p>
          </table:table-cell>
          <table:table-cell table:formula="of:=ROUND([.J324]/[.I324])" office:value-type="float" office:value="134495" calcext:value-type="float">
            <text:p>1344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13264" calcext:value-type="float">
            <text:p>3213264</text:p>
          </table:table-cell>
          <table:table-cell table:formula="of:=ROUND([.B325]/[.A325])" office:value-type="float" office:value="34551" calcext:value-type="float">
            <text:p>345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951960" calcext:value-type="float">
            <text:p>2951960</text:p>
          </table:table-cell>
          <table:table-cell table:formula="of:=ROUND([.F325]/[.E325])" office:value-type="float" office:value="31742" calcext:value-type="float">
            <text:p>3174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286954" calcext:value-type="float">
            <text:p>3286954</text:p>
          </table:table-cell>
          <table:table-cell table:formula="of:=ROUND([.J325]/[.I325])" office:value-type="float" office:value="35344" calcext:value-type="float">
            <text:p>35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7753" calcext:value-type="float">
            <text:p>1207753</text:p>
          </table:table-cell>
          <table:table-cell table:formula="of:=ROUND([.B326]/[.A326])" office:value-type="float" office:value="109796" calcext:value-type="float">
            <text:p>1097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49813" calcext:value-type="float">
            <text:p>1049813</text:p>
          </table:table-cell>
          <table:table-cell table:formula="of:=ROUND([.F326]/[.E326])" office:value-type="float" office:value="95438" calcext:value-type="float">
            <text:p>954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8914" calcext:value-type="float">
            <text:p>988914</text:p>
          </table:table-cell>
          <table:table-cell table:formula="of:=ROUND([.J326]/[.I326])" office:value-type="float" office:value="89901" calcext:value-type="float">
            <text:p>899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69586" calcext:value-type="float">
            <text:p>2369586</text:p>
          </table:table-cell>
          <table:table-cell table:formula="of:=ROUND([.B327]/[.A327])" office:value-type="float" office:value="50417" calcext:value-type="float">
            <text:p>504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859569" calcext:value-type="float">
            <text:p>2859569</text:p>
          </table:table-cell>
          <table:table-cell table:formula="of:=ROUND([.F327]/[.E327])" office:value-type="float" office:value="60842" calcext:value-type="float">
            <text:p>608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737632" calcext:value-type="float">
            <text:p>2737632</text:p>
          </table:table-cell>
          <table:table-cell table:formula="of:=ROUND([.J327]/[.I327])" office:value-type="float" office:value="58247" calcext:value-type="float">
            <text:p>582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13049" calcext:value-type="float">
            <text:p>2513049</text:p>
          </table:table-cell>
          <table:table-cell table:formula="of:=ROUND([.B328]/[.A328])" office:value-type="float" office:value="46538" calcext:value-type="float">
            <text:p>465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83849" calcext:value-type="float">
            <text:p>2383849</text:p>
          </table:table-cell>
          <table:table-cell table:formula="of:=ROUND([.F328]/[.E328])" office:value-type="float" office:value="44145" calcext:value-type="float">
            <text:p>4414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571655" calcext:value-type="float">
            <text:p>2571655</text:p>
          </table:table-cell>
          <table:table-cell table:formula="of:=ROUND([.J328]/[.I328])" office:value-type="float" office:value="47623" calcext:value-type="float">
            <text:p>476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64873" calcext:value-type="float">
            <text:p>2464873</text:p>
          </table:table-cell>
          <table:table-cell table:formula="of:=ROUND([.B329]/[.A329])" office:value-type="float" office:value="44016" calcext:value-type="float">
            <text:p>4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06263" calcext:value-type="float">
            <text:p>3106263</text:p>
          </table:table-cell>
          <table:table-cell table:formula="of:=ROUND([.F329]/[.E329])" office:value-type="float" office:value="55469" calcext:value-type="float">
            <text:p>554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03360" calcext:value-type="float">
            <text:p>3003360</text:p>
          </table:table-cell>
          <table:table-cell table:formula="of:=ROUND([.J329]/[.I329])" office:value-type="float" office:value="53631" calcext:value-type="float">
            <text:p>536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90751" calcext:value-type="float">
            <text:p>5690751</text:p>
          </table:table-cell>
          <table:table-cell table:formula="of:=ROUND([.B330]/[.A330])" office:value-type="float" office:value="40941" calcext:value-type="float">
            <text:p>4094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544677" calcext:value-type="float">
            <text:p>5544677</text:p>
          </table:table-cell>
          <table:table-cell table:formula="of:=ROUND([.F330]/[.E330])" office:value-type="float" office:value="39890" calcext:value-type="float">
            <text:p>398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574676" calcext:value-type="float">
            <text:p>6574676</text:p>
          </table:table-cell>
          <table:table-cell table:formula="of:=ROUND([.J330]/[.I330])" office:value-type="float" office:value="47300" calcext:value-type="float">
            <text:p>47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50443" calcext:value-type="float">
            <text:p>1750443</text:p>
          </table:table-cell>
          <table:table-cell table:formula="of:=ROUND([.B331]/[.A331])" office:value-type="float" office:value="48623" calcext:value-type="float">
            <text:p>486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05023" calcext:value-type="float">
            <text:p>2505023</text:p>
          </table:table-cell>
          <table:table-cell table:formula="of:=ROUND([.F331]/[.E331])" office:value-type="float" office:value="69584" calcext:value-type="float">
            <text:p>695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06734" calcext:value-type="float">
            <text:p>2306734</text:p>
          </table:table-cell>
          <table:table-cell table:formula="of:=ROUND([.J331]/[.I331])" office:value-type="float" office:value="64076" calcext:value-type="float">
            <text:p>640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8763539" calcext:value-type="float">
            <text:p>128763539</text:p>
          </table:table-cell>
          <table:table-cell table:formula="of:=ROUND([.B332]/[.A332])" office:value-type="float" office:value="836127" calcext:value-type="float">
            <text:p>83612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5497916" calcext:value-type="float">
            <text:p>5497916</text:p>
          </table:table-cell>
          <table:table-cell table:formula="of:=ROUND([.F332]/[.E332])" office:value-type="float" office:value="35701" calcext:value-type="float">
            <text:p>3570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5879256" calcext:value-type="float">
            <text:p>5879256</text:p>
          </table:table-cell>
          <table:table-cell table:formula="of:=ROUND([.J332]/[.I332])" office:value-type="float" office:value="38177" calcext:value-type="float">
            <text:p>381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41847" calcext:value-type="float">
            <text:p>2041847</text:p>
          </table:table-cell>
          <table:table-cell table:formula="of:=ROUND([.B333]/[.A333])" office:value-type="float" office:value="47485" calcext:value-type="float">
            <text:p>474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05199" calcext:value-type="float">
            <text:p>2605199</text:p>
          </table:table-cell>
          <table:table-cell table:formula="of:=ROUND([.F333]/[.E333])" office:value-type="float" office:value="60586" calcext:value-type="float">
            <text:p>605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341291" calcext:value-type="float">
            <text:p>5341291</text:p>
          </table:table-cell>
          <table:table-cell table:formula="of:=ROUND([.J333]/[.I333])" office:value-type="float" office:value="124216" calcext:value-type="float">
            <text:p>124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5137" calcext:value-type="float">
            <text:p>1125137</text:p>
          </table:table-cell>
          <table:table-cell table:formula="of:=ROUND([.B334]/[.A334])" office:value-type="float" office:value="102285" calcext:value-type="float">
            <text:p>1022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8867" calcext:value-type="float">
            <text:p>1248867</text:p>
          </table:table-cell>
          <table:table-cell table:formula="of:=ROUND([.F334]/[.E334])" office:value-type="float" office:value="113533" calcext:value-type="float">
            <text:p>1135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48934" calcext:value-type="float">
            <text:p>1148934</text:p>
          </table:table-cell>
          <table:table-cell table:formula="of:=ROUND([.J334]/[.I334])" office:value-type="float" office:value="104449" calcext:value-type="float">
            <text:p>1044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78541" calcext:value-type="float">
            <text:p>3078541</text:p>
          </table:table-cell>
          <table:table-cell table:formula="of:=ROUND([.B335]/[.A335])" office:value-type="float" office:value="41602" calcext:value-type="float">
            <text:p>4160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5424818" calcext:value-type="float">
            <text:p>15424818</text:p>
          </table:table-cell>
          <table:table-cell table:formula="of:=ROUND([.F335]/[.E335])" office:value-type="float" office:value="208443" calcext:value-type="float">
            <text:p>20844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4837049" calcext:value-type="float">
            <text:p>14837049</text:p>
          </table:table-cell>
          <table:table-cell table:formula="of:=ROUND([.J335]/[.I335])" office:value-type="float" office:value="200501" calcext:value-type="float">
            <text:p>2005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3130342" calcext:value-type="float">
            <text:p>23130342</text:p>
          </table:table-cell>
          <table:table-cell table:formula="of:=ROUND([.B336]/[.A336])" office:value-type="float" office:value="34626" calcext:value-type="float">
            <text:p>3462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8604817" calcext:value-type="float">
            <text:p>58604817</text:p>
          </table:table-cell>
          <table:table-cell table:formula="of:=ROUND([.F336]/[.E336])" office:value-type="float" office:value="87732" calcext:value-type="float">
            <text:p>87732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3791596" calcext:value-type="float">
            <text:p>23791596</text:p>
          </table:table-cell>
          <table:table-cell table:formula="of:=ROUND([.J336]/[.I336])" office:value-type="float" office:value="35616" calcext:value-type="float">
            <text:p>356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9057" calcext:value-type="float">
            <text:p>879057</text:p>
          </table:table-cell>
          <table:table-cell table:formula="of:=ROUND([.B337]/[.A337])" office:value-type="float" office:value="41860" calcext:value-type="float">
            <text:p>4186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04711" calcext:value-type="float">
            <text:p>1204711</text:p>
          </table:table-cell>
          <table:table-cell table:formula="of:=ROUND([.F337]/[.E337])" office:value-type="float" office:value="57367" calcext:value-type="float">
            <text:p>573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56955" calcext:value-type="float">
            <text:p>1356955</text:p>
          </table:table-cell>
          <table:table-cell table:formula="of:=ROUND([.J337]/[.I337])" office:value-type="float" office:value="64617" calcext:value-type="float">
            <text:p>646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98139" calcext:value-type="float">
            <text:p>1798139</text:p>
          </table:table-cell>
          <table:table-cell table:formula="of:=ROUND([.B338]/[.A338])" office:value-type="float" office:value="39959" calcext:value-type="float">
            <text:p>399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83669" calcext:value-type="float">
            <text:p>2683669</text:p>
          </table:table-cell>
          <table:table-cell table:formula="of:=ROUND([.F338]/[.E338])" office:value-type="float" office:value="59637" calcext:value-type="float">
            <text:p>596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00340" calcext:value-type="float">
            <text:p>2800340</text:p>
          </table:table-cell>
          <table:table-cell table:formula="of:=ROUND([.J338]/[.I338])" office:value-type="float" office:value="62230" calcext:value-type="float">
            <text:p>6223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362910" calcext:value-type="float">
            <text:p>11362910</text:p>
          </table:table-cell>
          <table:table-cell table:formula="of:=ROUND([.B339]/[.A339])" office:value-type="float" office:value="27714" calcext:value-type="float">
            <text:p>2771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322244" calcext:value-type="float">
            <text:p>13322244</text:p>
          </table:table-cell>
          <table:table-cell table:formula="of:=ROUND([.F339]/[.E339])" office:value-type="float" office:value="32493" calcext:value-type="float">
            <text:p>3249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865008" calcext:value-type="float">
            <text:p>13865008</text:p>
          </table:table-cell>
          <table:table-cell table:formula="of:=ROUND([.J339]/[.I339])" office:value-type="float" office:value="33817" calcext:value-type="float">
            <text:p>338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2175" calcext:value-type="float">
            <text:p>2212175</text:p>
          </table:table-cell>
          <table:table-cell table:formula="of:=ROUND([.B340]/[.A340])" office:value-type="float" office:value="48091" calcext:value-type="float">
            <text:p>480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638407" calcext:value-type="float">
            <text:p>2638407</text:p>
          </table:table-cell>
          <table:table-cell table:formula="of:=ROUND([.F340]/[.E340])" office:value-type="float" office:value="57357" calcext:value-type="float">
            <text:p>57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15807" calcext:value-type="float">
            <text:p>2915807</text:p>
          </table:table-cell>
          <table:table-cell table:formula="of:=ROUND([.J340]/[.I340])" office:value-type="float" office:value="63387" calcext:value-type="float">
            <text:p>633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77863" calcext:value-type="float">
            <text:p>3477863</text:p>
          </table:table-cell>
          <table:table-cell table:formula="of:=ROUND([.B341]/[.A341])" office:value-type="float" office:value="48984" calcext:value-type="float">
            <text:p>489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754088" calcext:value-type="float">
            <text:p>3754088</text:p>
          </table:table-cell>
          <table:table-cell table:formula="of:=ROUND([.F341]/[.E341])" office:value-type="float" office:value="52874" calcext:value-type="float">
            <text:p>528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806602" calcext:value-type="float">
            <text:p>3806602</text:p>
          </table:table-cell>
          <table:table-cell table:formula="of:=ROUND([.J341]/[.I341])" office:value-type="float" office:value="53614" calcext:value-type="float">
            <text:p>536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5165" calcext:value-type="float">
            <text:p>2055165</text:p>
          </table:table-cell>
          <table:table-cell table:formula="of:=ROUND([.B342]/[.A342])" office:value-type="float" office:value="45670" calcext:value-type="float">
            <text:p>456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66860" calcext:value-type="float">
            <text:p>2666860</text:p>
          </table:table-cell>
          <table:table-cell table:formula="of:=ROUND([.F342]/[.E342])" office:value-type="float" office:value="59264" calcext:value-type="float">
            <text:p>592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53383" calcext:value-type="float">
            <text:p>2253383</text:p>
          </table:table-cell>
          <table:table-cell table:formula="of:=ROUND([.J342]/[.I342])" office:value-type="float" office:value="50075" calcext:value-type="float">
            <text:p>50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73866" calcext:value-type="float">
            <text:p>3773866</text:p>
          </table:table-cell>
          <table:table-cell table:formula="of:=ROUND([.B343]/[.A343])" office:value-type="float" office:value="51697" calcext:value-type="float">
            <text:p>516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06912" calcext:value-type="float">
            <text:p>2606912</text:p>
          </table:table-cell>
          <table:table-cell table:formula="of:=ROUND([.F343]/[.E343])" office:value-type="float" office:value="35711" calcext:value-type="float">
            <text:p>357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932703" calcext:value-type="float">
            <text:p>2932703</text:p>
          </table:table-cell>
          <table:table-cell table:formula="of:=ROUND([.J343]/[.I343])" office:value-type="float" office:value="40174" calcext:value-type="float">
            <text:p>401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67939" calcext:value-type="float">
            <text:p>2967939</text:p>
          </table:table-cell>
          <table:table-cell table:formula="of:=ROUND([.B344]/[.A344])" office:value-type="float" office:value="39052" calcext:value-type="float">
            <text:p>390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765936" calcext:value-type="float">
            <text:p>3765936</text:p>
          </table:table-cell>
          <table:table-cell table:formula="of:=ROUND([.F344]/[.E344])" office:value-type="float" office:value="49552" calcext:value-type="float">
            <text:p>495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992431" calcext:value-type="float">
            <text:p>3992431</text:p>
          </table:table-cell>
          <table:table-cell table:formula="of:=ROUND([.J344]/[.I344])" office:value-type="float" office:value="52532" calcext:value-type="float">
            <text:p>525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1324" calcext:value-type="float">
            <text:p>1101324</text:p>
          </table:table-cell>
          <table:table-cell table:formula="of:=ROUND([.B345]/[.A345])" office:value-type="float" office:value="33373" calcext:value-type="float">
            <text:p>3337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08305" calcext:value-type="float">
            <text:p>1608305</text:p>
          </table:table-cell>
          <table:table-cell table:formula="of:=ROUND([.F345]/[.E345])" office:value-type="float" office:value="48737" calcext:value-type="float">
            <text:p>4873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10998" calcext:value-type="float">
            <text:p>1910998</text:p>
          </table:table-cell>
          <table:table-cell table:formula="of:=ROUND([.J345]/[.I345])" office:value-type="float" office:value="57909" calcext:value-type="float">
            <text:p>579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292743" calcext:value-type="float">
            <text:p>20292743</text:p>
          </table:table-cell>
          <table:table-cell table:formula="of:=ROUND([.B346]/[.A346])" office:value-type="float" office:value="53970" calcext:value-type="float">
            <text:p>5397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9494418" calcext:value-type="float">
            <text:p>9494418</text:p>
          </table:table-cell>
          <table:table-cell table:formula="of:=ROUND([.F346]/[.E346])" office:value-type="float" office:value="25251" calcext:value-type="float">
            <text:p>2525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0298524" calcext:value-type="float">
            <text:p>10298524</text:p>
          </table:table-cell>
          <table:table-cell table:formula="of:=ROUND([.J346]/[.I346])" office:value-type="float" office:value="27390" calcext:value-type="float">
            <text:p>273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3738" calcext:value-type="float">
            <text:p>943738</text:p>
          </table:table-cell>
          <table:table-cell table:formula="of:=ROUND([.B347]/[.A347])" office:value-type="float" office:value="49670" calcext:value-type="float">
            <text:p>496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34481" calcext:value-type="float">
            <text:p>1134481</text:p>
          </table:table-cell>
          <table:table-cell table:formula="of:=ROUND([.F347]/[.E347])" office:value-type="float" office:value="59710" calcext:value-type="float">
            <text:p>597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57121" calcext:value-type="float">
            <text:p>1257121</text:p>
          </table:table-cell>
          <table:table-cell table:formula="of:=ROUND([.J347]/[.I347])" office:value-type="float" office:value="66164" calcext:value-type="float">
            <text:p>6616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139140" calcext:value-type="float">
            <text:p>21139140</text:p>
          </table:table-cell>
          <table:table-cell table:formula="of:=ROUND([.B348]/[.A348])" office:value-type="float" office:value="35057" calcext:value-type="float">
            <text:p>3505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9427693" calcext:value-type="float">
            <text:p>19427693</text:p>
          </table:table-cell>
          <table:table-cell table:formula="of:=ROUND([.F348]/[.E348])" office:value-type="float" office:value="32218" calcext:value-type="float">
            <text:p>32218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152628" calcext:value-type="float">
            <text:p>21152628</text:p>
          </table:table-cell>
          <table:table-cell table:formula="of:=ROUND([.J348]/[.I348])" office:value-type="float" office:value="35079" calcext:value-type="float">
            <text:p>3507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111543" calcext:value-type="float">
            <text:p>15111543</text:p>
          </table:table-cell>
          <table:table-cell table:formula="of:=ROUND([.B349]/[.A349])" office:value-type="float" office:value="29806" calcext:value-type="float">
            <text:p>29806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2333505" calcext:value-type="float">
            <text:p>12333505</text:p>
          </table:table-cell>
          <table:table-cell table:formula="of:=ROUND([.F349]/[.E349])" office:value-type="float" office:value="24326" calcext:value-type="float">
            <text:p>24326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3817169" calcext:value-type="float">
            <text:p>13817169</text:p>
          </table:table-cell>
          <table:table-cell table:formula="of:=ROUND([.J349]/[.I349])" office:value-type="float" office:value="27253" calcext:value-type="float">
            <text:p>272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14334" calcext:value-type="float">
            <text:p>3714334</text:p>
          </table:table-cell>
          <table:table-cell table:formula="of:=ROUND([.B350]/[.A350])" office:value-type="float" office:value="35375" calcext:value-type="float">
            <text:p>3537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224947" calcext:value-type="float">
            <text:p>3224947</text:p>
          </table:table-cell>
          <table:table-cell table:formula="of:=ROUND([.F350]/[.E350])" office:value-type="float" office:value="30714" calcext:value-type="float">
            <text:p>307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278521" calcext:value-type="float">
            <text:p>3278521</text:p>
          </table:table-cell>
          <table:table-cell table:formula="of:=ROUND([.J350]/[.I350])" office:value-type="float" office:value="31224" calcext:value-type="float">
            <text:p>312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654573" calcext:value-type="float">
            <text:p>8654573</text:p>
          </table:table-cell>
          <table:table-cell table:formula="of:=ROUND([.B351]/[.A351])" office:value-type="float" office:value="36672" calcext:value-type="float">
            <text:p>3667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933185" calcext:value-type="float">
            <text:p>8933185</text:p>
          </table:table-cell>
          <table:table-cell table:formula="of:=ROUND([.F351]/[.E351])" office:value-type="float" office:value="37852" calcext:value-type="float">
            <text:p>3785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928956" calcext:value-type="float">
            <text:p>7928956</text:p>
          </table:table-cell>
          <table:table-cell table:formula="of:=ROUND([.J351]/[.I351])" office:value-type="float" office:value="33597" calcext:value-type="float">
            <text:p>335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03152" calcext:value-type="float">
            <text:p>1903152</text:p>
          </table:table-cell>
          <table:table-cell table:formula="of:=ROUND([.B352]/[.A352])" office:value-type="float" office:value="45313" calcext:value-type="float">
            <text:p>4531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38380" calcext:value-type="float">
            <text:p>1538380</text:p>
          </table:table-cell>
          <table:table-cell table:formula="of:=ROUND([.F352]/[.E352])" office:value-type="float" office:value="36628" calcext:value-type="float">
            <text:p>366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36441" calcext:value-type="float">
            <text:p>1436441</text:p>
          </table:table-cell>
          <table:table-cell table:formula="of:=ROUND([.J352]/[.I352])" office:value-type="float" office:value="34201" calcext:value-type="float">
            <text:p>34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4656" calcext:value-type="float">
            <text:p>1454656</text:p>
          </table:table-cell>
          <table:table-cell table:formula="of:=ROUND([.B353]/[.A353])" office:value-type="float" office:value="66121" calcext:value-type="float">
            <text:p>661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25019" calcext:value-type="float">
            <text:p>925019</text:p>
          </table:table-cell>
          <table:table-cell table:formula="of:=ROUND([.F353]/[.E353])" office:value-type="float" office:value="42046" calcext:value-type="float">
            <text:p>420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40720" calcext:value-type="float">
            <text:p>1040720</text:p>
          </table:table-cell>
          <table:table-cell table:formula="of:=ROUND([.J353]/[.I353])" office:value-type="float" office:value="47305" calcext:value-type="float">
            <text:p>473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6490" calcext:value-type="float">
            <text:p>1476490</text:p>
          </table:table-cell>
          <table:table-cell table:formula="of:=ROUND([.B354]/[.A354])" office:value-type="float" office:value="49216" calcext:value-type="float">
            <text:p>492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38423" calcext:value-type="float">
            <text:p>2638423</text:p>
          </table:table-cell>
          <table:table-cell table:formula="of:=ROUND([.F354]/[.E354])" office:value-type="float" office:value="87947" calcext:value-type="float">
            <text:p>879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68494" calcext:value-type="float">
            <text:p>1568494</text:p>
          </table:table-cell>
          <table:table-cell table:formula="of:=ROUND([.J354]/[.I354])" office:value-type="float" office:value="52283" calcext:value-type="float">
            <text:p>522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8060" calcext:value-type="float">
            <text:p>1298060</text:p>
          </table:table-cell>
          <table:table-cell table:formula="of:=ROUND([.B355]/[.A355])" office:value-type="float" office:value="30187" calcext:value-type="float">
            <text:p>301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85719" calcext:value-type="float">
            <text:p>2185719</text:p>
          </table:table-cell>
          <table:table-cell table:formula="of:=ROUND([.F355]/[.E355])" office:value-type="float" office:value="50831" calcext:value-type="float">
            <text:p>508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442630" calcext:value-type="float">
            <text:p>2442630</text:p>
          </table:table-cell>
          <table:table-cell table:formula="of:=ROUND([.J355]/[.I355])" office:value-type="float" office:value="56805" calcext:value-type="float">
            <text:p>568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80706" calcext:value-type="float">
            <text:p>8380706</text:p>
          </table:table-cell>
          <table:table-cell table:formula="of:=ROUND([.B356]/[.A356])" office:value-type="float" office:value="26272" calcext:value-type="float">
            <text:p>2627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9402963" calcext:value-type="float">
            <text:p>9402963</text:p>
          </table:table-cell>
          <table:table-cell table:formula="of:=ROUND([.F356]/[.E356])" office:value-type="float" office:value="29476" calcext:value-type="float">
            <text:p>2947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9302004" calcext:value-type="float">
            <text:p>9302004</text:p>
          </table:table-cell>
          <table:table-cell table:formula="of:=ROUND([.J356]/[.I356])" office:value-type="float" office:value="29160" calcext:value-type="float">
            <text:p>291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217" calcext:value-type="float">
            <text:p>700217</text:p>
          </table:table-cell>
          <table:table-cell table:formula="of:=ROUND([.B357]/[.A357])" office:value-type="float" office:value="77802" calcext:value-type="float">
            <text:p>778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4918" calcext:value-type="float">
            <text:p>854918</text:p>
          </table:table-cell>
          <table:table-cell table:formula="of:=ROUND([.F357]/[.E357])" office:value-type="float" office:value="94991" calcext:value-type="float">
            <text:p>949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12532" calcext:value-type="float">
            <text:p>712532</text:p>
          </table:table-cell>
          <table:table-cell table:formula="of:=ROUND([.J357]/[.I357])" office:value-type="float" office:value="79170" calcext:value-type="float">
            <text:p>791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6541" calcext:value-type="float">
            <text:p>1136541</text:p>
          </table:table-cell>
          <table:table-cell table:formula="of:=ROUND([.B358]/[.A358])" office:value-type="float" office:value="87426" calcext:value-type="float">
            <text:p>874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21693" calcext:value-type="float">
            <text:p>1121693</text:p>
          </table:table-cell>
          <table:table-cell table:formula="of:=ROUND([.F358]/[.E358])" office:value-type="float" office:value="86284" calcext:value-type="float">
            <text:p>862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06124" calcext:value-type="float">
            <text:p>1106124</text:p>
          </table:table-cell>
          <table:table-cell table:formula="of:=ROUND([.J358]/[.I358])" office:value-type="float" office:value="85086" calcext:value-type="float">
            <text:p>85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463" calcext:value-type="float">
            <text:p>802463</text:p>
          </table:table-cell>
          <table:table-cell table:formula="of:=ROUND([.B359]/[.A359])" office:value-type="float" office:value="61728" calcext:value-type="float">
            <text:p>617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74865" calcext:value-type="float">
            <text:p>1074865</text:p>
          </table:table-cell>
          <table:table-cell table:formula="of:=ROUND([.F359]/[.E359])" office:value-type="float" office:value="82682" calcext:value-type="float">
            <text:p>826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10160" calcext:value-type="float">
            <text:p>1110160</text:p>
          </table:table-cell>
          <table:table-cell table:formula="of:=ROUND([.J359]/[.I359])" office:value-type="float" office:value="85397" calcext:value-type="float">
            <text:p>853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72985" calcext:value-type="float">
            <text:p>1272985</text:p>
          </table:table-cell>
          <table:table-cell table:formula="of:=ROUND([.B360]/[.A360])" office:value-type="float" office:value="47148" calcext:value-type="float">
            <text:p>4714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32724" calcext:value-type="float">
            <text:p>1932724</text:p>
          </table:table-cell>
          <table:table-cell table:formula="of:=ROUND([.F360]/[.E360])" office:value-type="float" office:value="71582" calcext:value-type="float">
            <text:p>715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36637" calcext:value-type="float">
            <text:p>1636637</text:p>
          </table:table-cell>
          <table:table-cell table:formula="of:=ROUND([.J360]/[.I360])" office:value-type="float" office:value="60616" calcext:value-type="float">
            <text:p>606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2704" calcext:value-type="float">
            <text:p>1112704</text:p>
          </table:table-cell>
          <table:table-cell table:formula="of:=ROUND([.B361]/[.A361])" office:value-type="float" office:value="41211" calcext:value-type="float">
            <text:p>412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17109" calcext:value-type="float">
            <text:p>1817109</text:p>
          </table:table-cell>
          <table:table-cell table:formula="of:=ROUND([.F361]/[.E361])" office:value-type="float" office:value="67300" calcext:value-type="float">
            <text:p>673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56526" calcext:value-type="float">
            <text:p>1656526</text:p>
          </table:table-cell>
          <table:table-cell table:formula="of:=ROUND([.J361]/[.I361])" office:value-type="float" office:value="61353" calcext:value-type="float">
            <text:p>613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4224" calcext:value-type="float">
            <text:p>1284224</text:p>
          </table:table-cell>
          <table:table-cell table:formula="of:=ROUND([.B362]/[.A362])" office:value-type="float" office:value="42807" calcext:value-type="float">
            <text:p>428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01758" calcext:value-type="float">
            <text:p>2301758</text:p>
          </table:table-cell>
          <table:table-cell table:formula="of:=ROUND([.F362]/[.E362])" office:value-type="float" office:value="76725" calcext:value-type="float">
            <text:p>767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55033" calcext:value-type="float">
            <text:p>1755033</text:p>
          </table:table-cell>
          <table:table-cell table:formula="of:=ROUND([.J362]/[.I362])" office:value-type="float" office:value="58501" calcext:value-type="float">
            <text:p>58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6083" calcext:value-type="float">
            <text:p>1176083</text:p>
          </table:table-cell>
          <table:table-cell table:formula="of:=ROUND([.B363]/[.A363])" office:value-type="float" office:value="73505" calcext:value-type="float">
            <text:p>735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13171" calcext:value-type="float">
            <text:p>1113171</text:p>
          </table:table-cell>
          <table:table-cell table:formula="of:=ROUND([.F363]/[.E363])" office:value-type="float" office:value="69573" calcext:value-type="float">
            <text:p>695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37237" calcext:value-type="float">
            <text:p>1137237</text:p>
          </table:table-cell>
          <table:table-cell table:formula="of:=ROUND([.J363]/[.I363])" office:value-type="float" office:value="71077" calcext:value-type="float">
            <text:p>71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3806" calcext:value-type="float">
            <text:p>1283806</text:p>
          </table:table-cell>
          <table:table-cell table:formula="of:=ROUND([.B364]/[.A364])" office:value-type="float" office:value="80238" calcext:value-type="float">
            <text:p>802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27263" calcext:value-type="float">
            <text:p>1227263</text:p>
          </table:table-cell>
          <table:table-cell table:formula="of:=ROUND([.F364]/[.E364])" office:value-type="float" office:value="76704" calcext:value-type="float">
            <text:p>76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15010" calcext:value-type="float">
            <text:p>1415010</text:p>
          </table:table-cell>
          <table:table-cell table:formula="of:=ROUND([.J364]/[.I364])" office:value-type="float" office:value="88438" calcext:value-type="float">
            <text:p>884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4047" calcext:value-type="float">
            <text:p>1244047</text:p>
          </table:table-cell>
          <table:table-cell table:formula="of:=ROUND([.B365]/[.A365])" office:value-type="float" office:value="54089" calcext:value-type="float">
            <text:p>540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82369" calcext:value-type="float">
            <text:p>1782369</text:p>
          </table:table-cell>
          <table:table-cell table:formula="of:=ROUND([.F365]/[.E365])" office:value-type="float" office:value="77494" calcext:value-type="float">
            <text:p>774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14092" calcext:value-type="float">
            <text:p>1914092</text:p>
          </table:table-cell>
          <table:table-cell table:formula="of:=ROUND([.J365]/[.I365])" office:value-type="float" office:value="83221" calcext:value-type="float">
            <text:p>832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91962" calcext:value-type="float">
            <text:p>1591962</text:p>
          </table:table-cell>
          <table:table-cell table:formula="of:=ROUND([.B366]/[.A366])" office:value-type="float" office:value="63678" calcext:value-type="float">
            <text:p>636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98866" calcext:value-type="float">
            <text:p>1598866</text:p>
          </table:table-cell>
          <table:table-cell table:formula="of:=ROUND([.F366]/[.E366])" office:value-type="float" office:value="63955" calcext:value-type="float">
            <text:p>639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60488" calcext:value-type="float">
            <text:p>2060488</text:p>
          </table:table-cell>
          <table:table-cell table:formula="of:=ROUND([.J366]/[.I366])" office:value-type="float" office:value="82420" calcext:value-type="float">
            <text:p>824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030625" calcext:value-type="float">
            <text:p>4030625</text:p>
          </table:table-cell>
          <table:table-cell table:formula="of:=ROUND([.B367]/[.A367])" office:value-type="float" office:value="22644" calcext:value-type="float">
            <text:p>2264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410250" calcext:value-type="float">
            <text:p>6410250</text:p>
          </table:table-cell>
          <table:table-cell table:formula="of:=ROUND([.F367]/[.E367])" office:value-type="float" office:value="36013" calcext:value-type="float">
            <text:p>3601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188584" calcext:value-type="float">
            <text:p>6188584</text:p>
          </table:table-cell>
          <table:table-cell table:formula="of:=ROUND([.J367]/[.I367])" office:value-type="float" office:value="34767" calcext:value-type="float">
            <text:p>347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28254" calcext:value-type="float">
            <text:p>1828254</text:p>
          </table:table-cell>
          <table:table-cell table:formula="of:=ROUND([.B368]/[.A368])" office:value-type="float" office:value="35159" calcext:value-type="float">
            <text:p>351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955115" calcext:value-type="float">
            <text:p>3955115</text:p>
          </table:table-cell>
          <table:table-cell table:formula="of:=ROUND([.F368]/[.E368])" office:value-type="float" office:value="76060" calcext:value-type="float">
            <text:p>7606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838753" calcext:value-type="float">
            <text:p>3838753</text:p>
          </table:table-cell>
          <table:table-cell table:formula="of:=ROUND([.J368]/[.I368])" office:value-type="float" office:value="73822" calcext:value-type="float">
            <text:p>738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76430" calcext:value-type="float">
            <text:p>2076430</text:p>
          </table:table-cell>
          <table:table-cell table:formula="of:=ROUND([.B369]/[.A369])" office:value-type="float" office:value="34607" calcext:value-type="float">
            <text:p>346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90279" calcext:value-type="float">
            <text:p>2590279</text:p>
          </table:table-cell>
          <table:table-cell table:formula="of:=ROUND([.F369]/[.E369])" office:value-type="float" office:value="43171" calcext:value-type="float">
            <text:p>431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43182" calcext:value-type="float">
            <text:p>1843182</text:p>
          </table:table-cell>
          <table:table-cell table:formula="of:=ROUND([.J369]/[.I369])"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050" calcext:value-type="float">
            <text:p>890050</text:p>
          </table:table-cell>
          <table:table-cell table:formula="of:=ROUND([.B370]/[.A370])" office:value-type="float" office:value="148342" calcext:value-type="float">
            <text:p>1483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9616" calcext:value-type="float">
            <text:p>759616</text:p>
          </table:table-cell>
          <table:table-cell table:formula="of:=ROUND([.F370]/[.E370])" office:value-type="float" office:value="126603" calcext:value-type="float">
            <text:p>1266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5548" calcext:value-type="float">
            <text:p>855548</text:p>
          </table:table-cell>
          <table:table-cell table:formula="of:=ROUND([.J370]/[.I370])" office:value-type="float" office:value="142591" calcext:value-type="float">
            <text:p>142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1375" calcext:value-type="float">
            <text:p>851375</text:p>
          </table:table-cell>
          <table:table-cell table:formula="of:=ROUND([.B371]/[.A371])" office:value-type="float" office:value="94597" calcext:value-type="float">
            <text:p>945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6916" calcext:value-type="float">
            <text:p>746916</text:p>
          </table:table-cell>
          <table:table-cell table:formula="of:=ROUND([.F371]/[.E371])" office:value-type="float" office:value="82991" calcext:value-type="float">
            <text:p>829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73398" calcext:value-type="float">
            <text:p>1373398</text:p>
          </table:table-cell>
          <table:table-cell table:formula="of:=ROUND([.J371]/[.I371])" office:value-type="float" office:value="152600" calcext:value-type="float">
            <text:p>1526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73772" calcext:value-type="float">
            <text:p>1173772</text:p>
          </table:table-cell>
          <table:table-cell table:formula="of:=ROUND([.B372]/[.A372])" office:value-type="float" office:value="55894" calcext:value-type="float">
            <text:p>558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74042" calcext:value-type="float">
            <text:p>1374042</text:p>
          </table:table-cell>
          <table:table-cell table:formula="of:=ROUND([.F372]/[.E372])" office:value-type="float" office:value="65431" calcext:value-type="float">
            <text:p>654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20235" calcext:value-type="float">
            <text:p>1720235</text:p>
          </table:table-cell>
          <table:table-cell table:formula="of:=ROUND([.J372]/[.I372])" office:value-type="float" office:value="81916" calcext:value-type="float">
            <text:p>819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0468" calcext:value-type="float">
            <text:p>890468</text:p>
          </table:table-cell>
          <table:table-cell table:formula="of:=ROUND([.B373]/[.A373])" office:value-type="float" office:value="38716" calcext:value-type="float">
            <text:p>387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50574" calcext:value-type="float">
            <text:p>1550574</text:p>
          </table:table-cell>
          <table:table-cell table:formula="of:=ROUND([.F373]/[.E373])" office:value-type="float" office:value="67416" calcext:value-type="float">
            <text:p>674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57412" calcext:value-type="float">
            <text:p>1457412</text:p>
          </table:table-cell>
          <table:table-cell table:formula="of:=ROUND([.J373]/[.I373])" office:value-type="float" office:value="63366" calcext:value-type="float">
            <text:p>633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7645" calcext:value-type="float">
            <text:p>1457645</text:p>
          </table:table-cell>
          <table:table-cell table:formula="of:=ROUND([.B374]/[.A374])" office:value-type="float" office:value="42872" calcext:value-type="float">
            <text:p>42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12202" calcext:value-type="float">
            <text:p>1712202</text:p>
          </table:table-cell>
          <table:table-cell table:formula="of:=ROUND([.F374]/[.E374])" office:value-type="float" office:value="50359" calcext:value-type="float">
            <text:p>503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76589" calcext:value-type="float">
            <text:p>1776589</text:p>
          </table:table-cell>
          <table:table-cell table:formula="of:=ROUND([.J374]/[.I374])" office:value-type="float" office:value="52253" calcext:value-type="float">
            <text:p>522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0282" calcext:value-type="float">
            <text:p>1040282</text:p>
          </table:table-cell>
          <table:table-cell table:formula="of:=ROUND([.B375]/[.A375])" office:value-type="float" office:value="45230" calcext:value-type="float">
            <text:p>452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98128" calcext:value-type="float">
            <text:p>1398128</text:p>
          </table:table-cell>
          <table:table-cell table:formula="of:=ROUND([.F375]/[.E375])" office:value-type="float" office:value="60788" calcext:value-type="float">
            <text:p>607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02837" calcext:value-type="float">
            <text:p>1502837</text:p>
          </table:table-cell>
          <table:table-cell table:formula="of:=ROUND([.J375]/[.I375])" office:value-type="float" office:value="65341" calcext:value-type="float">
            <text:p>653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1750" calcext:value-type="float">
            <text:p>611750</text:p>
          </table:table-cell>
          <table:table-cell table:formula="of:=ROUND([.B376]/[.A376])" office:value-type="float" office:value="122350" calcext:value-type="float">
            <text:p>1223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6723" calcext:value-type="float">
            <text:p>616723</text:p>
          </table:table-cell>
          <table:table-cell table:formula="of:=ROUND([.F376]/[.E376])" office:value-type="float" office:value="123345" calcext:value-type="float">
            <text:p>1233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5253" calcext:value-type="float">
            <text:p>915253</text:p>
          </table:table-cell>
          <table:table-cell table:formula="of:=ROUND([.J376]/[.I376])" office:value-type="float" office:value="183051" calcext:value-type="float">
            <text:p>183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5600" calcext:value-type="float">
            <text:p>755600</text:p>
          </table:table-cell>
          <table:table-cell table:formula="of:=ROUND([.B377]/[.A377])" office:value-type="float" office:value="151120" calcext:value-type="float">
            <text:p>1511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7005" calcext:value-type="float">
            <text:p>657005</text:p>
          </table:table-cell>
          <table:table-cell table:formula="of:=ROUND([.F377]/[.E377])" office:value-type="float" office:value="131401" calcext:value-type="float">
            <text:p>1314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5043" calcext:value-type="float">
            <text:p>1015043</text:p>
          </table:table-cell>
          <table:table-cell table:formula="of:=ROUND([.J377]/[.I377])" office:value-type="float" office:value="203009" calcext:value-type="float">
            <text:p>203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0644" calcext:value-type="float">
            <text:p>670644</text:p>
          </table:table-cell>
          <table:table-cell table:formula="of:=ROUND([.B378]/[.A378])" office:value-type="float" office:value="134129" calcext:value-type="float">
            <text:p>1341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6904" calcext:value-type="float">
            <text:p>616904</text:p>
          </table:table-cell>
          <table:table-cell table:formula="of:=ROUND([.F378]/[.E378])" office:value-type="float" office:value="123381" calcext:value-type="float">
            <text:p>1233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3889" calcext:value-type="float">
            <text:p>553889</text:p>
          </table:table-cell>
          <table:table-cell table:formula="of:=ROUND([.J378]/[.I378])" office:value-type="float" office:value="110778" calcext:value-type="float">
            <text:p>110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835" calcext:value-type="float">
            <text:p>794835</text:p>
          </table:table-cell>
          <table:table-cell table:formula="of:=ROUND([.B379]/[.A379])" office:value-type="float" office:value="132473" calcext:value-type="float">
            <text:p>1324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7126" calcext:value-type="float">
            <text:p>807126</text:p>
          </table:table-cell>
          <table:table-cell table:formula="of:=ROUND([.F379]/[.E379])" office:value-type="float" office:value="134521" calcext:value-type="float">
            <text:p>1345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23527" calcext:value-type="float">
            <text:p>1223527</text:p>
          </table:table-cell>
          <table:table-cell table:formula="of:=ROUND([.J379]/[.I379])" office:value-type="float" office:value="203921" calcext:value-type="float">
            <text:p>2039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54314" calcext:value-type="float">
            <text:p>3254314</text:p>
          </table:table-cell>
          <table:table-cell table:formula="of:=ROUND([.B380]/[.A380])" office:value-type="float" office:value="39687" calcext:value-type="float">
            <text:p>3968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706582" calcext:value-type="float">
            <text:p>3706582</text:p>
          </table:table-cell>
          <table:table-cell table:formula="of:=ROUND([.F380]/[.E380])" office:value-type="float" office:value="45202" calcext:value-type="float">
            <text:p>4520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204753" calcext:value-type="float">
            <text:p>4204753</text:p>
          </table:table-cell>
          <table:table-cell table:formula="of:=ROUND([.J380]/[.I380])" office:value-type="float" office:value="51277" calcext:value-type="float">
            <text:p>512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68576" calcext:value-type="float">
            <text:p>1768576</text:p>
          </table:table-cell>
          <table:table-cell table:formula="of:=ROUND([.B381]/[.A381])" office:value-type="float" office:value="30493" calcext:value-type="float">
            <text:p>3049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60932" calcext:value-type="float">
            <text:p>1860932</text:p>
          </table:table-cell>
          <table:table-cell table:formula="of:=ROUND([.F381]/[.E381])" office:value-type="float" office:value="32085" calcext:value-type="float">
            <text:p>320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31715" calcext:value-type="float">
            <text:p>2031715</text:p>
          </table:table-cell>
          <table:table-cell table:formula="of:=ROUND([.J381]/[.I381])" office:value-type="float" office:value="35030" calcext:value-type="float">
            <text:p>350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7172" calcext:value-type="float">
            <text:p>917172</text:p>
          </table:table-cell>
          <table:table-cell table:formula="of:=ROUND([.B382]/[.A382])" office:value-type="float" office:value="57323" calcext:value-type="float">
            <text:p>573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425" calcext:value-type="float">
            <text:p>800425</text:p>
          </table:table-cell>
          <table:table-cell table:formula="of:=ROUND([.F382]/[.E382])" office:value-type="float" office:value="50027" calcext:value-type="float">
            <text:p>500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6362" calcext:value-type="float">
            <text:p>966362</text:p>
          </table:table-cell>
          <table:table-cell table:formula="of:=ROUND([.J382]/[.I382])" office:value-type="float" office:value="60398" calcext:value-type="float">
            <text:p>603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18295" calcext:value-type="float">
            <text:p>2318295</text:p>
          </table:table-cell>
          <table:table-cell table:formula="of:=ROUND([.B383]/[.A383])" office:value-type="float" office:value="29722" calcext:value-type="float">
            <text:p>297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39100" calcext:value-type="float">
            <text:p>3239100</text:p>
          </table:table-cell>
          <table:table-cell table:formula="of:=ROUND([.F383]/[.E383])" office:value-type="float" office:value="41527" calcext:value-type="float">
            <text:p>415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888860" calcext:value-type="float">
            <text:p>2888860</text:p>
          </table:table-cell>
          <table:table-cell table:formula="of:=ROUND([.J383]/[.I383])" office:value-type="float" office:value="37037" calcext:value-type="float">
            <text:p>37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394" calcext:value-type="float">
            <text:p>462394</text:p>
          </table:table-cell>
          <table:table-cell table:formula="of:=ROUND([.B384]/[.A384])" office:value-type="float" office:value="115599" calcext:value-type="float">
            <text:p>1155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9660" calcext:value-type="float">
            <text:p>359660</text:p>
          </table:table-cell>
          <table:table-cell table:formula="of:=ROUND([.F384]/[.E384])" office:value-type="float" office:value="89915" calcext:value-type="float">
            <text:p>899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4479" calcext:value-type="float">
            <text:p>394479</text:p>
          </table:table-cell>
          <table:table-cell table:formula="of:=ROUND([.J384]/[.I384])" office:value-type="float" office:value="98620" calcext:value-type="float">
            <text:p>98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4761" calcext:value-type="float">
            <text:p>694761</text:p>
          </table:table-cell>
          <table:table-cell table:formula="of:=ROUND([.B385]/[.A385])" office:value-type="float" office:value="173690" calcext:value-type="float">
            <text:p>1736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2352" calcext:value-type="float">
            <text:p>542352</text:p>
          </table:table-cell>
          <table:table-cell table:formula="of:=ROUND([.F385]/[.E385])" office:value-type="float" office:value="135588" calcext:value-type="float">
            <text:p>1355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7375" calcext:value-type="float">
            <text:p>517375</text:p>
          </table:table-cell>
          <table:table-cell table:formula="of:=ROUND([.J385]/[.I385])" office:value-type="float" office:value="129344" calcext:value-type="float">
            <text:p>129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7518" calcext:value-type="float">
            <text:p>547518</text:p>
          </table:table-cell>
          <table:table-cell table:formula="of:=ROUND([.B386]/[.A386])" office:value-type="float" office:value="91253" calcext:value-type="float">
            <text:p>91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87279" calcext:value-type="float">
            <text:p>487279</text:p>
          </table:table-cell>
          <table:table-cell table:formula="of:=ROUND([.F386]/[.E386])" office:value-type="float" office:value="81213" calcext:value-type="float">
            <text:p>812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5646" calcext:value-type="float">
            <text:p>495646</text:p>
          </table:table-cell>
          <table:table-cell table:formula="of:=ROUND([.J386]/[.I386])" office:value-type="float" office:value="82608" calcext:value-type="float">
            <text:p>82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7131" calcext:value-type="float">
            <text:p>777131</text:p>
          </table:table-cell>
          <table:table-cell table:formula="of:=ROUND([.B387]/[.A387])" office:value-type="float" office:value="59779" calcext:value-type="float">
            <text:p>597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99209" calcext:value-type="float">
            <text:p>899209</text:p>
          </table:table-cell>
          <table:table-cell table:formula="of:=ROUND([.F387]/[.E387])" office:value-type="float" office:value="69170" calcext:value-type="float">
            <text:p>6917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7101" calcext:value-type="float">
            <text:p>967101</text:p>
          </table:table-cell>
          <table:table-cell table:formula="of:=ROUND([.J387]/[.I387])" office:value-type="float" office:value="74392" calcext:value-type="float">
            <text:p>743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804235" calcext:value-type="float">
            <text:p>11804235</text:p>
          </table:table-cell>
          <table:table-cell table:formula="of:=ROUND([.B388]/[.A388])" office:value-type="float" office:value="29364" calcext:value-type="float">
            <text:p>29364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9813689" calcext:value-type="float">
            <text:p>9813689</text:p>
          </table:table-cell>
          <table:table-cell table:formula="of:=ROUND([.F388]/[.E388])" office:value-type="float" office:value="24412" calcext:value-type="float">
            <text:p>2441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0015870" calcext:value-type="float">
            <text:p>10015870</text:p>
          </table:table-cell>
          <table:table-cell table:formula="of:=ROUND([.J388]/[.I388])" office:value-type="float" office:value="24915" calcext:value-type="float">
            <text:p>249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77861" calcext:value-type="float">
            <text:p>3477861</text:p>
          </table:table-cell>
          <table:table-cell table:formula="of:=ROUND([.B389]/[.A389])" office:value-type="float" office:value="25202" calcext:value-type="float">
            <text:p>2520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502664" calcext:value-type="float">
            <text:p>5502664</text:p>
          </table:table-cell>
          <table:table-cell table:formula="of:=ROUND([.F389]/[.E389])" office:value-type="float" office:value="39874" calcext:value-type="float">
            <text:p>3987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841962" calcext:value-type="float">
            <text:p>4841962</text:p>
          </table:table-cell>
          <table:table-cell table:formula="of:=ROUND([.J389]/[.I389])" office:value-type="float" office:value="35087" calcext:value-type="float">
            <text:p>350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94336" calcext:value-type="float">
            <text:p>4694336</text:p>
          </table:table-cell>
          <table:table-cell table:formula="of:=ROUND([.B390]/[.A390])" office:value-type="float" office:value="30092" calcext:value-type="float">
            <text:p>3009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042495" calcext:value-type="float">
            <text:p>4042495</text:p>
          </table:table-cell>
          <table:table-cell table:formula="of:=ROUND([.F390]/[.E390])" office:value-type="float" office:value="25913" calcext:value-type="float">
            <text:p>2591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492840" calcext:value-type="float">
            <text:p>4492840</text:p>
          </table:table-cell>
          <table:table-cell table:formula="of:=ROUND([.J390]/[.I390])"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836261" calcext:value-type="float">
            <text:p>9836261</text:p>
          </table:table-cell>
          <table:table-cell table:formula="of:=ROUND([.B391]/[.A391])" office:value-type="float" office:value="38574" calcext:value-type="float">
            <text:p>3857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823907" calcext:value-type="float">
            <text:p>6823907</text:p>
          </table:table-cell>
          <table:table-cell table:formula="of:=ROUND([.F391]/[.E391])" office:value-type="float" office:value="26760" calcext:value-type="float">
            <text:p>2676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073015" calcext:value-type="float">
            <text:p>7073015</text:p>
          </table:table-cell>
          <table:table-cell table:formula="of:=ROUND([.J391]/[.I391])" office:value-type="float" office:value="27737" calcext:value-type="float">
            <text:p>277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33239" calcext:value-type="float">
            <text:p>1933239</text:p>
          </table:table-cell>
          <table:table-cell table:formula="of:=ROUND([.B392]/[.A392])" office:value-type="float" office:value="62363" calcext:value-type="float">
            <text:p>623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49267" calcext:value-type="float">
            <text:p>1249267</text:p>
          </table:table-cell>
          <table:table-cell table:formula="of:=ROUND([.F392]/[.E392])" office:value-type="float" office:value="40299" calcext:value-type="float">
            <text:p>402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40192" calcext:value-type="float">
            <text:p>1340192</text:p>
          </table:table-cell>
          <table:table-cell table:formula="of:=ROUND([.J392]/[.I392])" office:value-type="float" office:value="43232" calcext:value-type="float">
            <text:p>4323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588483" calcext:value-type="float">
            <text:p>12588483</text:p>
          </table:table-cell>
          <table:table-cell table:formula="of:=ROUND([.B393]/[.A393])" office:value-type="float" office:value="32528" calcext:value-type="float">
            <text:p>3252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9916793" calcext:value-type="float">
            <text:p>9916793</text:p>
          </table:table-cell>
          <table:table-cell table:formula="of:=ROUND([.F393]/[.E393])" office:value-type="float" office:value="25625" calcext:value-type="float">
            <text:p>25625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1191058" calcext:value-type="float">
            <text:p>11191058</text:p>
          </table:table-cell>
          <table:table-cell table:formula="of:=ROUND([.J393]/[.I393])" office:value-type="float" office:value="28917" calcext:value-type="float">
            <text:p>289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230220" calcext:value-type="float">
            <text:p>19230220</text:p>
          </table:table-cell>
          <table:table-cell table:formula="of:=ROUND([.B394]/[.A394])" office:value-type="float" office:value="26672" calcext:value-type="float">
            <text:p>26672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7110069" calcext:value-type="float">
            <text:p>17110069</text:p>
          </table:table-cell>
          <table:table-cell table:formula="of:=ROUND([.F394]/[.E394])" office:value-type="float" office:value="23731" calcext:value-type="float">
            <text:p>23731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7543393" calcext:value-type="float">
            <text:p>17543393</text:p>
          </table:table-cell>
          <table:table-cell table:formula="of:=ROUND([.J394]/[.I394])" office:value-type="float" office:value="24332" calcext:value-type="float">
            <text:p>243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028103" calcext:value-type="float">
            <text:p>12028103</text:p>
          </table:table-cell>
          <table:table-cell table:formula="of:=ROUND([.B395]/[.A395])" office:value-type="float" office:value="40635" calcext:value-type="float">
            <text:p>4063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8285431" calcext:value-type="float">
            <text:p>8285431</text:p>
          </table:table-cell>
          <table:table-cell table:formula="of:=ROUND([.F395]/[.E395])" office:value-type="float" office:value="27991" calcext:value-type="float">
            <text:p>2799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8947257" calcext:value-type="float">
            <text:p>8947257</text:p>
          </table:table-cell>
          <table:table-cell table:formula="of:=ROUND([.J395]/[.I395])" office:value-type="float" office:value="30227" calcext:value-type="float">
            <text:p>3022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829203" calcext:value-type="float">
            <text:p>23829203</text:p>
          </table:table-cell>
          <table:table-cell table:formula="of:=ROUND([.B396]/[.A396])" office:value-type="float" office:value="32959" calcext:value-type="float">
            <text:p>32959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2332294" calcext:value-type="float">
            <text:p>22332294</text:p>
          </table:table-cell>
          <table:table-cell table:formula="of:=ROUND([.F396]/[.E396])" office:value-type="float" office:value="30888" calcext:value-type="float">
            <text:p>3088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2673927" calcext:value-type="float">
            <text:p>22673927</text:p>
          </table:table-cell>
          <table:table-cell table:formula="of:=ROUND([.J396]/[.I396])" office:value-type="float" office:value="31361" calcext:value-type="float">
            <text:p>313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65660" calcext:value-type="float">
            <text:p>3865660</text:p>
          </table:table-cell>
          <table:table-cell table:formula="of:=ROUND([.B397]/[.A397])" office:value-type="float" office:value="27416" calcext:value-type="float">
            <text:p>2741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999149" calcext:value-type="float">
            <text:p>4999149</text:p>
          </table:table-cell>
          <table:table-cell table:formula="of:=ROUND([.F397]/[.E397])" office:value-type="float" office:value="35455" calcext:value-type="float">
            <text:p>3545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746460" calcext:value-type="float">
            <text:p>4746460</text:p>
          </table:table-cell>
          <table:table-cell table:formula="of:=ROUND([.J397]/[.I397])" office:value-type="float" office:value="33663" calcext:value-type="float">
            <text:p>336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340236" calcext:value-type="float">
            <text:p>14340236</text:p>
          </table:table-cell>
          <table:table-cell table:formula="of:=ROUND([.B398]/[.A398])" office:value-type="float" office:value="38757" calcext:value-type="float">
            <text:p>3875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2565258" calcext:value-type="float">
            <text:p>12565258</text:p>
          </table:table-cell>
          <table:table-cell table:formula="of:=ROUND([.F398]/[.E398])" office:value-type="float" office:value="33960" calcext:value-type="float">
            <text:p>3396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5409834" calcext:value-type="float">
            <text:p>15409834</text:p>
          </table:table-cell>
          <table:table-cell table:formula="of:=ROUND([.J398]/[.I398])" office:value-type="float" office:value="41648" calcext:value-type="float">
            <text:p>4164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271047" calcext:value-type="float">
            <text:p>21271047</text:p>
          </table:table-cell>
          <table:table-cell table:formula="of:=ROUND([.B399]/[.A399])" office:value-type="float" office:value="43146" calcext:value-type="float">
            <text:p>43146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1809628" calcext:value-type="float">
            <text:p>11809628</text:p>
          </table:table-cell>
          <table:table-cell table:formula="of:=ROUND([.F399]/[.E399])" office:value-type="float" office:value="23955" calcext:value-type="float">
            <text:p>23955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2547620" calcext:value-type="float">
            <text:p>12547620</text:p>
          </table:table-cell>
          <table:table-cell table:formula="of:=ROUND([.J399]/[.I399])" office:value-type="float" office:value="25452" calcext:value-type="float">
            <text:p>2545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495220" calcext:value-type="float">
            <text:p>15495220</text:p>
          </table:table-cell>
          <table:table-cell table:formula="of:=ROUND([.B400]/[.A400])" office:value-type="float" office:value="37070" calcext:value-type="float">
            <text:p>3707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2651771" calcext:value-type="float">
            <text:p>12651771</text:p>
          </table:table-cell>
          <table:table-cell table:formula="of:=ROUND([.F400]/[.E400])" office:value-type="float" office:value="30267" calcext:value-type="float">
            <text:p>30267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3539061" calcext:value-type="float">
            <text:p>13539061</text:p>
          </table:table-cell>
          <table:table-cell table:formula="of:=ROUND([.J400]/[.I400])" office:value-type="float" office:value="32390" calcext:value-type="float">
            <text:p>323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3866" calcext:value-type="float">
            <text:p>583866</text:p>
          </table:table-cell>
          <table:table-cell table:formula="of:=ROUND([.B401]/[.A401])" office:value-type="float" office:value="64874" calcext:value-type="float">
            <text:p>648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13337" calcext:value-type="float">
            <text:p>913337</text:p>
          </table:table-cell>
          <table:table-cell table:formula="of:=ROUND([.F401]/[.E401])" office:value-type="float" office:value="101482" calcext:value-type="float">
            <text:p>1014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28227" calcext:value-type="float">
            <text:p>728227</text:p>
          </table:table-cell>
          <table:table-cell table:formula="of:=ROUND([.J401]/[.I401])" office:value-type="float" office:value="80914" calcext:value-type="float">
            <text:p>809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6364" calcext:value-type="float">
            <text:p>1046364</text:p>
          </table:table-cell>
          <table:table-cell table:formula="of:=ROUND([.B402]/[.A402])" office:value-type="float" office:value="52318" calcext:value-type="float">
            <text:p>523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26276" calcext:value-type="float">
            <text:p>1726276</text:p>
          </table:table-cell>
          <table:table-cell table:formula="of:=ROUND([.F402]/[.E402])" office:value-type="float" office:value="86314" calcext:value-type="float">
            <text:p>863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46145" calcext:value-type="float">
            <text:p>1346145</text:p>
          </table:table-cell>
          <table:table-cell table:formula="of:=ROUND([.J402]/[.I402])" office:value-type="float" office:value="67307" calcext:value-type="float">
            <text:p>673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67667" calcext:value-type="float">
            <text:p>2067667</text:p>
          </table:table-cell>
          <table:table-cell table:formula="of:=ROUND([.B403]/[.A403])" office:value-type="float" office:value="33349" calcext:value-type="float">
            <text:p>3334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061161" calcext:value-type="float">
            <text:p>4061161</text:p>
          </table:table-cell>
          <table:table-cell table:formula="of:=ROUND([.F403]/[.E403])" office:value-type="float" office:value="65503" calcext:value-type="float">
            <text:p>655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157030" calcext:value-type="float">
            <text:p>3157030</text:p>
          </table:table-cell>
          <table:table-cell table:formula="of:=ROUND([.J403]/[.I403])" office:value-type="float" office:value="50920" calcext:value-type="float">
            <text:p>509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98339" calcext:value-type="float">
            <text:p>1898339</text:p>
          </table:table-cell>
          <table:table-cell table:formula="of:=ROUND([.B404]/[.A404])" office:value-type="float" office:value="146026" calcext:value-type="float">
            <text:p>1460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9292" calcext:value-type="float">
            <text:p>1249292</text:p>
          </table:table-cell>
          <table:table-cell table:formula="of:=ROUND([.F404]/[.E404])" office:value-type="float" office:value="96099" calcext:value-type="float">
            <text:p>960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8522" calcext:value-type="float">
            <text:p>988522</text:p>
          </table:table-cell>
          <table:table-cell table:formula="of:=ROUND([.J404]/[.I404])" office:value-type="float" office:value="76040" calcext:value-type="float">
            <text:p>7604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5719035" calcext:value-type="float">
            <text:p>45719035</text:p>
          </table:table-cell>
          <table:table-cell table:formula="of:=ROUND([.B405]/[.A405])" office:value-type="float" office:value="29534" calcext:value-type="float">
            <text:p>29534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74556280" calcext:value-type="float">
            <text:p>74556280</text:p>
          </table:table-cell>
          <table:table-cell table:formula="of:=ROUND([.F405]/[.E405])" office:value-type="float" office:value="48163" calcext:value-type="float">
            <text:p>48163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44724891" calcext:value-type="float">
            <text:p>44724891</text:p>
          </table:table-cell>
          <table:table-cell table:formula="of:=ROUND([.J405]/[.I405])" office:value-type="float" office:value="28892" calcext:value-type="float">
            <text:p>2889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666968" calcext:value-type="float">
            <text:p>26666968</text:p>
          </table:table-cell>
          <table:table-cell table:formula="of:=ROUND([.B406]/[.A406])" office:value-type="float" office:value="29829" calcext:value-type="float">
            <text:p>29829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30016219" calcext:value-type="float">
            <text:p>30016219</text:p>
          </table:table-cell>
          <table:table-cell table:formula="of:=ROUND([.F406]/[.E406])" office:value-type="float" office:value="33575" calcext:value-type="float">
            <text:p>33575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6197340" calcext:value-type="float">
            <text:p>26197340</text:p>
          </table:table-cell>
          <table:table-cell table:formula="of:=ROUND([.J406]/[.I406])" office:value-type="float" office:value="29304" calcext:value-type="float">
            <text:p>293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386475" calcext:value-type="float">
            <text:p>5386475</text:p>
          </table:table-cell>
          <table:table-cell table:formula="of:=ROUND([.B407]/[.A407])" office:value-type="float" office:value="26022" calcext:value-type="float">
            <text:p>2602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9646762" calcext:value-type="float">
            <text:p>9646762</text:p>
          </table:table-cell>
          <table:table-cell table:formula="of:=ROUND([.F407]/[.E407])" office:value-type="float" office:value="46603" calcext:value-type="float">
            <text:p>4660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095483" calcext:value-type="float">
            <text:p>11095483</text:p>
          </table:table-cell>
          <table:table-cell table:formula="of:=ROUND([.J407]/[.I407])" office:value-type="float" office:value="53601" calcext:value-type="float">
            <text:p>536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01202" calcext:value-type="float">
            <text:p>3501202</text:p>
          </table:table-cell>
          <table:table-cell table:formula="of:=ROUND([.B408]/[.A408])" office:value-type="float" office:value="19028" calcext:value-type="float">
            <text:p>1902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722827" calcext:value-type="float">
            <text:p>6722827</text:p>
          </table:table-cell>
          <table:table-cell table:formula="of:=ROUND([.F408]/[.E408])" office:value-type="float" office:value="36537" calcext:value-type="float">
            <text:p>365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339554" calcext:value-type="float">
            <text:p>6339554</text:p>
          </table:table-cell>
          <table:table-cell table:formula="of:=ROUND([.J408]/[.I408])" office:value-type="float" office:value="34454" calcext:value-type="float">
            <text:p>344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754458" calcext:value-type="float">
            <text:p>4754458</text:p>
          </table:table-cell>
          <table:table-cell table:formula="of:=ROUND([.B409]/[.A409])" office:value-type="float" office:value="15796" calcext:value-type="float">
            <text:p>1579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0372786" calcext:value-type="float">
            <text:p>10372786</text:p>
          </table:table-cell>
          <table:table-cell table:formula="of:=ROUND([.F409]/[.E409])" office:value-type="float" office:value="34461" calcext:value-type="float">
            <text:p>3446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8512029" calcext:value-type="float">
            <text:p>8512029</text:p>
          </table:table-cell>
          <table:table-cell table:formula="of:=ROUND([.J409]/[.I409])" office:value-type="float" office:value="28279" calcext:value-type="float">
            <text:p>282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96255" calcext:value-type="float">
            <text:p>5996255</text:p>
          </table:table-cell>
          <table:table-cell table:formula="of:=ROUND([.B410]/[.A410])" office:value-type="float" office:value="19790" calcext:value-type="float">
            <text:p>19790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1817639" calcext:value-type="float">
            <text:p>11817639</text:p>
          </table:table-cell>
          <table:table-cell table:formula="of:=ROUND([.F410]/[.E410])" office:value-type="float" office:value="39002" calcext:value-type="float">
            <text:p>39002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7813697" calcext:value-type="float">
            <text:p>7813697</text:p>
          </table:table-cell>
          <table:table-cell table:formula="of:=ROUND([.J410]/[.I410])" office:value-type="float" office:value="25788" calcext:value-type="float">
            <text:p>257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01421" calcext:value-type="float">
            <text:p>3701421</text:p>
          </table:table-cell>
          <table:table-cell table:formula="of:=ROUND([.B411]/[.A411])" office:value-type="float" office:value="38556" calcext:value-type="float">
            <text:p>385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107480" calcext:value-type="float">
            <text:p>5107480</text:p>
          </table:table-cell>
          <table:table-cell table:formula="of:=ROUND([.F411]/[.E411])" office:value-type="float" office:value="53203" calcext:value-type="float">
            <text:p>532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379820" calcext:value-type="float">
            <text:p>4379820</text:p>
          </table:table-cell>
          <table:table-cell table:formula="of:=ROUND([.J411]/[.I411])" office:value-type="float" office:value="45623" calcext:value-type="float">
            <text:p>45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7521" calcext:value-type="float">
            <text:p>1317521</text:p>
          </table:table-cell>
          <table:table-cell table:formula="of:=ROUND([.B412]/[.A412])" office:value-type="float" office:value="439174" calcext:value-type="float">
            <text:p>439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74389" calcext:value-type="float">
            <text:p>1074389</text:p>
          </table:table-cell>
          <table:table-cell table:formula="of:=ROUND([.F412]/[.E412])" office:value-type="float" office:value="358130" calcext:value-type="float">
            <text:p>3581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0315" calcext:value-type="float">
            <text:p>1080315</text:p>
          </table:table-cell>
          <table:table-cell table:formula="of:=ROUND([.J412]/[.I412])" office:value-type="float" office:value="360105" calcext:value-type="float">
            <text:p>360105</text:p>
          </table:table-cell>
        </table:table-row>
        <table:table-row table:style-name="ro1">
          <table:table-cell table:number-columns-repeated="2"/>
          <table:table-cell table:formula="of:=AVERAGE([.C2:.C412])" office:value-type="float" office:value="85834.2116788321" calcext:value-type="float">
            <text:p>85834,2116788321</text:p>
          </table:table-cell>
          <table:table-cell table:number-columns-repeated="3"/>
          <table:table-cell table:formula="of:=AVERAGE([.G2:.G412])" office:value-type="float" office:value="74806.0875912409" calcext:value-type="float">
            <text:p>74806,0875912409</text:p>
          </table:table-cell>
          <table:table-cell table:number-columns-repeated="3"/>
          <table:table-cell table:formula="of:=AVERAGE([.K2:.K412])" office:value-type="float" office:value="73143.3333333333" calcext:value-type="float">
            <text:p>73143,3333333333</text:p>
          </table:table-cell>
        </table:table-row>
        <table:table-row table:style-name="ro1">
          <table:table-cell table:number-columns-repeated="6"/>
          <table:table-cell table:style-name="ce1" table:formula="of:=[.G413]/[.$C413]" office:value-type="percentage" office:value="0.8715183156938" calcext:value-type="percentage">
            <text:p>87,15 %</text:p>
          </table:table-cell>
          <table:table-cell table:number-columns-repeated="3"/>
          <table:table-cell table:style-name="ce1" table:formula="of:=[.K413]/[.$C413]" office:value-type="percentage" office:value="0.852146619660415" calcext:value-type="percentage">
            <text:p>85,21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 style:data-style-name="N2" text:time-value="16:29:53.2985102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24:57.447917504</meta:creation-date>
    <dc:date>2017-04-29T16:31:49.619559252</dc:date>
    <meta:editing-duration>PT7M26S</meta:editing-duration>
    <meta:editing-cycles>5</meta:editing-cycles>
    <meta:generator>LibreOffice/5.2.2.2$Linux_X86_64 LibreOffice_project/20m0$Build-2</meta:generator>
    <meta:document-statistic meta:table-count="1" meta:cell-count="3707" meta:object-count="0"/>
  </office:meta>
</office:document-meta>
</file>